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263714" calcext:value-type="float">
            <text:p>0.03263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5234945" calcext:value-type="float">
            <text:p>0.0652349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782017" calcext:value-type="float">
            <text:p>0.097820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041352" calcext:value-type="float">
            <text:p>0.130413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3031115" calcext:value-type="float">
            <text:p>0.1630311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5685395" calcext:value-type="float">
            <text:p>0.1956853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8385815" calcext:value-type="float">
            <text:p>0.2283858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61139395" calcext:value-type="float">
            <text:p>0.2611393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3951205" calcext:value-type="float">
            <text:p>0.2939512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2682475" calcext:value-type="float">
            <text:p>0.326824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59762285" calcext:value-type="float">
            <text:p>0.3597622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92765045" calcext:value-type="float">
            <text:p>0.3927650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25833395" calcext:value-type="float">
            <text:p>0.42583339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58966925" calcext:value-type="float">
            <text:p>0.4589669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9216454" calcext:value-type="float">
            <text:p>0.492164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2542452" calcext:value-type="float">
            <text:p>0.525424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58744655" calcext:value-type="float">
            <text:p>0.55874465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92122405" calcext:value-type="float">
            <text:p>0.5921224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25555135" calcext:value-type="float">
            <text:p>0.6255551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5904036" calcext:value-type="float">
            <text:p>0.659040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92576" calcext:value-type="float">
            <text:p>0.6925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2616059" calcext:value-type="float">
            <text:p>0.7261605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5979338" calcext:value-type="float">
            <text:p>0.759793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93474355" calcext:value-type="float">
            <text:p>0.79347435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2720407" calcext:value-type="float">
            <text:p>0.827204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60983385" calcext:value-type="float">
            <text:p>0.86098338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89481311" calcext:value-type="float">
            <text:p>0.894813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28693605" calcext:value-type="float">
            <text:p>0.9286936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262441" calcext:value-type="float">
            <text:p>0.96262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6603955" calcext:value-type="float">
            <text:p>0.9966039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30629405" calcext:value-type="float">
            <text:p>1.0306294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6469667" calcext:value-type="float">
            <text:p>1.064696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098800555" calcext:value-type="float">
            <text:p>1.09880055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3293504" calcext:value-type="float">
            <text:p>1.132935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6709366" calcext:value-type="float">
            <text:p>1.167093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01269895" calcext:value-type="float">
            <text:p>1.2012698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3545752" calcext:value-type="float">
            <text:p>1.235457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69650915" calcext:value-type="float">
            <text:p>1.2696509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03845235" calcext:value-type="float">
            <text:p>1.3038452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38036455" calcext:value-type="float">
            <text:p>1.33803645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7222134" calcext:value-type="float">
            <text:p>1.372221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06397285" calcext:value-type="float">
            <text:p>1.40639728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4056211" calcext:value-type="float">
            <text:p>1.4405621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74713825" calcext:value-type="float">
            <text:p>1.4747138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08850415" calcext:value-type="float">
            <text:p>1.50885041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4296966" calcext:value-type="float">
            <text:p>1.5429696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77069015" calcext:value-type="float">
            <text:p>1.57706901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11145555" calcext:value-type="float">
            <text:p>1.61114555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45196005" calcext:value-type="float">
            <text:p>1.6451960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7921683" calcext:value-type="float">
            <text:p>1.6792168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1320437" calcext:value-type="float">
            <text:p>1.7132043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47154995" calcext:value-type="float">
            <text:p>1.74715499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81065275" calcext:value-type="float">
            <text:p>1.7810652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1493209" calcext:value-type="float">
            <text:p>1.8149320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48752705" calcext:value-type="float">
            <text:p>1.84875270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8252475" calcext:value-type="float">
            <text:p>1.882524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16246125" calcext:value-type="float">
            <text:p>1.9162461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4991481" calcext:value-type="float">
            <text:p>1.9499148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83528625" calcext:value-type="float">
            <text:p>1.9835286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1708498" calcext:value-type="float">
            <text:p>2.0170849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5058068" calcext:value-type="float">
            <text:p>2.0505806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84011785" calcext:value-type="float">
            <text:p>2.08401178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17373655" calcext:value-type="float">
            <text:p>2.1173736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5066115" calcext:value-type="float">
            <text:p>2.150661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83869" calcext:value-type="float">
            <text:p>2.18386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16992315" calcext:value-type="float">
            <text:p>2.21699231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50027205" calcext:value-type="float">
            <text:p>2.25002720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8297139" calcext:value-type="float">
            <text:p>2.2829713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1582475" calcext:value-type="float">
            <text:p>2.315824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48589715" calcext:value-type="float">
            <text:p>2.34858971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38127144" calcext:value-type="float">
            <text:p>2.3812714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1387774" calcext:value-type="float">
            <text:p>2.413877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464188" calcext:value-type="float">
            <text:p>2.446418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4789067" calcext:value-type="float">
            <text:p>2.47890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1135482" calcext:value-type="float">
            <text:p>2.5113548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43777265" calcext:value-type="float">
            <text:p>2.5437772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57618838" calcext:value-type="float">
            <text:p>2.576188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08602415" calcext:value-type="float">
            <text:p>2.60860241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41033495" calcext:value-type="float">
            <text:p>2.64103349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73495915" calcext:value-type="float">
            <text:p>2.6734959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0600499" calcext:value-type="float">
            <text:p>2.7060049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3857884" calcext:value-type="float">
            <text:p>2.738578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771242375" calcext:value-type="float">
            <text:p>2.77124237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04037655" calcext:value-type="float">
            <text:p>2.80403765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837059" calcext:value-type="float">
            <text:p>2.83705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87064997" calcext:value-type="float">
            <text:p>2.8706499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17496955" calcext:value-type="float">
            <text:p>2.91749695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948767935" calcext:value-type="float">
            <text:p>2.94876793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98076286" calcext:value-type="float">
            <text:p>2.9807628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13008165" calcext:value-type="float">
            <text:p>3.01300816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04538891" calcext:value-type="float">
            <text:p>3.045388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077856105" calcext:value-type="float">
            <text:p>3.0778561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10382035" calcext:value-type="float">
            <text:p>3.11038203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142948415" calcext:value-type="float">
            <text:p>3.1429484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17554248" calcext:value-type="float">
            <text:p>3.1755424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20815559" calcext:value-type="float">
            <text:p>3.2081555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240782715" calcext:value-type="float">
            <text:p>3.2407827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27342215" calcext:value-type="float">
            <text:p>3.2734221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306075235" calcext:value-type="float">
            <text:p>3.3060752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3874591" calcext:value-type="float">
            <text:p>3.3387459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37144012" calcext:value-type="float">
            <text:p>3.3714401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04165095" calcext:value-type="float">
            <text:p>3.40416509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43692857" calcext:value-type="float">
            <text:p>3.4369285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46973804" calcext:value-type="float">
            <text:p>3.469738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50260013" calcext:value-type="float">
            <text:p>3.5026001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535520125" calcext:value-type="float">
            <text:p>3.53552012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56850171" calcext:value-type="float">
            <text:p>3.5685017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601546955" calcext:value-type="float">
            <text:p>3.60154695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63465646" calcext:value-type="float">
            <text:p>3.6346564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66782968" calcext:value-type="float">
            <text:p>3.6678296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701065305" calcext:value-type="float">
            <text:p>3.7010653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73436168" calcext:value-type="float">
            <text:p>3.7343616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76771719" calcext:value-type="float">
            <text:p>3.7677171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80113051" calcext:value-type="float">
            <text:p>3.8011305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83460078" calcext:value-type="float">
            <text:p>3.8346007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8681276" calcext:value-type="float">
            <text:p>3.86812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90171092" calcext:value-type="float">
            <text:p>3.9017109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935350825" calcext:value-type="float">
            <text:p>3.93535082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96904727" calcext:value-type="float">
            <text:p>3.9690472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0279979" calcext:value-type="float">
            <text:p>4.0027997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03660726" calcext:value-type="float">
            <text:p>4.0366072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07046772" calcext:value-type="float">
            <text:p>4.070467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104378305" calcext:value-type="float">
            <text:p>4.10437830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13833528" calcext:value-type="float">
            <text:p>4.1383352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172334165" calcext:value-type="float">
            <text:p>4.1723341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06369945" calcext:value-type="float">
            <text:p>4.2063699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24043732" calcext:value-type="float">
            <text:p>4.240437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27453098" calcext:value-type="float">
            <text:p>4.2745309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08645825" calcext:value-type="float">
            <text:p>4.3086458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342777145" calcext:value-type="float">
            <text:p>4.34277714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376920695" calcext:value-type="float">
            <text:p>4.37692069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11072705" calcext:value-type="float">
            <text:p>4.41107270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44522977" calcext:value-type="float">
            <text:p>4.4452297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479388685" calcext:value-type="float">
            <text:p>4.47938868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13546235" calcext:value-type="float">
            <text:p>4.5135462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547698975" calcext:value-type="float">
            <text:p>4.54769897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581843035" calcext:value-type="float">
            <text:p>4.58184303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1597401" calcext:value-type="float">
            <text:p>4.6159740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65008692" calcext:value-type="float">
            <text:p>4.6500869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684176305" calcext:value-type="float">
            <text:p>4.68417630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1823638" calcext:value-type="float">
            <text:p>4.7182363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752261305" calcext:value-type="float">
            <text:p>4.75226130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786245495" calcext:value-type="float">
            <text:p>4.78624549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20183935" calcext:value-type="float">
            <text:p>4.82018393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854072465" calcext:value-type="float">
            <text:p>4.8540724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88790801" calcext:value-type="float">
            <text:p>4.8879080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21688685" calcext:value-type="float">
            <text:p>4.92168868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9554138" calcext:value-type="float">
            <text:p>4.955413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989083735" calcext:value-type="float">
            <text:p>4.98908373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22699705" calcext:value-type="float">
            <text:p>5.0226997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05626341" calcext:value-type="float">
            <text:p>5.056263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08977665" calcext:value-type="float">
            <text:p>5.089776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23240875" calcext:value-type="float">
            <text:p>5.12324087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156656765" calcext:value-type="float">
            <text:p>5.15665676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190023855" calcext:value-type="float">
            <text:p>5.1900238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23340235" calcext:value-type="float">
            <text:p>5.22334023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256602405" calcext:value-type="float">
            <text:p>5.25660240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289805245" calcext:value-type="float">
            <text:p>5.28980524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229422" calcext:value-type="float">
            <text:p>5.322942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35600561" calcext:value-type="float">
            <text:p>5.356005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38898721" calcext:value-type="float">
            <text:p>5.3889872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2187873" calcext:value-type="float">
            <text:p>5.4218787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454672565" calcext:value-type="float">
            <text:p>5.4546725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487362425" calcext:value-type="float">
            <text:p>5.48736242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19943905" calcext:value-type="float">
            <text:p>5.51994390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552414905" calcext:value-type="float">
            <text:p>5.55241490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584775845" calcext:value-type="float">
            <text:p>5.58477584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1702969" calcext:value-type="float">
            <text:p>5.617029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64918172" calcext:value-type="float">
            <text:p>5.6491817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68123914" calcext:value-type="float">
            <text:p>5.6812391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1321051" calcext:value-type="float">
            <text:p>5.7132105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74510504" calcext:value-type="float">
            <text:p>5.7451050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77693168" calcext:value-type="float">
            <text:p>5.7769316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0869793" calcext:value-type="float">
            <text:p>5.8086979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84040798" calcext:value-type="float">
            <text:p>5.8404079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872059225" calcext:value-type="float">
            <text:p>5.87205922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0363413" calcext:value-type="float">
            <text:p>5.9036341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.93507537" calcext:value-type="float">
            <text:p>5.9350753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.966168825" calcext:value-type="float">
            <text:p>5.96616882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.99466343" calcext:value-type="float">
            <text:p>5.9946634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028455165" calcext:value-type="float">
            <text:p>6.02845516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06124899" calcext:value-type="float">
            <text:p>6.0612489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0938348" calcext:value-type="float">
            <text:p>6.093834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12635802" calcext:value-type="float">
            <text:p>6.1263580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158870835" calcext:value-type="float">
            <text:p>6.15887083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19139721" calcext:value-type="float">
            <text:p>6.1913972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2239494" calcext:value-type="float">
            <text:p>6.223949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256533865" calcext:value-type="float">
            <text:p>6.25653386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289153965" calcext:value-type="float">
            <text:p>6.28915396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321811345" calcext:value-type="float">
            <text:p>6.32181134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35450674" calcext:value-type="float">
            <text:p>6.3545067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38724045" calcext:value-type="float">
            <text:p>6.3872404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42001261" calcext:value-type="float">
            <text:p>6.4200126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452823365" calcext:value-type="float">
            <text:p>6.45282336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485672955" calcext:value-type="float">
            <text:p>6.48567295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51856178" calcext:value-type="float">
            <text:p>6.5185617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551490445" calcext:value-type="float">
            <text:p>6.55149044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584459845" calcext:value-type="float">
            <text:p>6.58445984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617471225" calcext:value-type="float">
            <text:p>6.6174712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27428" calcext:value-type="float">
            <text:p>6.527428</text:p>
          </table:table-cell>
          <table:table-cell office:value-type="float" office:value="6.65052625" calcext:value-type="float">
            <text:p>6.65052625</text:p>
          </table:table-cell>
          <table:table-cell table:formula="of:=POWER([.C201]-6.75;2)" office:value-type="float" office:value="0.00989502693906242" calcext:value-type="float">
            <text:p>0.0098950269</text:p>
          </table:table-cell>
          <table:table-cell table:formula="of:=SQRT(SUM([.D201:.D300])/100)" office:value-type="float" office:value="0.0967063671812367" calcext:value-type="float">
            <text:p>0.09670636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19561" calcext:value-type="float">
            <text:p>6.519561</text:p>
          </table:table-cell>
          <table:table-cell office:value-type="float" office:value="6.65098994" calcext:value-type="float">
            <text:p>6.65098994</text:p>
          </table:table-cell>
          <table:table-cell table:formula="of:=POWER([.C202]-6.75;2)" office:value-type="float" office:value="0.00980299198120367" calcext:value-type="float">
            <text:p>0.0098029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17045" calcext:value-type="float">
            <text:p>6.517045</text:p>
          </table:table-cell>
          <table:table-cell office:value-type="float" office:value="6.651541445" calcext:value-type="float">
            <text:p>6.651541445</text:p>
          </table:table-cell>
          <table:table-cell table:formula="of:=POWER([.C203]-6.75;2)" office:value-type="float" office:value="0.00969408705268796" calcext:value-type="float">
            <text:p>0.009694087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51867" calcext:value-type="float">
            <text:p>6.51867</text:p>
          </table:table-cell>
          <table:table-cell office:value-type="float" office:value="6.652157165" calcext:value-type="float">
            <text:p>6.652157165</text:p>
          </table:table-cell>
          <table:table-cell table:formula="of:=POWER([.C204]-6.75;2)" office:value-type="float" office:value="0.00957322036083719" calcext:value-type="float">
            <text:p>0.009573220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23519" calcext:value-type="float">
            <text:p>6.523519</text:p>
          </table:table-cell>
          <table:table-cell office:value-type="float" office:value="6.65281996" calcext:value-type="float">
            <text:p>6.65281996</text:p>
          </table:table-cell>
          <table:table-cell table:formula="of:=POWER([.C205]-6.75;2)" office:value-type="float" office:value="0.00944396017440152" calcext:value-type="float">
            <text:p>0.009443960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30856" calcext:value-type="float">
            <text:p>6.530856</text:p>
          </table:table-cell>
          <table:table-cell office:value-type="float" office:value="6.65351751" calcext:value-type="float">
            <text:p>6.65351751</text:p>
          </table:table-cell>
          <table:table-cell table:formula="of:=POWER([.C206]-6.75;2)" office:value-type="float" office:value="0.00930887087660003" calcext:value-type="float">
            <text:p>0.009308870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40084" calcext:value-type="float">
            <text:p>6.540084</text:p>
          </table:table-cell>
          <table:table-cell office:value-type="float" office:value="6.65424118" calcext:value-type="float">
            <text:p>6.65424118</text:p>
          </table:table-cell>
          <table:table-cell table:formula="of:=POWER([.C207]-6.75;2)" office:value-type="float" office:value="0.00916975160779247" calcext:value-type="float">
            <text:p>0.009169751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50716" calcext:value-type="float">
            <text:p>6.550716</text:p>
          </table:table-cell>
          <table:table-cell office:value-type="float" office:value="6.654985045" calcext:value-type="float">
            <text:p>6.654985045</text:p>
          </table:table-cell>
          <table:table-cell table:formula="of:=POWER([.C208]-6.75;2)" office:value-type="float" office:value="0.00902784167365201" calcext:value-type="float">
            <text:p>0.009027841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62362" calcext:value-type="float">
            <text:p>6.562362</text:p>
          </table:table-cell>
          <table:table-cell office:value-type="float" office:value="6.655745045" calcext:value-type="float">
            <text:p>6.655745045</text:p>
          </table:table-cell>
          <table:table-cell table:formula="of:=POWER([.C209]-6.75;2)" office:value-type="float" office:value="0.00888399654205207" calcext:value-type="float">
            <text:p>0.008883996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74709" calcext:value-type="float">
            <text:p>6.574709</text:p>
          </table:table-cell>
          <table:table-cell office:value-type="float" office:value="6.656518185" calcext:value-type="float">
            <text:p>6.656518185</text:p>
          </table:table-cell>
          <table:table-cell table:formula="of:=POWER([.C210]-6.75;2)" office:value-type="float" office:value="0.00873884973569416" calcext:value-type="float">
            <text:p>0.008738849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87507" calcext:value-type="float">
            <text:p>6.587507</text:p>
          </table:table-cell>
          <table:table-cell office:value-type="float" office:value="6.657301905" calcext:value-type="float">
            <text:p>6.657301905</text:p>
          </table:table-cell>
          <table:table-cell table:formula="of:=POWER([.C211]-6.75;2)" office:value-type="float" office:value="0.00859293681662907" calcext:value-type="float">
            <text:p>0.008592936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00552" calcext:value-type="float">
            <text:p>6.600552</text:p>
          </table:table-cell>
          <table:table-cell office:value-type="float" office:value="6.65809357" calcext:value-type="float">
            <text:p>6.65809357</text:p>
          </table:table-cell>
          <table:table-cell table:formula="of:=POWER([.C212]-6.75;2)" office:value-type="float" office:value="0.00844679187534488" calcext:value-type="float">
            <text:p>0.008446791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1367" calcext:value-type="float">
            <text:p>6.61367</text:p>
          </table:table-cell>
          <table:table-cell office:value-type="float" office:value="6.65889014" calcext:value-type="float">
            <text:p>6.65889014</text:p>
          </table:table-cell>
          <table:table-cell table:formula="of:=POWER([.C213]-6.75;2)" office:value-type="float" office:value="0.00830100658921952" calcext:value-type="float">
            <text:p>0.008301006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26706" calcext:value-type="float">
            <text:p>6.626706</text:p>
          </table:table-cell>
          <table:table-cell office:value-type="float" office:value="6.65968805" calcext:value-type="float">
            <text:p>6.65968805</text:p>
          </table:table-cell>
          <table:table-cell table:formula="of:=POWER([.C214]-6.75;2)" office:value-type="float" office:value="0.00815624831280255" calcext:value-type="float">
            <text:p>0.008156248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39523" calcext:value-type="float">
            <text:p>6.639523</text:p>
          </table:table-cell>
          <table:table-cell office:value-type="float" office:value="6.660483225" calcext:value-type="float">
            <text:p>6.660483225</text:p>
          </table:table-cell>
          <table:table-cell table:formula="of:=POWER([.C215]-6.75;2)" office:value-type="float" office:value="0.0080132530064006" calcext:value-type="float">
            <text:p>0.00801325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51996" calcext:value-type="float">
            <text:p>6.651996</text:p>
          </table:table-cell>
          <table:table-cell office:value-type="float" office:value="6.661271205" calcext:value-type="float">
            <text:p>6.661271205</text:p>
          </table:table-cell>
          <table:table-cell table:formula="of:=POWER([.C216]-6.75;2)" office:value-type="float" office:value="0.00787279906215198" calcext:value-type="float">
            <text:p>0.007872799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64027" calcext:value-type="float">
            <text:p>6.664027</text:p>
          </table:table-cell>
          <table:table-cell office:value-type="float" office:value="6.662047375" calcext:value-type="float">
            <text:p>6.662047375</text:p>
          </table:table-cell>
          <table:table-cell table:formula="of:=POWER([.C217]-6.75;2)" office:value-type="float" office:value="0.00773566424439059" calcext:value-type="float">
            <text:p>0.007735664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7555" calcext:value-type="float">
            <text:p>6.67555</text:p>
          </table:table-cell>
          <table:table-cell office:value-type="float" office:value="6.66280713" calcext:value-type="float">
            <text:p>6.66280713</text:p>
          </table:table-cell>
          <table:table-cell table:formula="of:=POWER([.C218]-6.75;2)" office:value-type="float" office:value="0.0076025965788369" calcext:value-type="float">
            <text:p>0.007602596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86546" calcext:value-type="float">
            <text:p>6.686546</text:p>
          </table:table-cell>
          <table:table-cell office:value-type="float" office:value="6.663546045" calcext:value-type="float">
            <text:p>6.663546045</text:p>
          </table:table-cell>
          <table:table-cell table:formula="of:=POWER([.C219]-6.75;2)" office:value-type="float" office:value="0.00747428633514196" calcext:value-type="float">
            <text:p>0.007474286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97045" calcext:value-type="float">
            <text:p>6.697045</text:p>
          </table:table-cell>
          <table:table-cell office:value-type="float" office:value="6.6642599" calcext:value-type="float">
            <text:p>6.6642599</text:p>
          </table:table-cell>
          <table:table-cell table:formula="of:=POWER([.C220]-6.75;2)" office:value-type="float" office:value="0.00735136474800996" calcext:value-type="float">
            <text:p>0.00735136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07128" calcext:value-type="float">
            <text:p>6.707128</text:p>
          </table:table-cell>
          <table:table-cell office:value-type="float" office:value="6.664944665" calcext:value-type="float">
            <text:p>6.664944665</text:p>
          </table:table-cell>
          <table:table-cell table:formula="of:=POWER([.C221]-6.75;2)" office:value-type="float" office:value="0.0072344100119622" calcext:value-type="float">
            <text:p>0.007234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16918" calcext:value-type="float">
            <text:p>6.716918</text:p>
          </table:table-cell>
          <table:table-cell office:value-type="float" office:value="6.6655964" calcext:value-type="float">
            <text:p>6.6655964</text:p>
          </table:table-cell>
          <table:table-cell table:formula="of:=POWER([.C222]-6.75;2)" office:value-type="float" office:value="0.00712396769295999" calcext:value-type="float">
            <text:p>0.007123967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26558" calcext:value-type="float">
            <text:p>6.726558</text:p>
          </table:table-cell>
          <table:table-cell office:value-type="float" office:value="6.66621111" calcext:value-type="float">
            <text:p>6.66621111</text:p>
          </table:table-cell>
          <table:table-cell table:formula="of:=POWER([.C223]-6.75;2)" office:value-type="float" office:value="0.00702057808743212" calcext:value-type="float">
            <text:p>0.007020578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36195" calcext:value-type="float">
            <text:p>6.736195</text:p>
          </table:table-cell>
          <table:table-cell office:value-type="float" office:value="6.666784655" calcext:value-type="float">
            <text:p>6.666784655</text:p>
          </table:table-cell>
          <table:table-cell table:formula="of:=POWER([.C224]-6.75;2)" office:value-type="float" office:value="0.00692479364346905" calcext:value-type="float">
            <text:p>0.006924793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45943" calcext:value-type="float">
            <text:p>6.745943</text:p>
          </table:table-cell>
          <table:table-cell office:value-type="float" office:value="6.667312705" calcext:value-type="float">
            <text:p>6.667312705</text:p>
          </table:table-cell>
          <table:table-cell table:formula="of:=POWER([.C225]-6.75;2)" office:value-type="float" office:value="0.00683718875441694" calcext:value-type="float">
            <text:p>0.00683718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55863" calcext:value-type="float">
            <text:p>6.755863</text:p>
          </table:table-cell>
          <table:table-cell office:value-type="float" office:value="6.667790835" calcext:value-type="float">
            <text:p>6.667790835</text:p>
          </table:table-cell>
          <table:table-cell table:formula="of:=POWER([.C226]-6.75;2)" office:value-type="float" office:value="0.00675834680999724" calcext:value-type="float">
            <text:p>0.00675834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65945" calcext:value-type="float">
            <text:p>6.765945</text:p>
          </table:table-cell>
          <table:table-cell office:value-type="float" office:value="6.66821472" calcext:value-type="float">
            <text:p>6.66821472</text:p>
          </table:table-cell>
          <table:table-cell table:formula="of:=POWER([.C227]-6.75;2)" office:value-type="float" office:value="0.00668883202467841" calcext:value-type="float">
            <text:p>0.0066888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76099" calcext:value-type="float">
            <text:p>6.776099</text:p>
          </table:table-cell>
          <table:table-cell office:value-type="float" office:value="6.66858044" calcext:value-type="float">
            <text:p>6.66858044</text:p>
          </table:table-cell>
          <table:table-cell table:formula="of:=POWER([.C228]-6.75;2)" office:value-type="float" office:value="0.00662914475059354" calcext:value-type="float">
            <text:p>0.006629144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86161" calcext:value-type="float">
            <text:p>6.786161</text:p>
          </table:table-cell>
          <table:table-cell office:value-type="float" office:value="6.668884835" calcext:value-type="float">
            <text:p>6.668884835</text:p>
          </table:table-cell>
          <table:table-cell table:formula="of:=POWER([.C229]-6.75;2)" office:value-type="float" office:value="0.00657966999297721" calcext:value-type="float">
            <text:p>0.006579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95909" calcext:value-type="float">
            <text:p>6.795909</text:p>
          </table:table-cell>
          <table:table-cell office:value-type="float" office:value="6.66912584" calcext:value-type="float">
            <text:p>6.66912584</text:p>
          </table:table-cell>
          <table:table-cell table:formula="of:=POWER([.C230]-6.75;2)" office:value-type="float" office:value="0.00654062975570568" calcext:value-type="float">
            <text:p>0.006540629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0509" calcext:value-type="float">
            <text:p>6.80509</text:p>
          </table:table-cell>
          <table:table-cell office:value-type="float" office:value="6.66930275" calcext:value-type="float">
            <text:p>6.66930275</text:p>
          </table:table-cell>
          <table:table-cell table:formula="of:=POWER([.C231]-6.75;2)" office:value-type="float" office:value="0.00651204615756251" calcext:value-type="float">
            <text:p>0.00651204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13453" calcext:value-type="float">
            <text:p>6.813453</text:p>
          </table:table-cell>
          <table:table-cell office:value-type="float" office:value="6.66941635" calcext:value-type="float">
            <text:p>6.66941635</text:p>
          </table:table-cell>
          <table:table-cell table:formula="of:=POWER([.C232]-6.75;2)" office:value-type="float" office:value="0.00649372464732256" calcext:value-type="float">
            <text:p>0.006493724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20777" calcext:value-type="float">
            <text:p>6.820777</text:p>
          </table:table-cell>
          <table:table-cell office:value-type="float" office:value="6.66946885" calcext:value-type="float">
            <text:p>6.66946885</text:p>
          </table:table-cell>
          <table:table-cell table:formula="of:=POWER([.C233]-6.75;2)" office:value-type="float" office:value="0.00648526612032245" calcext:value-type="float">
            <text:p>0.006485266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26897" calcext:value-type="float">
            <text:p>6.826897</text:p>
          </table:table-cell>
          <table:table-cell office:value-type="float" office:value="6.669463675" calcext:value-type="float">
            <text:p>6.669463675</text:p>
          </table:table-cell>
          <table:table-cell table:formula="of:=POWER([.C234]-6.75;2)" office:value-type="float" office:value="0.00648609964450558" calcext:value-type="float">
            <text:p>0.006486099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31724" calcext:value-type="float">
            <text:p>6.831724</text:p>
          </table:table-cell>
          <table:table-cell office:value-type="float" office:value="6.669405085" calcext:value-type="float">
            <text:p>6.669405085</text:p>
          </table:table-cell>
          <table:table-cell table:formula="of:=POWER([.C235]-6.75;2)" office:value-type="float" office:value="0.0064955403238572" calcext:value-type="float">
            <text:p>0.006495540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35247" calcext:value-type="float">
            <text:p>6.835247</text:p>
          </table:table-cell>
          <table:table-cell office:value-type="float" office:value="6.66929769" calcext:value-type="float">
            <text:p>6.66929769</text:p>
          </table:table-cell>
          <table:table-cell table:formula="of:=POWER([.C236]-6.75;2)" office:value-type="float" office:value="0.00651286283933602" calcext:value-type="float">
            <text:p>0.00651286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37525" calcext:value-type="float">
            <text:p>6.837525</text:p>
          </table:table-cell>
          <table:table-cell office:value-type="float" office:value="6.669145945" calcext:value-type="float">
            <text:p>6.669145945</text:p>
          </table:table-cell>
          <table:table-cell table:formula="of:=POWER([.C237]-6.75;2)" office:value-type="float" office:value="0.00653737820994297" calcext:value-type="float">
            <text:p>0.006537378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38679" calcext:value-type="float">
            <text:p>6.838679</text:p>
          </table:table-cell>
          <table:table-cell office:value-type="float" office:value="6.66895371" calcext:value-type="float">
            <text:p>6.66895371</text:p>
          </table:table-cell>
          <table:table-cell table:formula="of:=POWER([.C238]-6.75;2)" office:value-type="float" office:value="0.00656850112276406" calcext:value-type="float">
            <text:p>0.006568501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38864" calcext:value-type="float">
            <text:p>6.838864</text:p>
          </table:table-cell>
          <table:table-cell office:value-type="float" office:value="6.668723855" calcext:value-type="float">
            <text:p>6.668723855</text:p>
          </table:table-cell>
          <table:table-cell table:formula="of:=POWER([.C239]-6.75;2)" office:value-type="float" office:value="0.00660581174606108" calcext:value-type="float">
            <text:p>0.006605811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38244" calcext:value-type="float">
            <text:p>6.838244</text:p>
          </table:table-cell>
          <table:table-cell office:value-type="float" office:value="6.66845806" calcext:value-type="float">
            <text:p>6.66845806</text:p>
          </table:table-cell>
          <table:table-cell table:formula="of:=POWER([.C240]-6.75;2)" office:value-type="float" office:value="0.00664908797896362" calcext:value-type="float">
            <text:p>0.00664908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36977" calcext:value-type="float">
            <text:p>6.836977</text:p>
          </table:table-cell>
          <table:table-cell office:value-type="float" office:value="6.668156785" calcext:value-type="float">
            <text:p>6.668156785</text:p>
          </table:table-cell>
          <table:table-cell table:formula="of:=POWER([.C241]-6.75;2)" office:value-type="float" office:value="0.00669831184153625" calcext:value-type="float">
            <text:p>0.006698311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35189" calcext:value-type="float">
            <text:p>6.835189</text:p>
          </table:table-cell>
          <table:table-cell office:value-type="float" office:value="6.667819355" calcext:value-type="float">
            <text:p>6.667819355</text:p>
          </table:table-cell>
          <table:table-cell table:formula="of:=POWER([.C242]-6.75;2)" office:value-type="float" office:value="0.00675365841261606" calcext:value-type="float">
            <text:p>0.006753658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32965" calcext:value-type="float">
            <text:p>6.832965</text:p>
          </table:table-cell>
          <table:table-cell office:value-type="float" office:value="6.6674442" calcext:value-type="float">
            <text:p>6.6674442</text:p>
          </table:table-cell>
          <table:table-cell table:formula="of:=POWER([.C243]-6.75;2)" office:value-type="float" office:value="0.00681546011363996" calcext:value-type="float">
            <text:p>0.006815460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30343" calcext:value-type="float">
            <text:p>6.830343</text:p>
          </table:table-cell>
          <table:table-cell office:value-type="float" office:value="6.667029185" calcext:value-type="float">
            <text:p>6.667029185</text:p>
          </table:table-cell>
          <table:table-cell table:formula="of:=POWER([.C244]-6.75;2)" office:value-type="float" office:value="0.00688415614176414" calcext:value-type="float">
            <text:p>0.00688415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27318" calcext:value-type="float">
            <text:p>6.827318</text:p>
          </table:table-cell>
          <table:table-cell office:value-type="float" office:value="6.66657197" calcext:value-type="float">
            <text:p>6.66657197</text:p>
          </table:table-cell>
          <table:table-cell table:formula="of:=POWER([.C245]-6.75;2)" office:value-type="float" office:value="0.00696023618968095" calcext:value-type="float">
            <text:p>0.006960236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23849" calcext:value-type="float">
            <text:p>6.823849</text:p>
          </table:table-cell>
          <table:table-cell office:value-type="float" office:value="6.666070345" calcext:value-type="float">
            <text:p>6.666070345</text:p>
          </table:table-cell>
          <table:table-cell table:formula="of:=POWER([.C246]-6.75;2)" office:value-type="float" office:value="0.00704418698841909" calcext:value-type="float">
            <text:p>0.00704418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19871" calcext:value-type="float">
            <text:p>6.819871</text:p>
          </table:table-cell>
          <table:table-cell office:value-type="float" office:value="6.665522555" calcext:value-type="float">
            <text:p>6.665522555</text:p>
          </table:table-cell>
          <table:table-cell table:formula="of:=POWER([.C247]-6.75;2)" office:value-type="float" office:value="0.00713643871372804" calcext:value-type="float">
            <text:p>0.007136438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15308" calcext:value-type="float">
            <text:p>6.815308</text:p>
          </table:table-cell>
          <table:table-cell office:value-type="float" office:value="6.664927525" calcext:value-type="float">
            <text:p>6.664927525</text:p>
          </table:table-cell>
          <table:table-cell table:formula="of:=POWER([.C248]-6.75;2)" office:value-type="float" office:value="0.00723732600262556" calcext:value-type="float">
            <text:p>0.00723732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1009" calcext:value-type="float">
            <text:p>6.81009</text:p>
          </table:table-cell>
          <table:table-cell office:value-type="float" office:value="6.66428502" calcext:value-type="float">
            <text:p>6.66428502</text:p>
          </table:table-cell>
          <table:table-cell table:formula="of:=POWER([.C249]-6.75;2)" office:value-type="float" office:value="0.00734705779640034" calcext:value-type="float">
            <text:p>0.007347057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04165" calcext:value-type="float">
            <text:p>6.804165</text:p>
          </table:table-cell>
          <table:table-cell office:value-type="float" office:value="6.663595705" calcext:value-type="float">
            <text:p>6.663595705</text:p>
          </table:table-cell>
          <table:table-cell table:formula="of:=POWER([.C250]-6.75;2)" office:value-type="float" office:value="0.00746570219444693" calcext:value-type="float">
            <text:p>0.00746570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97508" calcext:value-type="float">
            <text:p>6.797508</text:p>
          </table:table-cell>
          <table:table-cell office:value-type="float" office:value="6.662861135" calcext:value-type="float">
            <text:p>6.662861135</text:p>
          </table:table-cell>
          <table:table-cell table:formula="of:=POWER([.C251]-6.75;2)" office:value-type="float" office:value="0.00759318179348823" calcext:value-type="float">
            <text:p>0.00759318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90125" calcext:value-type="float">
            <text:p>6.790125</text:p>
          </table:table-cell>
          <table:table-cell office:value-type="float" office:value="6.66208367" calcext:value-type="float">
            <text:p>6.66208367</text:p>
          </table:table-cell>
          <table:table-cell table:formula="of:=POWER([.C252]-6.75;2)" office:value-type="float" office:value="0.00772928108066884" calcext:value-type="float">
            <text:p>0.007729281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82056" calcext:value-type="float">
            <text:p>6.782056</text:p>
          </table:table-cell>
          <table:table-cell office:value-type="float" office:value="6.661266355" calcext:value-type="float">
            <text:p>6.661266355</text:p>
          </table:table-cell>
          <table:table-cell table:formula="of:=POWER([.C253]-6.75;2)" office:value-type="float" office:value="0.00787365975498595" calcext:value-type="float">
            <text:p>0.007873659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73363" calcext:value-type="float">
            <text:p>6.773363</text:p>
          </table:table-cell>
          <table:table-cell office:value-type="float" office:value="6.660412745" calcext:value-type="float">
            <text:p>6.660412745</text:p>
          </table:table-cell>
          <table:table-cell table:formula="of:=POWER([.C254]-6.75;2)" office:value-type="float" office:value="0.00802587625843496" calcext:value-type="float">
            <text:p>0.008025876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64123" calcext:value-type="float">
            <text:p>6.764123</text:p>
          </table:table-cell>
          <table:table-cell office:value-type="float" office:value="6.65952679" calcext:value-type="float">
            <text:p>6.65952679</text:p>
          </table:table-cell>
          <table:table-cell table:formula="of:=POWER([.C255]-6.75;2)" office:value-type="float" office:value="0.00818540172770407" calcext:value-type="float">
            <text:p>0.008185401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54409" calcext:value-type="float">
            <text:p>6.754409</text:p>
          </table:table-cell>
          <table:table-cell office:value-type="float" office:value="6.658612705" calcext:value-type="float">
            <text:p>6.658612705</text:p>
          </table:table-cell>
          <table:table-cell table:formula="of:=POWER([.C256]-6.75;2)" office:value-type="float" office:value="0.00835163768741696" calcext:value-type="float">
            <text:p>0.008351637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44275" calcext:value-type="float">
            <text:p>6.744275</text:p>
          </table:table-cell>
          <table:table-cell office:value-type="float" office:value="6.65767494" calcext:value-type="float">
            <text:p>6.65767494</text:p>
          </table:table-cell>
          <table:table-cell table:formula="of:=POWER([.C257]-6.75;2)" office:value-type="float" office:value="0.00852391670400365" calcext:value-type="float">
            <text:p>0.00852391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33737" calcext:value-type="float">
            <text:p>6.733737</text:p>
          </table:table-cell>
          <table:table-cell office:value-type="float" office:value="6.656718205" calcext:value-type="float">
            <text:p>6.656718205</text:p>
          </table:table-cell>
          <table:table-cell table:formula="of:=POWER([.C258]-6.75;2)" office:value-type="float" office:value="0.00870149327842207" calcext:value-type="float">
            <text:p>0.008701493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22763" calcext:value-type="float">
            <text:p>6.722763</text:p>
          </table:table-cell>
          <table:table-cell office:value-type="float" office:value="6.655747605" calcext:value-type="float">
            <text:p>6.655747605</text:p>
          </table:table-cell>
          <table:table-cell table:formula="of:=POWER([.C259]-6.75;2)" office:value-type="float" office:value="0.00888351396323599" calcext:value-type="float">
            <text:p>0.00888351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11271" calcext:value-type="float">
            <text:p>6.711271</text:p>
          </table:table-cell>
          <table:table-cell office:value-type="float" office:value="6.65476883" calcext:value-type="float">
            <text:p>6.65476883</text:p>
          </table:table-cell>
          <table:table-cell table:formula="of:=POWER([.C260]-6.75;2)" office:value-type="float" office:value="0.00906897573956888" calcext:value-type="float">
            <text:p>0.009068975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9914" calcext:value-type="float">
            <text:p>6.69914</text:p>
          </table:table-cell>
          <table:table-cell office:value-type="float" office:value="6.6537884" calcext:value-type="float">
            <text:p>6.6537884</text:p>
          </table:table-cell>
          <table:table-cell table:formula="of:=POWER([.C261]-6.75;2)" office:value-type="float" office:value="0.00925667197456003" calcext:value-type="float">
            <text:p>0.0092566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86221" calcext:value-type="float">
            <text:p>6.686221</text:p>
          </table:table-cell>
          <table:table-cell office:value-type="float" office:value="6.652813855" calcext:value-type="float">
            <text:p>6.652813855</text:p>
          </table:table-cell>
          <table:table-cell table:formula="of:=POWER([.C262]-6.75;2)" office:value-type="float" office:value="0.00944514677996107" calcext:value-type="float">
            <text:p>0.009445146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72374" calcext:value-type="float">
            <text:p>6.672374</text:p>
          </table:table-cell>
          <table:table-cell office:value-type="float" office:value="6.651853935" calcext:value-type="float">
            <text:p>6.651853935</text:p>
          </table:table-cell>
          <table:table-cell table:formula="of:=POWER([.C263]-6.75;2)" office:value-type="float" office:value="0.0096326500749842" calcext:value-type="float">
            <text:p>0.009632650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57499" calcext:value-type="float">
            <text:p>6.657499</text:p>
          </table:table-cell>
          <table:table-cell office:value-type="float" office:value="6.65091855" calcext:value-type="float">
            <text:p>6.65091855</text:p>
          </table:table-cell>
          <table:table-cell table:formula="of:=POWER([.C264]-6.75;2)" office:value-type="float" office:value="0.00981713373410248" calcext:value-type="float">
            <text:p>0.00981713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4157" calcext:value-type="float">
            <text:p>6.64157</text:p>
          </table:table-cell>
          <table:table-cell office:value-type="float" office:value="6.650018635" calcext:value-type="float">
            <text:p>6.650018635</text:p>
          </table:table-cell>
          <table:table-cell table:formula="of:=POWER([.C265]-6.75;2)" office:value-type="float" office:value="0.00999627334726316" calcext:value-type="float">
            <text:p>0.009996273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24663" calcext:value-type="float">
            <text:p>6.624663</text:p>
          </table:table-cell>
          <table:table-cell office:value-type="float" office:value="6.64916584" calcext:value-type="float">
            <text:p>6.64916584</text:p>
          </table:table-cell>
          <table:table-cell table:formula="of:=POWER([.C266]-6.75;2)" office:value-type="float" office:value="0.0101675278229056" calcext:value-type="float">
            <text:p>0.010167527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06978" calcext:value-type="float">
            <text:p>6.606978</text:p>
          </table:table-cell>
          <table:table-cell office:value-type="float" office:value="6.64837211" calcext:value-type="float">
            <text:p>6.64837211</text:p>
          </table:table-cell>
          <table:table-cell table:formula="of:=POWER([.C267]-6.75;2)" office:value-type="float" office:value="0.010328228025852" calcext:value-type="float">
            <text:p>0.0103282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88837" calcext:value-type="float">
            <text:p>6.588837</text:p>
          </table:table-cell>
          <table:table-cell office:value-type="float" office:value="6.64764926" calcext:value-type="float">
            <text:p>6.64764926</text:p>
          </table:table-cell>
          <table:table-cell table:formula="of:=POWER([.C268]-6.75;2)" office:value-type="float" office:value="0.0104756739785477" calcext:value-type="float">
            <text:p>0.01047567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0672" calcext:value-type="float">
            <text:p>6.570672</text:p>
          </table:table-cell>
          <table:table-cell office:value-type="float" office:value="6.647008845" calcext:value-type="float">
            <text:p>6.647008845</text:p>
          </table:table-cell>
          <table:table-cell table:formula="of:=POWER([.C269]-6.75;2)" office:value-type="float" office:value="0.010607178008234" calcext:value-type="float">
            <text:p>0.01060717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52993" calcext:value-type="float">
            <text:p>6.552993</text:p>
          </table:table-cell>
          <table:table-cell office:value-type="float" office:value="6.646462725" calcext:value-type="float">
            <text:p>6.646462725</text:p>
          </table:table-cell>
          <table:table-cell table:formula="of:=POWER([.C270]-6.75;2)" office:value-type="float" office:value="0.0107199673144256" calcext:value-type="float">
            <text:p>0.01071996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36345" calcext:value-type="float">
            <text:p>6.536345</text:p>
          </table:table-cell>
          <table:table-cell office:value-type="float" office:value="6.64602557" calcext:value-type="float">
            <text:p>6.64602557</text:p>
          </table:table-cell>
          <table:table-cell table:formula="of:=POWER([.C271]-6.75;2)" office:value-type="float" office:value="0.0108106820938249" calcext:value-type="float">
            <text:p>0.010810682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2126" calcext:value-type="float">
            <text:p>6.52126</text:p>
          </table:table-cell>
          <table:table-cell office:value-type="float" office:value="6.64572376" calcext:value-type="float">
            <text:p>6.64572376</text:p>
          </table:table-cell>
          <table:table-cell table:formula="of:=POWER([.C272]-6.75;2)" office:value-type="float" office:value="0.0108735342285376" calcext:value-type="float">
            <text:p>0.01087353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08212" calcext:value-type="float">
            <text:p>6.508212</text:p>
          </table:table-cell>
          <table:table-cell office:value-type="float" office:value="6.645636275" calcext:value-type="float">
            <text:p>6.645636275</text:p>
          </table:table-cell>
          <table:table-cell table:formula="of:=POWER([.C273]-6.75;2)" office:value-type="float" office:value="0.0108917870958756" calcext:value-type="float">
            <text:p>0.010891787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9758" calcext:value-type="float">
            <text:p>6.49758</text:p>
          </table:table-cell>
          <table:table-cell office:value-type="float" office:value="6.646407445" calcext:value-type="float">
            <text:p>6.646407445</text:p>
          </table:table-cell>
          <table:table-cell table:formula="of:=POWER([.C274]-6.75;2)" office:value-type="float" office:value="0.010731417451428" calcext:value-type="float">
            <text:p>0.010731417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489624" calcext:value-type="float">
            <text:p>6.489624</text:p>
          </table:table-cell>
          <table:table-cell office:value-type="float" office:value="6.645243805" calcext:value-type="float">
            <text:p>6.645243805</text:p>
          </table:table-cell>
          <table:table-cell table:formula="of:=POWER([.C275]-6.75;2)" office:value-type="float" office:value="0.0109738603908781" calcext:value-type="float">
            <text:p>0.010973860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484489" calcext:value-type="float">
            <text:p>6.484489</text:p>
          </table:table-cell>
          <table:table-cell office:value-type="float" office:value="6.64468405" calcext:value-type="float">
            <text:p>6.64468405</text:p>
          </table:table-cell>
          <table:table-cell table:formula="of:=POWER([.C276]-6.75;2)" office:value-type="float" office:value="0.0110914493244024" calcext:value-type="float">
            <text:p>0.011091449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482223" calcext:value-type="float">
            <text:p>6.482223</text:p>
          </table:table-cell>
          <table:table-cell office:value-type="float" office:value="6.644289625" calcext:value-type="float">
            <text:p>6.644289625</text:p>
          </table:table-cell>
          <table:table-cell table:formula="of:=POWER([.C277]-6.75;2)" office:value-type="float" office:value="0.0111746833826407" calcext:value-type="float">
            <text:p>0.011174683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82807" calcext:value-type="float">
            <text:p>6.482807</text:p>
          </table:table-cell>
          <table:table-cell office:value-type="float" office:value="6.64398312" calcext:value-type="float">
            <text:p>6.64398312</text:p>
          </table:table-cell>
          <table:table-cell table:formula="of:=POWER([.C278]-6.75;2)" office:value-type="float" office:value="0.0112395788449345" calcext:value-type="float">
            <text:p>0.011239578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486216" calcext:value-type="float">
            <text:p>6.486216</text:p>
          </table:table-cell>
          <table:table-cell office:value-type="float" office:value="6.643732225" calcext:value-type="float">
            <text:p>6.643732225</text:p>
          </table:table-cell>
          <table:table-cell table:formula="of:=POWER([.C279]-6.75;2)" office:value-type="float" office:value="0.0112928400034506" calcext:value-type="float">
            <text:p>0.0112928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92484" calcext:value-type="float">
            <text:p>6.492484</text:p>
          </table:table-cell>
          <table:table-cell office:value-type="float" office:value="6.643517445" calcext:value-type="float">
            <text:p>6.643517445</text:p>
          </table:table-cell>
          <table:table-cell table:formula="of:=POWER([.C280]-6.75;2)" office:value-type="float" office:value="0.0113385345193279" calcext:value-type="float">
            <text:p>0.011338534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01815" calcext:value-type="float">
            <text:p>6.501815</text:p>
          </table:table-cell>
          <table:table-cell office:value-type="float" office:value="6.64332399" calcext:value-type="float">
            <text:p>6.64332399</text:p>
          </table:table-cell>
          <table:table-cell table:formula="of:=POWER([.C281]-6.75;2)" office:value-type="float" office:value="0.0113797711095201" calcext:value-type="float">
            <text:p>0.011379771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51477" calcext:value-type="float">
            <text:p>6.51477</text:p>
          </table:table-cell>
          <table:table-cell office:value-type="float" office:value="6.64313814" calcext:value-type="float">
            <text:p>6.64313814</text:p>
          </table:table-cell>
          <table:table-cell table:formula="of:=POWER([.C282]-6.75;2)" office:value-type="float" office:value="0.0114194571226597" calcext:value-type="float">
            <text:p>0.011419457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32707" calcext:value-type="float">
            <text:p>6.532707</text:p>
          </table:table-cell>
          <table:table-cell office:value-type="float" office:value="6.64294418" calcext:value-type="float">
            <text:p>6.64294418</text:p>
          </table:table-cell>
          <table:table-cell table:formula="of:=POWER([.C283]-6.75;2)" office:value-type="float" office:value="0.0114609485958725" calcext:value-type="float">
            <text:p>0.011460948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559056" calcext:value-type="float">
            <text:p>6.559056</text:p>
          </table:table-cell>
          <table:table-cell office:value-type="float" office:value="6.642719695" calcext:value-type="float">
            <text:p>6.642719695</text:p>
          </table:table-cell>
          <table:table-cell table:formula="of:=POWER([.C284]-6.75;2)" office:value-type="float" office:value="0.011509063840893" calcext:value-type="float">
            <text:p>0.011509063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04269" calcext:value-type="float">
            <text:p>6.604269</text:p>
          </table:table-cell>
          <table:table-cell office:value-type="float" office:value="6.64242477" calcext:value-type="float">
            <text:p>6.64242477</text:p>
          </table:table-cell>
          <table:table-cell table:formula="of:=POWER([.C285]-6.75;2)" office:value-type="float" office:value="0.0115724301095529" calcext:value-type="float">
            <text:p>0.011572430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18194" calcext:value-type="float">
            <text:p>6.718194</text:p>
          </table:table-cell>
          <table:table-cell office:value-type="float" office:value="6.64196657" calcext:value-type="float">
            <text:p>6.64196657</text:p>
          </table:table-cell>
          <table:table-cell table:formula="of:=POWER([.C286]-6.75;2)" office:value-type="float" office:value="0.0116712219975649" calcext:value-type="float">
            <text:p>0.01167122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369397" calcext:value-type="float">
            <text:p>9.369397</text:p>
          </table:table-cell>
          <table:table-cell office:value-type="float" office:value="6.64100219" calcext:value-type="float">
            <text:p>6.64100219</text:p>
          </table:table-cell>
          <table:table-cell table:formula="of:=POWER([.C287]-6.75;2)" office:value-type="float" office:value="0.0118805225847961" calcext:value-type="float">
            <text:p>0.011880522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254196" calcext:value-type="float">
            <text:p>6.254196</text:p>
          </table:table-cell>
          <table:table-cell office:value-type="float" office:value="6.626845005" calcext:value-type="float">
            <text:p>6.626845005</text:p>
          </table:table-cell>
          <table:table-cell table:formula="of:=POWER([.C288]-6.75;2)" office:value-type="float" office:value="0.0151671527934501" calcext:value-type="float">
            <text:p>0.015167152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398985" calcext:value-type="float">
            <text:p>6.398985</text:p>
          </table:table-cell>
          <table:table-cell office:value-type="float" office:value="6.628325915" calcext:value-type="float">
            <text:p>6.628325915</text:p>
          </table:table-cell>
          <table:table-cell table:formula="of:=POWER([.C289]-6.75;2)" office:value-type="float" office:value="0.0148045829605873" calcext:value-type="float">
            <text:p>0.01480458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449061" calcext:value-type="float">
            <text:p>6.449061</text:p>
          </table:table-cell>
          <table:table-cell office:value-type="float" office:value="6.629143105" calcext:value-type="float">
            <text:p>6.629143105</text:p>
          </table:table-cell>
          <table:table-cell table:formula="of:=POWER([.C290]-6.75;2)" office:value-type="float" office:value="0.0146063890690411" calcext:value-type="float">
            <text:p>0.01460638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476149" calcext:value-type="float">
            <text:p>6.476149</text:p>
          </table:table-cell>
          <table:table-cell office:value-type="float" office:value="6.629767735" calcext:value-type="float">
            <text:p>6.629767735</text:p>
          </table:table-cell>
          <table:table-cell table:formula="of:=POWER([.C291]-6.75;2)" office:value-type="float" office:value="0.0144557975470303" calcext:value-type="float">
            <text:p>0.014455797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493439" calcext:value-type="float">
            <text:p>6.493439</text:p>
          </table:table-cell>
          <table:table-cell office:value-type="float" office:value="6.63031208" calcext:value-type="float">
            <text:p>6.63031208</text:p>
          </table:table-cell>
          <table:table-cell table:formula="of:=POWER([.C292]-6.75;2)" office:value-type="float" office:value="0.0143251981939263" calcext:value-type="float">
            <text:p>0.014325198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05186" calcext:value-type="float">
            <text:p>6.505186</text:p>
          </table:table-cell>
          <table:table-cell office:value-type="float" office:value="6.63082251" calcext:value-type="float">
            <text:p>6.63082251</text:p>
          </table:table-cell>
          <table:table-cell table:formula="of:=POWER([.C293]-6.75;2)" office:value-type="float" office:value="0.0142032741227002" calcext:value-type="float">
            <text:p>0.014203274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13276" calcext:value-type="float">
            <text:p>6.513276</text:p>
          </table:table-cell>
          <table:table-cell office:value-type="float" office:value="6.631324505" calcext:value-type="float">
            <text:p>6.631324505</text:p>
          </table:table-cell>
          <table:table-cell table:formula="of:=POWER([.C294]-6.75;2)" office:value-type="float" office:value="0.014083873113495" calcext:value-type="float">
            <text:p>0.014083873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18813" calcext:value-type="float">
            <text:p>6.518813</text:p>
          </table:table-cell>
          <table:table-cell office:value-type="float" office:value="6.631834765" calcext:value-type="float">
            <text:p>6.631834765</text:p>
          </table:table-cell>
          <table:table-cell table:formula="of:=POWER([.C295]-6.75;2)" office:value-type="float" office:value="0.0139630227626053" calcext:value-type="float">
            <text:p>0.013963022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522622" calcext:value-type="float">
            <text:p>6.522622</text:p>
          </table:table-cell>
          <table:table-cell office:value-type="float" office:value="6.63236536" calcext:value-type="float">
            <text:p>6.63236536</text:p>
          </table:table-cell>
          <table:table-cell table:formula="of:=POWER([.C296]-6.75;2)" office:value-type="float" office:value="0.0138379085279297" calcext:value-type="float">
            <text:p>0.013837908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25425" calcext:value-type="float">
            <text:p>6.525425</text:p>
          </table:table-cell>
          <table:table-cell office:value-type="float" office:value="6.63292522" calcext:value-type="float">
            <text:p>6.63292522</text:p>
          </table:table-cell>
          <table:table-cell table:formula="of:=POWER([.C297]-6.75;2)" office:value-type="float" office:value="0.0137065041120485" calcext:value-type="float">
            <text:p>0.013706504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27887" calcext:value-type="float">
            <text:p>6.527887</text:p>
          </table:table-cell>
          <table:table-cell office:value-type="float" office:value="6.63352064" calcext:value-type="float">
            <text:p>6.63352064</text:p>
          </table:table-cell>
          <table:table-cell table:formula="of:=POWER([.C298]-6.75;2)" office:value-type="float" office:value="0.0135674413060095" calcext:value-type="float">
            <text:p>0.013567441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30617" calcext:value-type="float">
            <text:p>6.530617</text:p>
          </table:table-cell>
          <table:table-cell office:value-type="float" office:value="6.634155435" calcext:value-type="float">
            <text:p>6.634155435</text:p>
          </table:table-cell>
          <table:table-cell table:formula="of:=POWER([.C299]-6.75;2)" office:value-type="float" office:value="0.0134199632400392" calcext:value-type="float">
            <text:p>0.013419963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34135" calcext:value-type="float">
            <text:p>6.534135</text:p>
          </table:table-cell>
          <table:table-cell office:value-type="float" office:value="6.634830965" calcext:value-type="float">
            <text:p>6.634830965</text:p>
          </table:table-cell>
          <table:table-cell table:formula="of:=POWER([.C300]-6.75;2)" office:value-type="float" office:value="0.0132639066228312" calcext:value-type="float">
            <text:p>0.01326390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38842" calcext:value-type="float">
            <text:p>6.538842</text:p>
          </table:table-cell>
          <table:table-cell office:value-type="float" office:value="6.635546245" calcext:value-type="float">
            <text:p>6.635546245</text:p>
          </table:table-cell>
          <table:table-cell table:formula="of:=POWER([.C301]-6.75;2)" office:value-type="float" office:value="0.0130996620335999" calcext:value-type="float">
            <text:p>0.01309966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44995" calcext:value-type="float">
            <text:p>6.544995</text:p>
          </table:table-cell>
          <table:table-cell office:value-type="float" office:value="6.636298165" calcext:value-type="float">
            <text:p>6.636298165</text:p>
          </table:table-cell>
          <table:table-cell table:formula="of:=POWER([.C302]-6.75;2)" office:value-type="float" office:value="0.0129281072823671" calcext:value-type="float">
            <text:p>0.012928107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52695" calcext:value-type="float">
            <text:p>6.552695</text:p>
          </table:table-cell>
          <table:table-cell office:value-type="float" office:value="6.63708183" calcext:value-type="float">
            <text:p>6.63708183</text:p>
          </table:table-cell>
          <table:table-cell table:formula="of:=POWER([.C303]-6.75;2)" office:value-type="float" office:value="0.012750513116149" calcext:value-type="float">
            <text:p>0.012750513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61894" calcext:value-type="float">
            <text:p>6.561894</text:p>
          </table:table-cell>
          <table:table-cell office:value-type="float" office:value="6.637891025" calcext:value-type="float">
            <text:p>6.637891025</text:p>
          </table:table-cell>
          <table:table-cell table:formula="of:=POWER([.C304]-6.75;2)" office:value-type="float" office:value="0.0125684222755506" calcext:value-type="float">
            <text:p>0.012568422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72418" calcext:value-type="float">
            <text:p>6.572418</text:p>
          </table:table-cell>
          <table:table-cell office:value-type="float" office:value="6.63871871" calcext:value-type="float">
            <text:p>6.63871871</text:p>
          </table:table-cell>
          <table:table-cell table:formula="of:=POWER([.C305]-6.75;2)" office:value-type="float" office:value="0.0123835255040641" calcext:value-type="float">
            <text:p>0.012383525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583999" calcext:value-type="float">
            <text:p>6.583999</text:p>
          </table:table-cell>
          <table:table-cell office:value-type="float" office:value="6.63955751" calcext:value-type="float">
            <text:p>6.63955751</text:p>
          </table:table-cell>
          <table:table-cell table:formula="of:=POWER([.C306]-6.75;2)" office:value-type="float" office:value="0.0121975435974" calcext:value-type="float">
            <text:p>0.012197543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596317" calcext:value-type="float">
            <text:p>6.596317</text:p>
          </table:table-cell>
          <table:table-cell office:value-type="float" office:value="6.640400165" calcext:value-type="float">
            <text:p>6.640400165</text:p>
          </table:table-cell>
          <table:table-cell table:formula="of:=POWER([.C307]-6.75;2)" office:value-type="float" office:value="0.0120121238320272" calcext:value-type="float">
            <text:p>0.012012123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09049" calcext:value-type="float">
            <text:p>6.609049</text:p>
          </table:table-cell>
          <table:table-cell office:value-type="float" office:value="6.641239855" calcext:value-type="float">
            <text:p>6.641239855</text:p>
          </table:table-cell>
          <table:table-cell table:formula="of:=POWER([.C308]-6.75;2)" office:value-type="float" office:value="0.011828769140421" calcext:value-type="float">
            <text:p>0.011828769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21901" calcext:value-type="float">
            <text:p>6.621901</text:p>
          </table:table-cell>
          <table:table-cell office:value-type="float" office:value="6.642070375" calcext:value-type="float">
            <text:p>6.642070375</text:p>
          </table:table-cell>
          <table:table-cell table:formula="of:=POWER([.C309]-6.75;2)" office:value-type="float" office:value="0.0116488039526406" calcext:value-type="float">
            <text:p>0.01164880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34644" calcext:value-type="float">
            <text:p>6.634644</text:p>
          </table:table-cell>
          <table:table-cell office:value-type="float" office:value="6.642886215" calcext:value-type="float">
            <text:p>6.642886215</text:p>
          </table:table-cell>
          <table:table-cell table:formula="of:=POWER([.C310]-6.75;2)" office:value-type="float" office:value="0.0114733629370263" calcext:value-type="float">
            <text:p>0.011473362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47125" calcext:value-type="float">
            <text:p>6.647125</text:p>
          </table:table-cell>
          <table:table-cell office:value-type="float" office:value="6.643682475" calcext:value-type="float">
            <text:p>6.643682475</text:p>
          </table:table-cell>
          <table:table-cell table:formula="of:=POWER([.C311]-6.75;2)" office:value-type="float" office:value="0.0113034161221256" calcext:value-type="float">
            <text:p>0.011303416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59275" calcext:value-type="float">
            <text:p>6.659275</text:p>
          </table:table-cell>
          <table:table-cell office:value-type="float" office:value="6.64445477" calcext:value-type="float">
            <text:p>6.64445477</text:p>
          </table:table-cell>
          <table:table-cell table:formula="of:=POWER([.C312]-6.75;2)" office:value-type="float" office:value="0.0111397955757528" calcext:value-type="float">
            <text:p>0.011139795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71102" calcext:value-type="float">
            <text:p>6.671102</text:p>
          </table:table-cell>
          <table:table-cell office:value-type="float" office:value="6.645199055" calcext:value-type="float">
            <text:p>6.645199055</text:p>
          </table:table-cell>
          <table:table-cell table:formula="of:=POWER([.C313]-6.75;2)" office:value-type="float" office:value="0.010983238072893" calcext:value-type="float">
            <text:p>0.010983238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82664" calcext:value-type="float">
            <text:p>6.682664</text:p>
          </table:table-cell>
          <table:table-cell office:value-type="float" office:value="6.645911475" calcext:value-type="float">
            <text:p>6.645911475</text:p>
          </table:table-cell>
          <table:table-cell table:formula="of:=POWER([.C314]-6.75;2)" office:value-type="float" office:value="0.0108344210366756" calcext:value-type="float">
            <text:p>0.01083442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94054" calcext:value-type="float">
            <text:p>6.694054</text:p>
          </table:table-cell>
          <table:table-cell office:value-type="float" office:value="6.646588295" calcext:value-type="float">
            <text:p>6.646588295</text:p>
          </table:table-cell>
          <table:table-cell table:formula="of:=POWER([.C315]-6.75;2)" office:value-type="float" office:value="0.010693980731007" calcext:value-type="float">
            <text:p>0.010693980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05364" calcext:value-type="float">
            <text:p>6.705364</text:p>
          </table:table-cell>
          <table:table-cell office:value-type="float" office:value="6.647225865" calcext:value-type="float">
            <text:p>6.647225865</text:p>
          </table:table-cell>
          <table:table-cell table:formula="of:=POWER([.C316]-6.75;2)" office:value-type="float" office:value="0.0105625228249982" calcext:value-type="float">
            <text:p>0.010562522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16664" calcext:value-type="float">
            <text:p>6.716664</text:p>
          </table:table-cell>
          <table:table-cell office:value-type="float" office:value="6.647820695" calcext:value-type="float">
            <text:p>6.647820695</text:p>
          </table:table-cell>
          <table:table-cell table:formula="of:=POWER([.C317]-6.75;2)" office:value-type="float" office:value="0.010440610370283" calcext:value-type="float">
            <text:p>0.010440610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27981" calcext:value-type="float">
            <text:p>6.727981</text:p>
          </table:table-cell>
          <table:table-cell office:value-type="float" office:value="6.64836955" calcext:value-type="float">
            <text:p>6.64836955</text:p>
          </table:table-cell>
          <table:table-cell table:formula="of:=POWER([.C318]-6.75;2)" office:value-type="float" office:value="0.0103287483672025" calcext:value-type="float">
            <text:p>0.010328748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39289" calcext:value-type="float">
            <text:p>6.739289</text:p>
          </table:table-cell>
          <table:table-cell office:value-type="float" office:value="6.648869595" calcext:value-type="float">
            <text:p>6.648869595</text:p>
          </table:table-cell>
          <table:table-cell table:formula="of:=POWER([.C319]-6.75;2)" office:value-type="float" office:value="0.0102273588154641" calcext:value-type="float">
            <text:p>0.010227358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50504" calcext:value-type="float">
            <text:p>6.750504</text:p>
          </table:table-cell>
          <table:table-cell office:value-type="float" office:value="6.649318475" calcext:value-type="float">
            <text:p>6.649318475</text:p>
          </table:table-cell>
          <table:table-cell table:formula="of:=POWER([.C320]-6.75;2)" office:value-type="float" office:value="0.0101367694763256" calcext:value-type="float">
            <text:p>0.010136769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61494" calcext:value-type="float">
            <text:p>6.761494</text:p>
          </table:table-cell>
          <table:table-cell office:value-type="float" office:value="6.649714395" calcext:value-type="float">
            <text:p>6.649714395</text:p>
          </table:table-cell>
          <table:table-cell table:formula="of:=POWER([.C321]-6.75;2)" office:value-type="float" office:value="0.010057202570216" calcext:value-type="float">
            <text:p>0.010057202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72092" calcext:value-type="float">
            <text:p>6.772092</text:p>
          </table:table-cell>
          <table:table-cell office:value-type="float" office:value="6.6500561" calcext:value-type="float">
            <text:p>6.6500561</text:p>
          </table:table-cell>
          <table:table-cell table:formula="of:=POWER([.C322]-6.75;2)" office:value-type="float" office:value="0.00998878314720991" calcext:value-type="float">
            <text:p>0.009988783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82117" calcext:value-type="float">
            <text:p>6.782117</text:p>
          </table:table-cell>
          <table:table-cell office:value-type="float" office:value="6.650342785" calcext:value-type="float">
            <text:p>6.650342785</text:p>
          </table:table-cell>
          <table:table-cell table:formula="of:=POWER([.C323]-6.75;2)" office:value-type="float" office:value="0.00993156050155616" calcext:value-type="float">
            <text:p>0.009931560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91395" calcext:value-type="float">
            <text:p>6.791395</text:p>
          </table:table-cell>
          <table:table-cell office:value-type="float" office:value="6.65057393" calcext:value-type="float">
            <text:p>6.65057393</text:p>
          </table:table-cell>
          <table:table-cell table:formula="of:=POWER([.C324]-6.75;2)" office:value-type="float" office:value="0.00988554339564486" calcext:value-type="float">
            <text:p>0.009885543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99777" calcext:value-type="float">
            <text:p>6.799777</text:p>
          </table:table-cell>
          <table:table-cell office:value-type="float" office:value="6.65074913" calcext:value-type="float">
            <text:p>6.65074913</text:p>
          </table:table-cell>
          <table:table-cell table:formula="of:=POWER([.C325]-6.75;2)" office:value-type="float" office:value="0.00985073519575683" calcext:value-type="float">
            <text:p>0.009850735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07156" calcext:value-type="float">
            <text:p>6.807156</text:p>
          </table:table-cell>
          <table:table-cell office:value-type="float" office:value="6.650867925" calcext:value-type="float">
            <text:p>6.650867925</text:p>
          </table:table-cell>
          <table:table-cell table:formula="of:=POWER([.C326]-6.75;2)" office:value-type="float" office:value="0.00982716829380562" calcext:value-type="float">
            <text:p>0.009827168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13475" calcext:value-type="float">
            <text:p>6.813475</text:p>
          </table:table-cell>
          <table:table-cell office:value-type="float" office:value="6.650929665" calcext:value-type="float">
            <text:p>6.650929665</text:p>
          </table:table-cell>
          <table:table-cell table:formula="of:=POWER([.C327]-6.75;2)" office:value-type="float" office:value="0.0098149312770123" calcext:value-type="float">
            <text:p>0.009814931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18732" calcext:value-type="float">
            <text:p>6.818732</text:p>
          </table:table-cell>
          <table:table-cell office:value-type="float" office:value="6.650933485" calcext:value-type="float">
            <text:p>6.650933485</text:p>
          </table:table-cell>
          <table:table-cell table:formula="of:=POWER([.C328]-6.75;2)" office:value-type="float" office:value="0.00981417439424515" calcext:value-type="float">
            <text:p>0.009814174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22969" calcext:value-type="float">
            <text:p>6.822969</text:p>
          </table:table-cell>
          <table:table-cell office:value-type="float" office:value="6.65087832" calcext:value-type="float">
            <text:p>6.65087832</text:p>
          </table:table-cell>
          <table:table-cell table:formula="of:=POWER([.C329]-6.75;2)" office:value-type="float" office:value="0.00982510744602233" calcext:value-type="float">
            <text:p>0.009825107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26264" calcext:value-type="float">
            <text:p>6.826264</text:p>
          </table:table-cell>
          <table:table-cell office:value-type="float" office:value="6.650763055" calcext:value-type="float">
            <text:p>6.650763055</text:p>
          </table:table-cell>
          <table:table-cell table:formula="of:=POWER([.C330]-6.75;2)" office:value-type="float" office:value="0.00984797125293292" calcext:value-type="float">
            <text:p>0.00984797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2871" calcext:value-type="float">
            <text:p>6.82871</text:p>
          </table:table-cell>
          <table:table-cell office:value-type="float" office:value="6.650586695" calcext:value-type="float">
            <text:p>6.650586695</text:p>
          </table:table-cell>
          <table:table-cell table:formula="of:=POWER([.C331]-6.75;2)" office:value-type="float" office:value="0.00988300521102296" calcext:value-type="float">
            <text:p>0.009883005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30402" calcext:value-type="float">
            <text:p>6.830402</text:p>
          </table:table-cell>
          <table:table-cell office:value-type="float" office:value="6.650348585" calcext:value-type="float">
            <text:p>6.650348585</text:p>
          </table:table-cell>
          <table:table-cell table:formula="of:=POWER([.C332]-6.75;2)" office:value-type="float" office:value="0.00993040451150229" calcext:value-type="float">
            <text:p>0.009930404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31413" calcext:value-type="float">
            <text:p>6.831413</text:p>
          </table:table-cell>
          <table:table-cell office:value-type="float" office:value="6.650048605" calcext:value-type="float">
            <text:p>6.650048605</text:p>
          </table:table-cell>
          <table:table-cell table:formula="of:=POWER([.C333]-6.75;2)" office:value-type="float" office:value="0.00999028136244597" calcext:value-type="float">
            <text:p>0.009990281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31783" calcext:value-type="float">
            <text:p>6.831783</text:p>
          </table:table-cell>
          <table:table-cell office:value-type="float" office:value="6.64968732" calcext:value-type="float">
            <text:p>6.64968732</text:p>
          </table:table-cell>
          <table:table-cell table:formula="of:=POWER([.C334]-6.75;2)" office:value-type="float" office:value="0.0100626337687824" calcext:value-type="float">
            <text:p>0.01006263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3151" calcext:value-type="float">
            <text:p>6.83151</text:p>
          </table:table-cell>
          <table:table-cell office:value-type="float" office:value="6.64926605" calcext:value-type="float">
            <text:p>6.64926605</text:p>
          </table:table-cell>
          <table:table-cell table:formula="of:=POWER([.C335]-6.75;2)" office:value-type="float" office:value="0.0101473286826026" calcext:value-type="float">
            <text:p>0.010147328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30548" calcext:value-type="float">
            <text:p>6.830548</text:p>
          </table:table-cell>
          <table:table-cell office:value-type="float" office:value="6.64878687" calcext:value-type="float">
            <text:p>6.64878687</text:p>
          </table:table-cell>
          <table:table-cell table:formula="of:=POWER([.C336]-6.75;2)" office:value-type="float" office:value="0.0102440976843968" calcext:value-type="float">
            <text:p>0.010244097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28812" calcext:value-type="float">
            <text:p>6.828812</text:p>
          </table:table-cell>
          <table:table-cell office:value-type="float" office:value="6.64825252" calcext:value-type="float">
            <text:p>6.64825252</text:p>
          </table:table-cell>
          <table:table-cell table:formula="of:=POWER([.C337]-6.75;2)" office:value-type="float" office:value="0.0103525496863504" calcext:value-type="float">
            <text:p>0.010352549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26195" calcext:value-type="float">
            <text:p>6.826195</text:p>
          </table:table-cell>
          <table:table-cell office:value-type="float" office:value="6.6476663" calcext:value-type="float">
            <text:p>6.6476663</text:p>
          </table:table-cell>
          <table:table-cell table:formula="of:=POWER([.C338]-6.75;2)" office:value-type="float" office:value="0.01047218615569" calcext:value-type="float">
            <text:p>0.010472186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22582" calcext:value-type="float">
            <text:p>6.822582</text:p>
          </table:table-cell>
          <table:table-cell office:value-type="float" office:value="6.64703192" calcext:value-type="float">
            <text:p>6.64703192</text:p>
          </table:table-cell>
          <table:table-cell table:formula="of:=POWER([.C339]-6.75;2)" office:value-type="float" office:value="0.0106024254988864" calcext:value-type="float">
            <text:p>0.010602425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17877" calcext:value-type="float">
            <text:p>6.817877</text:p>
          </table:table-cell>
          <table:table-cell office:value-type="float" office:value="6.646353395" calcext:value-type="float">
            <text:p>6.646353395</text:p>
          </table:table-cell>
          <table:table-cell table:formula="of:=POWER([.C340]-6.75;2)" office:value-type="float" office:value="0.010742618728026" calcext:value-type="float">
            <text:p>0.01074261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12015" calcext:value-type="float">
            <text:p>6.812015</text:p>
          </table:table-cell>
          <table:table-cell office:value-type="float" office:value="6.645634955" calcext:value-type="float">
            <text:p>6.645634955</text:p>
          </table:table-cell>
          <table:table-cell table:formula="of:=POWER([.C341]-6.75;2)" office:value-type="float" office:value="0.010892062617852" calcext:value-type="float">
            <text:p>0.010892062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04985" calcext:value-type="float">
            <text:p>6.804985</text:p>
          </table:table-cell>
          <table:table-cell office:value-type="float" office:value="6.64488105" calcext:value-type="float">
            <text:p>6.64488105</text:p>
          </table:table-cell>
          <table:table-cell table:formula="of:=POWER([.C342]-6.75;2)" office:value-type="float" office:value="0.0110499936491024" calcext:value-type="float">
            <text:p>0.011049993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96838" calcext:value-type="float">
            <text:p>6.796838</text:p>
          </table:table-cell>
          <table:table-cell office:value-type="float" office:value="6.644096385" calcext:value-type="float">
            <text:p>6.644096385</text:p>
          </table:table-cell>
          <table:table-cell table:formula="of:=POWER([.C343]-6.75;2)" office:value-type="float" office:value="0.0112155756700682" calcext:value-type="float">
            <text:p>0.011215575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87688" calcext:value-type="float">
            <text:p>6.787688</text:p>
          </table:table-cell>
          <table:table-cell office:value-type="float" office:value="6.64328596" calcext:value-type="float">
            <text:p>6.64328596</text:p>
          </table:table-cell>
          <table:table-cell table:formula="of:=POWER([.C344]-6.75;2)" office:value-type="float" office:value="0.0113878863331216" calcext:value-type="float">
            <text:p>0.011387886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77706" calcext:value-type="float">
            <text:p>6.777706</text:p>
          </table:table-cell>
          <table:table-cell office:value-type="float" office:value="6.64245513" calcext:value-type="float">
            <text:p>6.64245513</text:p>
          </table:table-cell>
          <table:table-cell table:formula="of:=POWER([.C345]-6.75;2)" office:value-type="float" office:value="0.0115658990633169" calcext:value-type="float">
            <text:p>0.011565899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67109" calcext:value-type="float">
            <text:p>6.767109</text:p>
          </table:table-cell>
          <table:table-cell office:value-type="float" office:value="6.641609585" calcext:value-type="float">
            <text:p>6.641609585</text:p>
          </table:table-cell>
          <table:table-cell table:formula="of:=POWER([.C346]-6.75;2)" office:value-type="float" office:value="0.0117484820638722" calcext:value-type="float">
            <text:p>0.011748482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56135" calcext:value-type="float">
            <text:p>6.756135</text:p>
          </table:table-cell>
          <table:table-cell office:value-type="float" office:value="6.640755235" calcext:value-type="float">
            <text:p>6.640755235</text:p>
          </table:table-cell>
          <table:table-cell table:formula="of:=POWER([.C347]-6.75;2)" office:value-type="float" office:value="0.0119344186799052" calcext:value-type="float">
            <text:p>0.011934418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45023" calcext:value-type="float">
            <text:p>6.745023</text:p>
          </table:table-cell>
          <table:table-cell office:value-type="float" office:value="6.63989799" calcext:value-type="float">
            <text:p>6.63989799</text:p>
          </table:table-cell>
          <table:table-cell table:formula="of:=POWER([.C348]-6.75;2)" office:value-type="float" office:value="0.0121224526060402" calcext:value-type="float">
            <text:p>0.012122452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33987" calcext:value-type="float">
            <text:p>6.733987</text:p>
          </table:table-cell>
          <table:table-cell office:value-type="float" office:value="6.63904344" calcext:value-type="float">
            <text:p>6.63904344</text:p>
          </table:table-cell>
          <table:table-cell table:formula="of:=POWER([.C349]-6.75;2)" office:value-type="float" office:value="0.0123113582070336" calcext:value-type="float">
            <text:p>0.012311358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23194" calcext:value-type="float">
            <text:p>6.723194</text:p>
          </table:table-cell>
          <table:table-cell office:value-type="float" office:value="6.63819647" calcext:value-type="float">
            <text:p>6.63819647</text:p>
          </table:table-cell>
          <table:table-cell table:formula="of:=POWER([.C350]-6.75;2)" office:value-type="float" office:value="0.0125000293204608" calcext:value-type="float">
            <text:p>0.012500029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12741" calcext:value-type="float">
            <text:p>6.712741</text:p>
          </table:table-cell>
          <table:table-cell office:value-type="float" office:value="6.63736083" calcext:value-type="float">
            <text:p>6.63736083</text:p>
          </table:table-cell>
          <table:table-cell table:formula="of:=POWER([.C351]-6.75;2)" office:value-type="float" office:value="0.0126875826182888" calcext:value-type="float">
            <text:p>0.012687582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02648" calcext:value-type="float">
            <text:p>6.702648</text:p>
          </table:table-cell>
          <table:table-cell office:value-type="float" office:value="6.63653881" calcext:value-type="float">
            <text:p>6.63653881</text:p>
          </table:table-cell>
          <table:table-cell table:formula="of:=POWER([.C352]-6.75;2)" office:value-type="float" office:value="0.012873441636216" calcext:value-type="float">
            <text:p>0.012873441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92845" calcext:value-type="float">
            <text:p>6.692845</text:p>
          </table:table-cell>
          <table:table-cell office:value-type="float" office:value="6.635731005" calcext:value-type="float">
            <text:p>6.635731005</text:p>
          </table:table-cell>
          <table:table-cell table:formula="of:=POWER([.C353]-6.75;2)" office:value-type="float" office:value="0.01305740321831" calcext:value-type="float">
            <text:p>0.013057403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83178" calcext:value-type="float">
            <text:p>6.683178</text:p>
          </table:table-cell>
          <table:table-cell office:value-type="float" office:value="6.63493629" calcext:value-type="float">
            <text:p>6.63493629</text:p>
          </table:table-cell>
          <table:table-cell table:formula="of:=POWER([.C354]-6.75;2)" office:value-type="float" office:value="0.0132396573589642" calcext:value-type="float">
            <text:p>0.013239657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73418" calcext:value-type="float">
            <text:p>6.673418</text:p>
          </table:table-cell>
          <table:table-cell office:value-type="float" office:value="6.634151975" calcext:value-type="float">
            <text:p>6.634151975</text:p>
          </table:table-cell>
          <table:table-cell table:formula="of:=POWER([.C355]-6.75;2)" office:value-type="float" office:value="0.0134207648964006" calcext:value-type="float">
            <text:p>0.013420764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63276" calcext:value-type="float">
            <text:p>6.663276</text:p>
          </table:table-cell>
          <table:table-cell office:value-type="float" office:value="6.633374095" calcext:value-type="float">
            <text:p>6.633374095</text:p>
          </table:table-cell>
          <table:table-cell table:formula="of:=POWER([.C356]-6.75;2)" office:value-type="float" office:value="0.0136016017170691" calcext:value-type="float">
            <text:p>0.013601601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52434" calcext:value-type="float">
            <text:p>6.652434</text:p>
          </table:table-cell>
          <table:table-cell office:value-type="float" office:value="6.63259784" calcext:value-type="float">
            <text:p>6.63259784</text:p>
          </table:table-cell>
          <table:table-cell table:formula="of:=POWER([.C357]-6.75;2)" office:value-type="float" office:value="0.0137832671726656" calcext:value-type="float">
            <text:p>0.013783267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40568" calcext:value-type="float">
            <text:p>6.640568</text:p>
          </table:table-cell>
          <table:table-cell office:value-type="float" office:value="6.63181784" calcext:value-type="float">
            <text:p>6.63181784</text:p>
          </table:table-cell>
          <table:table-cell table:formula="of:=POWER([.C358]-6.75;2)" office:value-type="float" office:value="0.0139670229422656" calcext:value-type="float">
            <text:p>0.013967022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27391" calcext:value-type="float">
            <text:p>6.627391</text:p>
          </table:table-cell>
          <table:table-cell office:value-type="float" office:value="6.63102828" calcext:value-type="float">
            <text:p>6.63102828</text:p>
          </table:table-cell>
          <table:table-cell table:formula="of:=POWER([.C359]-6.75;2)" office:value-type="float" office:value="0.0141542701597585" calcext:value-type="float">
            <text:p>0.014154270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12682" calcext:value-type="float">
            <text:p>6.612682</text:p>
          </table:table-cell>
          <table:table-cell office:value-type="float" office:value="6.630222445" calcext:value-type="float">
            <text:p>6.630222445</text:p>
          </table:table-cell>
          <table:table-cell table:formula="of:=POWER([.C360]-6.75;2)" office:value-type="float" office:value="0.014346662681778" calcext:value-type="float">
            <text:p>0.014346662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9632" calcext:value-type="float">
            <text:p>6.59632</text:p>
          </table:table-cell>
          <table:table-cell office:value-type="float" office:value="6.62939139" calcext:value-type="float">
            <text:p>6.62939139</text:p>
          </table:table-cell>
          <table:table-cell table:formula="of:=POWER([.C361]-6.75;2)" office:value-type="float" office:value="0.014546436806132" calcext:value-type="float">
            <text:p>0.014546436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78304" calcext:value-type="float">
            <text:p>6.578304</text:p>
          </table:table-cell>
          <table:table-cell office:value-type="float" office:value="6.628520965" calcext:value-type="float">
            <text:p>6.628520965</text:p>
          </table:table-cell>
          <table:table-cell table:formula="of:=POWER([.C362]-6.75;2)" office:value-type="float" office:value="0.0147571559445313" calcext:value-type="float">
            <text:p>0.014757155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58767" calcext:value-type="float">
            <text:p>6.558767</text:p>
          </table:table-cell>
          <table:table-cell office:value-type="float" office:value="6.62758547" calcext:value-type="float">
            <text:p>6.62758547</text:p>
          </table:table-cell>
          <table:table-cell table:formula="of:=POWER([.C363]-6.75;2)" office:value-type="float" office:value="0.014985317155121" calcext:value-type="float">
            <text:p>0.014985317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37972" calcext:value-type="float">
            <text:p>6.537972</text:p>
          </table:table-cell>
          <table:table-cell office:value-type="float" office:value="6.626532935" calcext:value-type="float">
            <text:p>6.626532935</text:p>
          </table:table-cell>
          <table:table-cell table:formula="of:=POWER([.C364]-6.75;2)" office:value-type="float" office:value="0.0152441161397142" calcext:value-type="float">
            <text:p>0.015244116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16296" calcext:value-type="float">
            <text:p>6.516296</text:p>
          </table:table-cell>
          <table:table-cell office:value-type="float" office:value="6.625243615" calcext:value-type="float">
            <text:p>6.625243615</text:p>
          </table:table-cell>
          <table:table-cell table:formula="of:=POWER([.C365]-6.75;2)" office:value-type="float" office:value="0.0155641555982681" calcext:value-type="float">
            <text:p>0.015564155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4942" calcext:value-type="float">
            <text:p>6.4942</text:p>
          </table:table-cell>
          <table:table-cell office:value-type="float" office:value="6.623364935" calcext:value-type="float">
            <text:p>6.623364935</text:p>
          </table:table-cell>
          <table:table-cell table:formula="of:=POWER([.C366]-6.75;2)" office:value-type="float" office:value="0.0160364396875543" calcext:value-type="float">
            <text:p>0.016036439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72188" calcext:value-type="float">
            <text:p>6.472188</text:p>
          </table:table-cell>
          <table:table-cell office:value-type="float" office:value="6.618875995" calcext:value-type="float">
            <text:p>6.618875995</text:p>
          </table:table-cell>
          <table:table-cell table:formula="of:=POWER([.C367]-6.75;2)" office:value-type="float" office:value="0.0171935046872401" calcext:value-type="float">
            <text:p>0.017193504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450769" calcext:value-type="float">
            <text:p>6.450769</text:p>
          </table:table-cell>
          <table:table-cell office:value-type="float" office:value="6.627319425" calcext:value-type="float">
            <text:p>6.627319425</text:p>
          </table:table-cell>
          <table:table-cell table:formula="of:=POWER([.C368]-6.75;2)" office:value-type="float" office:value="0.0150505234823307" calcext:value-type="float">
            <text:p>0.015050523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30406" calcext:value-type="float">
            <text:p>6.430406</text:p>
          </table:table-cell>
          <table:table-cell office:value-type="float" office:value="6.62955187" calcext:value-type="float">
            <text:p>6.62955187</text:p>
          </table:table-cell>
          <table:table-cell table:formula="of:=POWER([.C369]-6.75;2)" office:value-type="float" office:value="0.0145077520204968" calcext:value-type="float">
            <text:p>0.01450775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11484" calcext:value-type="float">
            <text:p>6.411484</text:p>
          </table:table-cell>
          <table:table-cell office:value-type="float" office:value="6.630951495" calcext:value-type="float">
            <text:p>6.630951495</text:p>
          </table:table-cell>
          <table:table-cell table:formula="of:=POWER([.C370]-6.75;2)" office:value-type="float" office:value="0.0141725465427351" calcext:value-type="float">
            <text:p>0.014172546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394274" calcext:value-type="float">
            <text:p>6.394274</text:p>
          </table:table-cell>
          <table:table-cell office:value-type="float" office:value="6.63206289" calcext:value-type="float">
            <text:p>6.63206289</text:p>
          </table:table-cell>
          <table:table-cell table:formula="of:=POWER([.C371]-6.75;2)" office:value-type="float" office:value="0.013909161915152" calcext:value-type="float">
            <text:p>0.013909161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378906" calcext:value-type="float">
            <text:p>6.378906</text:p>
          </table:table-cell>
          <table:table-cell office:value-type="float" office:value="6.63305261" calcext:value-type="float">
            <text:p>6.63305261</text:p>
          </table:table-cell>
          <table:table-cell table:formula="of:=POWER([.C372]-6.75;2)" office:value-type="float" office:value="0.0136766920278121" calcext:value-type="float">
            <text:p>0.01367669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365328" calcext:value-type="float">
            <text:p>6.365328</text:p>
          </table:table-cell>
          <table:table-cell office:value-type="float" office:value="6.63399213" calcext:value-type="float">
            <text:p>6.63399213</text:p>
          </table:table-cell>
          <table:table-cell table:formula="of:=POWER([.C373]-6.75;2)" office:value-type="float" office:value="0.0134578259019369" calcext:value-type="float">
            <text:p>0.013457825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35325" calcext:value-type="float">
            <text:p>6.35325</text:p>
          </table:table-cell>
          <table:table-cell office:value-type="float" office:value="6.63491848" calcext:value-type="float">
            <text:p>6.63491848</text:p>
          </table:table-cell>
          <table:table-cell table:formula="of:=POWER([.C374]-6.75;2)" office:value-type="float" office:value="0.0132437562455105" calcext:value-type="float">
            <text:p>0.013243756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34201" calcext:value-type="float">
            <text:p>6.34201</text:p>
          </table:table-cell>
          <table:table-cell office:value-type="float" office:value="6.635854445" calcext:value-type="float">
            <text:p>6.635854445</text:p>
          </table:table-cell>
          <table:table-cell table:formula="of:=POWER([.C375]-6.75;2)" office:value-type="float" office:value="0.0130292077262581" calcext:value-type="float">
            <text:p>0.013029207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330249" calcext:value-type="float">
            <text:p>6.330249</text:p>
          </table:table-cell>
          <table:table-cell office:value-type="float" office:value="6.636817965" calcext:value-type="float">
            <text:p>6.636817965</text:p>
          </table:table-cell>
          <table:table-cell table:formula="of:=POWER([.C376]-6.75;2)" office:value-type="float" office:value="0.0128101730467413" calcext:value-type="float">
            <text:p>0.01281017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314981" calcext:value-type="float">
            <text:p>6.314981</text:p>
          </table:table-cell>
          <table:table-cell office:value-type="float" office:value="6.637829045" calcext:value-type="float">
            <text:p>6.637829045</text:p>
          </table:table-cell>
          <table:table-cell table:formula="of:=POWER([.C377]-6.75;2)" office:value-type="float" office:value="0.012582323145612" calcext:value-type="float">
            <text:p>0.012582323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288248" calcext:value-type="float">
            <text:p>6.288248</text:p>
          </table:table-cell>
          <table:table-cell office:value-type="float" office:value="6.638919565" calcext:value-type="float">
            <text:p>6.638919565</text:p>
          </table:table-cell>
          <table:table-cell table:formula="of:=POWER([.C378]-6.75;2)" office:value-type="float" office:value="0.0123388630397892" calcext:value-type="float">
            <text:p>0.0123388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218691" calcext:value-type="float">
            <text:p>6.218691</text:p>
          </table:table-cell>
          <table:table-cell office:value-type="float" office:value="6.640158995" calcext:value-type="float">
            <text:p>6.640158995</text:p>
          </table:table-cell>
          <table:table-cell table:formula="of:=POWER([.C379]-6.75;2)" office:value-type="float" office:value="0.01206504637941" calcext:value-type="float">
            <text:p>0.012065046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698921" calcext:value-type="float">
            <text:p>5.698921</text:p>
          </table:table-cell>
          <table:table-cell office:value-type="float" office:value="6.641771845" calcext:value-type="float">
            <text:p>6.641771845</text:p>
          </table:table-cell>
          <table:table-cell table:formula="of:=POWER([.C380]-6.75;2)" office:value-type="float" office:value="0.011713333534704" calcext:value-type="float">
            <text:p>0.011713333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58347" calcext:value-type="float">
            <text:p>6.758347</text:p>
          </table:table-cell>
          <table:table-cell office:value-type="float" office:value="6.646018075" calcext:value-type="float">
            <text:p>6.646018075</text:p>
          </table:table-cell>
          <table:table-cell table:formula="of:=POWER([.C381]-6.75;2)" office:value-type="float" office:value="0.0108122407267057" calcext:value-type="float">
            <text:p>0.010812240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58765" calcext:value-type="float">
            <text:p>6.558765</text:p>
          </table:table-cell>
          <table:table-cell office:value-type="float" office:value="6.64500927" calcext:value-type="float">
            <text:p>6.64500927</text:p>
          </table:table-cell>
          <table:table-cell table:formula="of:=POWER([.C382]-6.75;2)" office:value-type="float" office:value="0.0110230533859329" calcext:value-type="float">
            <text:p>0.011023053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17162" calcext:value-type="float">
            <text:p>6.517162</text:p>
          </table:table-cell>
          <table:table-cell office:value-type="float" office:value="6.64504683" calcext:value-type="float">
            <text:p>6.64504683</text:p>
          </table:table-cell>
          <table:table-cell table:formula="of:=POWER([.C383]-6.75;2)" office:value-type="float" office:value="0.0110151678930489" calcext:value-type="float">
            <text:p>0.011015167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04644" calcext:value-type="float">
            <text:p>6.504644</text:p>
          </table:table-cell>
          <table:table-cell office:value-type="float" office:value="6.645346145" calcext:value-type="float">
            <text:p>6.645346145</text:p>
          </table:table-cell>
          <table:table-cell table:formula="of:=POWER([.C384]-6.75;2)" office:value-type="float" office:value="0.0109524293663609" calcext:value-type="float">
            <text:p>0.01095242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02563" calcext:value-type="float">
            <text:p>6.502563</text:p>
          </table:table-cell>
          <table:table-cell office:value-type="float" office:value="6.64576612" calcext:value-type="float">
            <text:p>6.64576612</text:p>
          </table:table-cell>
          <table:table-cell table:formula="of:=POWER([.C385]-6.75;2)" office:value-type="float" office:value="0.0108647017398544" calcext:value-type="float">
            <text:p>0.010864701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05275" calcext:value-type="float">
            <text:p>6.505275</text:p>
          </table:table-cell>
          <table:table-cell office:value-type="float" office:value="6.646258065" calcext:value-type="float">
            <text:p>6.646258065</text:p>
          </table:table-cell>
          <table:table-cell table:formula="of:=POWER([.C386]-6.75;2)" office:value-type="float" office:value="0.0107623890775443" calcext:value-type="float">
            <text:p>0.010762389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10438" calcext:value-type="float">
            <text:p>6.510438</text:p>
          </table:table-cell>
          <table:table-cell office:value-type="float" office:value="6.64680076" calcext:value-type="float">
            <text:p>6.64680076</text:p>
          </table:table-cell>
          <table:table-cell table:formula="of:=POWER([.C387]-6.75;2)" office:value-type="float" office:value="0.0106500831365777" calcext:value-type="float">
            <text:p>0.010650083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16893" calcext:value-type="float">
            <text:p>6.516893</text:p>
          </table:table-cell>
          <table:table-cell office:value-type="float" office:value="6.64738403" calcext:value-type="float">
            <text:p>6.64738403</text:p>
          </table:table-cell>
          <table:table-cell table:formula="of:=POWER([.C388]-6.75;2)" office:value-type="float" office:value="0.010530037299041" calcext:value-type="float">
            <text:p>0.010530037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2402" calcext:value-type="float">
            <text:p>6.52402</text:p>
          </table:table-cell>
          <table:table-cell office:value-type="float" office:value="6.648002855" calcext:value-type="float">
            <text:p>6.648002855</text:p>
          </table:table-cell>
          <table:table-cell table:formula="of:=POWER([.C389]-6.75;2)" office:value-type="float" office:value="0.0104034175881511" calcext:value-type="float">
            <text:p>0.010403417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31476" calcext:value-type="float">
            <text:p>6.531476</text:p>
          </table:table-cell>
          <table:table-cell office:value-type="float" office:value="6.648654665" calcext:value-type="float">
            <text:p>6.648654665</text:p>
          </table:table-cell>
          <table:table-cell table:formula="of:=POWER([.C390]-6.75;2)" office:value-type="float" office:value="0.0102708769262621" calcext:value-type="float">
            <text:p>0.010270876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39079" calcext:value-type="float">
            <text:p>6.539079</text:p>
          </table:table-cell>
          <table:table-cell office:value-type="float" office:value="6.649337915" calcext:value-type="float">
            <text:p>6.649337915</text:p>
          </table:table-cell>
          <table:table-cell table:formula="of:=POWER([.C391]-6.75;2)" office:value-type="float" office:value="0.0101328553565472" calcext:value-type="float">
            <text:p>0.010132855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46742" calcext:value-type="float">
            <text:p>6.546742</text:p>
          </table:table-cell>
          <table:table-cell office:value-type="float" office:value="6.650051235" calcext:value-type="float">
            <text:p>6.650051235</text:p>
          </table:table-cell>
          <table:table-cell table:formula="of:=POWER([.C392]-6.75;2)" office:value-type="float" office:value="0.00998975562502517" calcext:value-type="float">
            <text:p>0.009989755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54432" calcext:value-type="float">
            <text:p>6.554432</text:p>
          </table:table-cell>
          <table:table-cell office:value-type="float" office:value="6.650792905" calcext:value-type="float">
            <text:p>6.650792905</text:p>
          </table:table-cell>
          <table:table-cell table:formula="of:=POWER([.C393]-6.75;2)" office:value-type="float" office:value="0.00984204769833896" calcext:value-type="float">
            <text:p>0.009842047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62151" calcext:value-type="float">
            <text:p>6.562151</text:p>
          </table:table-cell>
          <table:table-cell office:value-type="float" office:value="6.65156057" calcext:value-type="float">
            <text:p>6.65156057</text:p>
          </table:table-cell>
          <table:table-cell table:formula="of:=POWER([.C394]-6.75;2)" office:value-type="float" office:value="0.0096903213787249" calcext:value-type="float">
            <text:p>0.009690321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69918" calcext:value-type="float">
            <text:p>6.569918</text:p>
          </table:table-cell>
          <table:table-cell office:value-type="float" office:value="6.65235111" calcext:value-type="float">
            <text:p>6.65235111</text:p>
          </table:table-cell>
          <table:table-cell table:formula="of:=POWER([.C395]-6.75;2)" office:value-type="float" office:value="0.00953530571823216" calcext:value-type="float">
            <text:p>0.009535305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77765" calcext:value-type="float">
            <text:p>6.577765</text:p>
          </table:table-cell>
          <table:table-cell office:value-type="float" office:value="6.653160645" calcext:value-type="float">
            <text:p>6.653160645</text:p>
          </table:table-cell>
          <table:table-cell table:formula="of:=POWER([.C396]-6.75;2)" office:value-type="float" office:value="0.00937786067681606" calcext:value-type="float">
            <text:p>0.00937786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85733" calcext:value-type="float">
            <text:p>6.585733</text:p>
          </table:table-cell>
          <table:table-cell office:value-type="float" office:value="6.65398465" calcext:value-type="float">
            <text:p>6.65398465</text:p>
          </table:table-cell>
          <table:table-cell table:formula="of:=POWER([.C397]-6.75;2)" office:value-type="float" office:value="0.00921894743562251" calcext:value-type="float">
            <text:p>0.009218947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9388" calcext:value-type="float">
            <text:p>6.59388</text:p>
          </table:table-cell>
          <table:table-cell office:value-type="float" office:value="6.654818145" calcext:value-type="float">
            <text:p>6.654818145</text:p>
          </table:table-cell>
          <table:table-cell table:formula="of:=POWER([.C398]-6.75;2)" office:value-type="float" office:value="0.009059585521241" calcext:value-type="float">
            <text:p>0.009059585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02276" calcext:value-type="float">
            <text:p>6.602276</text:p>
          </table:table-cell>
          <table:table-cell office:value-type="float" office:value="6.655655865" calcext:value-type="float">
            <text:p>6.655655865</text:p>
          </table:table-cell>
          <table:table-cell table:formula="of:=POWER([.C399]-6.75;2)" office:value-type="float" office:value="0.00890081580889823" calcext:value-type="float">
            <text:p>0.008900815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11005" calcext:value-type="float">
            <text:p>6.611005</text:p>
          </table:table-cell>
          <table:table-cell office:value-type="float" office:value="6.65649249" calcext:value-type="float">
            <text:p>6.65649249</text:p>
          </table:table-cell>
          <table:table-cell table:formula="of:=POWER([.C400]-6.75;2)" office:value-type="float" office:value="0.00874365442640015" calcext:value-type="float">
            <text:p>0.008743654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20166" calcext:value-type="float">
            <text:p>6.620166</text:p>
          </table:table-cell>
          <table:table-cell office:value-type="float" office:value="6.65732281" calcext:value-type="float">
            <text:p>6.65732281</text:p>
          </table:table-cell>
          <table:table-cell table:formula="of:=POWER([.C401]-6.75;2)" office:value-type="float" office:value="0.00858906154629607" calcext:value-type="float">
            <text:p>0.008589061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29862" calcext:value-type="float">
            <text:p>6.629862</text:p>
          </table:table-cell>
          <table:table-cell office:value-type="float" office:value="6.65814183" calcext:value-type="float">
            <text:p>6.65814183</text:p>
          </table:table-cell>
          <table:table-cell table:formula="of:=POWER([.C402]-6.75;2)" office:value-type="float" office:value="0.00843792339574891" calcext:value-type="float">
            <text:p>0.008437923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40189" calcext:value-type="float">
            <text:p>6.640189</text:p>
          </table:table-cell>
          <table:table-cell office:value-type="float" office:value="6.65894483" calcext:value-type="float">
            <text:p>6.65894483</text:p>
          </table:table-cell>
          <table:table-cell table:formula="of:=POWER([.C403]-6.75;2)" office:value-type="float" office:value="0.00829104398372885" calcext:value-type="float">
            <text:p>0.00829104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51229" calcext:value-type="float">
            <text:p>6.651229</text:p>
          </table:table-cell>
          <table:table-cell office:value-type="float" office:value="6.659727365" calcext:value-type="float">
            <text:p>6.659727365</text:p>
          </table:table-cell>
          <table:table-cell table:formula="of:=POWER([.C404]-6.75;2)" office:value-type="float" office:value="0.00814914862984319" calcext:value-type="float">
            <text:p>0.008149148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63029" calcext:value-type="float">
            <text:p>6.663029</text:p>
          </table:table-cell>
          <table:table-cell office:value-type="float" office:value="6.660485175" calcext:value-type="float">
            <text:p>6.660485175</text:p>
          </table:table-cell>
          <table:table-cell table:formula="of:=POWER([.C405]-6.75;2)" office:value-type="float" office:value="0.00801290389478066" calcext:value-type="float">
            <text:p>0.008012903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7559" calcext:value-type="float">
            <text:p>6.67559</text:p>
          </table:table-cell>
          <table:table-cell office:value-type="float" office:value="6.66121411" calcext:value-type="float">
            <text:p>6.66121411</text:p>
          </table:table-cell>
          <table:table-cell table:formula="of:=POWER([.C406]-6.75;2)" office:value-type="float" office:value="0.00788293426309218" calcext:value-type="float">
            <text:p>0.007882934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88857" calcext:value-type="float">
            <text:p>6.688857</text:p>
          </table:table-cell>
          <table:table-cell office:value-type="float" office:value="6.661910035" calcext:value-type="float">
            <text:p>6.661910035</text:p>
          </table:table-cell>
          <table:table-cell table:formula="of:=POWER([.C407]-6.75;2)" office:value-type="float" office:value="0.00775984193370122" calcext:value-type="float">
            <text:p>0.007759841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02716" calcext:value-type="float">
            <text:p>6.702716</text:p>
          </table:table-cell>
          <table:table-cell office:value-type="float" office:value="6.662568785" calcext:value-type="float">
            <text:p>6.662568785</text:p>
          </table:table-cell>
          <table:table-cell table:formula="of:=POWER([.C408]-6.75;2)" office:value-type="float" office:value="0.00764421735637616" calcext:value-type="float">
            <text:p>0.007644217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1699" calcext:value-type="float">
            <text:p>6.71699</text:p>
          </table:table-cell>
          <table:table-cell office:value-type="float" office:value="6.66318614" calcext:value-type="float">
            <text:p>6.66318614</text:p>
          </table:table-cell>
          <table:table-cell table:formula="of:=POWER([.C409]-6.75;2)" office:value-type="float" office:value="0.00753664628809966" calcext:value-type="float">
            <text:p>0.007536646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31453" calcext:value-type="float">
            <text:p>6.731453</text:p>
          </table:table-cell>
          <table:table-cell office:value-type="float" office:value="6.663757905" calcext:value-type="float">
            <text:p>6.663757905</text:p>
          </table:table-cell>
          <table:table-cell table:formula="of:=POWER([.C410]-6.75;2)" office:value-type="float" office:value="0.00743769894998907" calcext:value-type="float">
            <text:p>0.007437698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4584" calcext:value-type="float">
            <text:p>6.74584</text:p>
          </table:table-cell>
          <table:table-cell office:value-type="float" office:value="6.66428003" calcext:value-type="float">
            <text:p>6.66428003</text:p>
          </table:table-cell>
          <table:table-cell table:formula="of:=POWER([.C411]-6.75;2)" office:value-type="float" office:value="0.00734791325680082" calcext:value-type="float">
            <text:p>0.007347913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59866" calcext:value-type="float">
            <text:p>6.759866</text:p>
          </table:table-cell>
          <table:table-cell office:value-type="float" office:value="6.66474879" calcext:value-type="float">
            <text:p>6.66474879</text:p>
          </table:table-cell>
          <table:table-cell table:formula="of:=POWER([.C412]-6.75;2)" office:value-type="float" office:value="0.0072677688064641" calcext:value-type="float">
            <text:p>0.007267768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73252" calcext:value-type="float">
            <text:p>6.773252</text:p>
          </table:table-cell>
          <table:table-cell office:value-type="float" office:value="6.665161015" calcext:value-type="float">
            <text:p>6.665161015</text:p>
          </table:table-cell>
          <table:table-cell table:formula="of:=POWER([.C413]-6.75;2)" office:value-type="float" office:value="0.00719765337583026" calcext:value-type="float">
            <text:p>0.007197653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85741" calcext:value-type="float">
            <text:p>6.785741</text:p>
          </table:table-cell>
          <table:table-cell office:value-type="float" office:value="6.66551426" calcext:value-type="float">
            <text:p>6.66551426</text:p>
          </table:table-cell>
          <table:table-cell table:formula="of:=POWER([.C414]-6.75;2)" office:value-type="float" office:value="0.00713784026334758" calcext:value-type="float">
            <text:p>0.007137840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97119" calcext:value-type="float">
            <text:p>6.797119</text:p>
          </table:table-cell>
          <table:table-cell office:value-type="float" office:value="6.665807005" calcext:value-type="float">
            <text:p>6.665807005</text:p>
          </table:table-cell>
          <table:table-cell table:formula="of:=POWER([.C415]-6.75;2)" office:value-type="float" office:value="0.0070884604070701" calcext:value-type="float">
            <text:p>0.007088460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0723" calcext:value-type="float">
            <text:p>6.80723</text:p>
          </table:table-cell>
          <table:table-cell office:value-type="float" office:value="6.666038735" calcext:value-type="float">
            <text:p>6.666038735</text:p>
          </table:table-cell>
          <table:table-cell table:formula="of:=POWER([.C416]-6.75;2)" office:value-type="float" office:value="0.00704949402040024" calcext:value-type="float">
            <text:p>0.00704949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15978" calcext:value-type="float">
            <text:p>6.815978</text:p>
          </table:table-cell>
          <table:table-cell office:value-type="float" office:value="6.66620997" calcext:value-type="float">
            <text:p>6.66620997</text:p>
          </table:table-cell>
          <table:table-cell table:formula="of:=POWER([.C417]-6.75;2)" office:value-type="float" office:value="0.00702076912740095" calcext:value-type="float">
            <text:p>0.007020769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823333" calcext:value-type="float">
            <text:p>6.823333</text:p>
          </table:table-cell>
          <table:table-cell office:value-type="float" office:value="6.666322205" calcext:value-type="float">
            <text:p>6.666322205</text:p>
          </table:table-cell>
          <table:table-cell table:formula="of:=POWER([.C418]-6.75;2)" office:value-type="float" office:value="0.007001973376062" calcext:value-type="float">
            <text:p>0.007001973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29317" calcext:value-type="float">
            <text:p>6.829317</text:p>
          </table:table-cell>
          <table:table-cell office:value-type="float" office:value="6.666377745" calcext:value-type="float">
            <text:p>6.666377745</text:p>
          </table:table-cell>
          <table:table-cell table:formula="of:=POWER([.C419]-6.75;2)" office:value-type="float" office:value="0.006992681531285" calcext:value-type="float">
            <text:p>0.006992681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33998" calcext:value-type="float">
            <text:p>6.833998</text:p>
          </table:table-cell>
          <table:table-cell office:value-type="float" office:value="6.666379505" calcext:value-type="float">
            <text:p>6.666379505</text:p>
          </table:table-cell>
          <table:table-cell table:formula="of:=POWER([.C420]-6.75;2)" office:value-type="float" office:value="0.00699238718404501" calcext:value-type="float">
            <text:p>0.006992387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37475" calcext:value-type="float">
            <text:p>6.837475</text:p>
          </table:table-cell>
          <table:table-cell office:value-type="float" office:value="6.66633073" calcext:value-type="float">
            <text:p>6.66633073</text:p>
          </table:table-cell>
          <table:table-cell table:formula="of:=POWER([.C421]-6.75;2)" office:value-type="float" office:value="0.00700054674233285" calcext:value-type="float">
            <text:p>0.007000546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3986" calcext:value-type="float">
            <text:p>6.83986</text:p>
          </table:table-cell>
          <table:table-cell office:value-type="float" office:value="6.6662347" calcext:value-type="float">
            <text:p>6.6662347</text:p>
          </table:table-cell>
          <table:table-cell table:formula="of:=POWER([.C422]-6.75;2)" office:value-type="float" office:value="0.00701662548408993" calcext:value-type="float">
            <text:p>0.007016625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41267" calcext:value-type="float">
            <text:p>6.841267</text:p>
          </table:table-cell>
          <table:table-cell office:value-type="float" office:value="6.66609447" calcext:value-type="float">
            <text:p>6.66609447</text:p>
          </table:table-cell>
          <table:table-cell table:formula="of:=POWER([.C423]-6.75;2)" office:value-type="float" office:value="0.0070401379645809" calcext:value-type="float">
            <text:p>0.00704013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41805" calcext:value-type="float">
            <text:p>6.841805</text:p>
          </table:table-cell>
          <table:table-cell office:value-type="float" office:value="6.66591261" calcext:value-type="float">
            <text:p>6.66591261</text:p>
          </table:table-cell>
          <table:table-cell table:formula="of:=POWER([.C424]-6.75;2)" office:value-type="float" office:value="0.00707068915701204" calcext:value-type="float">
            <text:p>0.007070689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41569" calcext:value-type="float">
            <text:p>6.841569</text:p>
          </table:table-cell>
          <table:table-cell office:value-type="float" office:value="6.66569101" calcext:value-type="float">
            <text:p>6.66569101</text:p>
          </table:table-cell>
          <table:table-cell table:formula="of:=POWER([.C425]-6.75;2)" office:value-type="float" office:value="0.00710800579482014" calcext:value-type="float">
            <text:p>0.007108005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4064" calcext:value-type="float">
            <text:p>6.84064</text:p>
          </table:table-cell>
          <table:table-cell office:value-type="float" office:value="6.66543076" calcext:value-type="float">
            <text:p>6.66543076</text:p>
          </table:table-cell>
          <table:table-cell table:formula="of:=POWER([.C426]-6.75;2)" office:value-type="float" office:value="0.00715195635417767" calcext:value-type="float">
            <text:p>0.007151956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39089" calcext:value-type="float">
            <text:p>6.839089</text:p>
          </table:table-cell>
          <table:table-cell office:value-type="float" office:value="6.665132125" calcext:value-type="float">
            <text:p>6.665132125</text:p>
          </table:table-cell>
          <table:table-cell table:formula="of:=POWER([.C427]-6.75;2)" office:value-type="float" office:value="0.00720255620701556" calcext:value-type="float">
            <text:p>0.007202556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36978" calcext:value-type="float">
            <text:p>6.836978</text:p>
          </table:table-cell>
          <table:table-cell office:value-type="float" office:value="6.66479457" calcext:value-type="float">
            <text:p>6.6647945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34362" calcext:value-type="float">
            <text:p>6.834362</text:p>
          </table:table-cell>
          <table:table-cell office:value-type="float" office:value="6.66441691" calcext:value-type="float">
            <text:p>6.6644169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31291" calcext:value-type="float">
            <text:p>6.831291</text:p>
          </table:table-cell>
          <table:table-cell office:value-type="float" office:value="6.663997495" calcext:value-type="float">
            <text:p>6.6639974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2781" calcext:value-type="float">
            <text:p>6.82781</text:p>
          </table:table-cell>
          <table:table-cell office:value-type="float" office:value="6.663534475" calcext:value-type="float">
            <text:p>6.6635344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23953" calcext:value-type="float">
            <text:p>6.823953</text:p>
          </table:table-cell>
          <table:table-cell office:value-type="float" office:value="6.66302608" calcext:value-type="float">
            <text:p>6.6630260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19742" calcext:value-type="float">
            <text:p>6.819742</text:p>
          </table:table-cell>
          <table:table-cell office:value-type="float" office:value="6.6624709" calcext:value-type="float">
            <text:p>6.662470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15179" calcext:value-type="float">
            <text:p>6.815179</text:p>
          </table:table-cell>
          <table:table-cell office:value-type="float" office:value="6.661868165" calcext:value-type="float">
            <text:p>6.66186816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10245" calcext:value-type="float">
            <text:p>6.810245</text:p>
          </table:table-cell>
          <table:table-cell office:value-type="float" office:value="6.66121797" calcext:value-type="float">
            <text:p>6.6612179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04898" calcext:value-type="float">
            <text:p>6.804898</text:p>
          </table:table-cell>
          <table:table-cell office:value-type="float" office:value="6.660521425" calcext:value-type="float">
            <text:p>6.6605214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99078" calcext:value-type="float">
            <text:p>6.799078</text:p>
          </table:table-cell>
          <table:table-cell office:value-type="float" office:value="6.65978076" calcext:value-type="float">
            <text:p>6.6597807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92708" calcext:value-type="float">
            <text:p>6.792708</text:p>
          </table:table-cell>
          <table:table-cell office:value-type="float" office:value="6.658999305" calcext:value-type="float">
            <text:p>6.65899930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85705" calcext:value-type="float">
            <text:p>6.785705</text:p>
          </table:table-cell>
          <table:table-cell office:value-type="float" office:value="6.658181435" calcext:value-type="float">
            <text:p>6.65818143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77989" calcext:value-type="float">
            <text:p>6.777989</text:p>
          </table:table-cell>
          <table:table-cell office:value-type="float" office:value="6.657332415" calcext:value-type="float">
            <text:p>6.6573324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69491" calcext:value-type="float">
            <text:p>6.769491</text:p>
          </table:table-cell>
          <table:table-cell office:value-type="float" office:value="6.6564582" calcext:value-type="float">
            <text:p>6.656458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60158" calcext:value-type="float">
            <text:p>6.760158</text:p>
          </table:table-cell>
          <table:table-cell office:value-type="float" office:value="6.655565195" calcext:value-type="float">
            <text:p>6.65556519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49962" calcext:value-type="float">
            <text:p>6.749962</text:p>
          </table:table-cell>
          <table:table-cell office:value-type="float" office:value="6.65466004" calcext:value-type="float">
            <text:p>6.6546600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389" calcext:value-type="float">
            <text:p>6.7389</text:p>
          </table:table-cell>
          <table:table-cell office:value-type="float" office:value="6.653749355" calcext:value-type="float">
            <text:p>6.6537493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26993" calcext:value-type="float">
            <text:p>6.726993</text:p>
          </table:table-cell>
          <table:table-cell office:value-type="float" office:value="6.65283958" calcext:value-type="float">
            <text:p>6.6528395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14291" calcext:value-type="float">
            <text:p>6.714291</text:p>
          </table:table-cell>
          <table:table-cell office:value-type="float" office:value="6.651936855" calcext:value-type="float">
            <text:p>6.6519368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00865" calcext:value-type="float">
            <text:p>6.700865</text:p>
          </table:table-cell>
          <table:table-cell office:value-type="float" office:value="6.651046965" calcext:value-type="float">
            <text:p>6.65104696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86807" calcext:value-type="float">
            <text:p>6.686807</text:p>
          </table:table-cell>
          <table:table-cell office:value-type="float" office:value="6.650175375" calcext:value-type="float">
            <text:p>6.6501753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72227" calcext:value-type="float">
            <text:p>6.672227</text:p>
          </table:table-cell>
          <table:table-cell office:value-type="float" office:value="6.64932734" calcext:value-type="float">
            <text:p>6.6493273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57251" calcext:value-type="float">
            <text:p>6.657251</text:p>
          </table:table-cell>
          <table:table-cell office:value-type="float" office:value="6.648508075" calcext:value-type="float">
            <text:p>6.6485080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42015" calcext:value-type="float">
            <text:p>6.642015</text:p>
          </table:table-cell>
          <table:table-cell office:value-type="float" office:value="6.647722955" calcext:value-type="float">
            <text:p>6.64772295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26662" calcext:value-type="float">
            <text:p>6.626662</text:p>
          </table:table-cell>
          <table:table-cell office:value-type="float" office:value="6.64697773" calcext:value-type="float">
            <text:p>6.6469777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11334" calcext:value-type="float">
            <text:p>6.611334</text:p>
          </table:table-cell>
          <table:table-cell office:value-type="float" office:value="6.64627873" calcext:value-type="float">
            <text:p>6.6462787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96172" calcext:value-type="float">
            <text:p>6.596172</text:p>
          </table:table-cell>
          <table:table-cell office:value-type="float" office:value="6.64563304" calcext:value-type="float">
            <text:p>6.6456330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81306" calcext:value-type="float">
            <text:p>6.581306</text:p>
          </table:table-cell>
          <table:table-cell office:value-type="float" office:value="6.64504866" calcext:value-type="float">
            <text:p>6.6450486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566856" calcext:value-type="float">
            <text:p>6.566856</text:p>
          </table:table-cell>
          <table:table-cell office:value-type="float" office:value="6.644534775" calcext:value-type="float">
            <text:p>6.6445347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52928" calcext:value-type="float">
            <text:p>6.552928</text:p>
          </table:table-cell>
          <table:table-cell office:value-type="float" office:value="6.644102495" calcext:value-type="float">
            <text:p>6.64410249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39617" calcext:value-type="float">
            <text:p>6.539617</text:p>
          </table:table-cell>
          <table:table-cell office:value-type="float" office:value="6.643767325" calcext:value-type="float">
            <text:p>6.6437673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527008" calcext:value-type="float">
            <text:p>6.527008</text:p>
          </table:table-cell>
          <table:table-cell office:value-type="float" office:value="6.64355988" calcext:value-type="float">
            <text:p>6.6435598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515185" calcext:value-type="float">
            <text:p>6.515185</text:p>
          </table:table-cell>
          <table:table-cell office:value-type="float" office:value="6.64361057" calcext:value-type="float">
            <text:p>6.6436105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04231" calcext:value-type="float">
            <text:p>6.504231</text:p>
          </table:table-cell>
          <table:table-cell office:value-type="float" office:value="6.642495675" calcext:value-type="float">
            <text:p>6.6424956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494237" calcext:value-type="float">
            <text:p>6.494237</text:p>
          </table:table-cell>
          <table:table-cell office:value-type="float" office:value="6.64222372" calcext:value-type="float">
            <text:p>6.6422237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485297" calcext:value-type="float">
            <text:p>6.485297</text:p>
          </table:table-cell>
          <table:table-cell office:value-type="float" office:value="6.642115795" calcext:value-type="float">
            <text:p>6.64211579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77516" calcext:value-type="float">
            <text:p>6.477516</text:p>
          </table:table-cell>
          <table:table-cell office:value-type="float" office:value="6.6421151" calcext:value-type="float">
            <text:p>6.642115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471011" calcext:value-type="float">
            <text:p>6.471011</text:p>
          </table:table-cell>
          <table:table-cell office:value-type="float" office:value="6.6421985" calcext:value-type="float">
            <text:p>6.642198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465917" calcext:value-type="float">
            <text:p>6.465917</text:p>
          </table:table-cell>
          <table:table-cell office:value-type="float" office:value="6.642349405" calcext:value-type="float">
            <text:p>6.64234940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462408" calcext:value-type="float">
            <text:p>6.462408</text:p>
          </table:table-cell>
          <table:table-cell office:value-type="float" office:value="6.642552775" calcext:value-type="float">
            <text:p>6.6425527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460754" calcext:value-type="float">
            <text:p>6.460754</text:p>
          </table:table-cell>
          <table:table-cell office:value-type="float" office:value="6.642793905" calcext:value-type="float">
            <text:p>6.64279390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461448" calcext:value-type="float">
            <text:p>6.461448</text:p>
          </table:table-cell>
          <table:table-cell office:value-type="float" office:value="6.64305797" calcext:value-type="float">
            <text:p>6.6430579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465562" calcext:value-type="float">
            <text:p>6.465562</text:p>
          </table:table-cell>
          <table:table-cell office:value-type="float" office:value="6.64332926" calcext:value-type="float">
            <text:p>6.6433292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475983" calcext:value-type="float">
            <text:p>6.475983</text:p>
          </table:table-cell>
          <table:table-cell office:value-type="float" office:value="6.643588665" calcext:value-type="float">
            <text:p>6.64358866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03763" calcext:value-type="float">
            <text:p>6.503763</text:p>
          </table:table-cell>
          <table:table-cell office:value-type="float" office:value="6.643804865" calcext:value-type="float">
            <text:p>6.64380486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62446" calcext:value-type="float">
            <text:p>6.662446</text:p>
          </table:table-cell>
          <table:table-cell office:value-type="float" office:value="6.6438936" calcext:value-type="float">
            <text:p>6.643893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264852" calcext:value-type="float">
            <text:p>6.264852</text:p>
          </table:table-cell>
          <table:table-cell office:value-type="float" office:value="6.64320511" calcext:value-type="float">
            <text:p>6.6432051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377673" calcext:value-type="float">
            <text:p>6.377673</text:p>
          </table:table-cell>
          <table:table-cell office:value-type="float" office:value="6.644527425" calcext:value-type="float">
            <text:p>6.6445274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405604" calcext:value-type="float">
            <text:p>6.405604</text:p>
          </table:table-cell>
          <table:table-cell office:value-type="float" office:value="6.645316525" calcext:value-type="float">
            <text:p>6.6453165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420922" calcext:value-type="float">
            <text:p>6.420922</text:p>
          </table:table-cell>
          <table:table-cell office:value-type="float" office:value="6.646005705" calcext:value-type="float">
            <text:p>6.64600570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432628" calcext:value-type="float">
            <text:p>6.432628</text:p>
          </table:table-cell>
          <table:table-cell office:value-type="float" office:value="6.646667025" calcext:value-type="float">
            <text:p>6.6466670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4326" calcext:value-type="float">
            <text:p>6.44326</text:p>
          </table:table-cell>
          <table:table-cell office:value-type="float" office:value="6.647327045" calcext:value-type="float">
            <text:p>6.64732704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453793" calcext:value-type="float">
            <text:p>6.453793</text:p>
          </table:table-cell>
          <table:table-cell office:value-type="float" office:value="6.647998595" calcext:value-type="float">
            <text:p>6.64799859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64645" calcext:value-type="float">
            <text:p>6.464645</text:p>
          </table:table-cell>
          <table:table-cell office:value-type="float" office:value="6.64868818" calcext:value-type="float">
            <text:p>6.6486881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475978" calcext:value-type="float">
            <text:p>6.475978</text:p>
          </table:table-cell>
          <table:table-cell office:value-type="float" office:value="6.649398505" calcext:value-type="float">
            <text:p>6.64939850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48781" calcext:value-type="float">
            <text:p>6.48781</text:p>
          </table:table-cell>
          <table:table-cell office:value-type="float" office:value="6.65012968" calcext:value-type="float">
            <text:p>6.6501296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00071" calcext:value-type="float">
            <text:p>6.500071</text:p>
          </table:table-cell>
          <table:table-cell office:value-type="float" office:value="6.65088002" calcext:value-type="float">
            <text:p>6.650880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12629" calcext:value-type="float">
            <text:p>6.512629</text:p>
          </table:table-cell>
          <table:table-cell office:value-type="float" office:value="6.651646675" calcext:value-type="float">
            <text:p>6.6516466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25318" calcext:value-type="float">
            <text:p>6.525318</text:p>
          </table:table-cell>
          <table:table-cell office:value-type="float" office:value="6.65242623" calcext:value-type="float">
            <text:p>6.6524262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3796" calcext:value-type="float">
            <text:p>6.53796</text:p>
          </table:table-cell>
          <table:table-cell office:value-type="float" office:value="6.653215195" calcext:value-type="float">
            <text:p>6.65321519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50378" calcext:value-type="float">
            <text:p>6.550378</text:p>
          </table:table-cell>
          <table:table-cell office:value-type="float" office:value="6.6540104" calcext:value-type="float">
            <text:p>6.654010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62423" calcext:value-type="float">
            <text:p>6.562423</text:p>
          </table:table-cell>
          <table:table-cell office:value-type="float" office:value="6.65480929" calcext:value-type="float">
            <text:p>6.6548092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73987" calcext:value-type="float">
            <text:p>6.573987</text:p>
          </table:table-cell>
          <table:table-cell office:value-type="float" office:value="6.655610025" calcext:value-type="float">
            <text:p>6.6556100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85018" calcext:value-type="float">
            <text:p>6.585018</text:p>
          </table:table-cell>
          <table:table-cell office:value-type="float" office:value="6.656411465" calcext:value-type="float">
            <text:p>6.65641146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95525" calcext:value-type="float">
            <text:p>6.595525</text:p>
          </table:table-cell>
          <table:table-cell office:value-type="float" office:value="6.65721297" calcext:value-type="float">
            <text:p>6.6572129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05585" calcext:value-type="float">
            <text:p>6.605585</text:p>
          </table:table-cell>
          <table:table-cell office:value-type="float" office:value="6.658014135" calcext:value-type="float">
            <text:p>6.65801413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15328" calcext:value-type="float">
            <text:p>6.615328</text:p>
          </table:table-cell>
          <table:table-cell office:value-type="float" office:value="6.65881442" calcext:value-type="float">
            <text:p>6.6588144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24932" calcext:value-type="float">
            <text:p>6.624932</text:p>
          </table:table-cell>
          <table:table-cell office:value-type="float" office:value="6.65961278" calcext:value-type="float">
            <text:p>6.6596127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34594" calcext:value-type="float">
            <text:p>6.634594</text:p>
          </table:table-cell>
          <table:table-cell office:value-type="float" office:value="6.66040732" calcext:value-type="float">
            <text:p>6.6604073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44509" calcext:value-type="float">
            <text:p>6.644509</text:p>
          </table:table-cell>
          <table:table-cell office:value-type="float" office:value="6.661195065" calcext:value-type="float">
            <text:p>6.66119506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54846" calcext:value-type="float">
            <text:p>6.654846</text:p>
          </table:table-cell>
          <table:table-cell office:value-type="float" office:value="6.66197185" calcext:value-type="float">
            <text:p>6.6619718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65723" calcext:value-type="float">
            <text:p>6.665723</text:p>
          </table:table-cell>
          <table:table-cell office:value-type="float" office:value="6.662732345" calcext:value-type="float">
            <text:p>6.66273234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77191" calcext:value-type="float">
            <text:p>6.677191</text:p>
          </table:table-cell>
          <table:table-cell office:value-type="float" office:value="6.66347026" calcext:value-type="float">
            <text:p>6.6634702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89226" calcext:value-type="float">
            <text:p>6.689226</text:p>
          </table:table-cell>
          <table:table-cell office:value-type="float" office:value="6.664178675" calcext:value-type="float">
            <text:p>6.66417867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01728" calcext:value-type="float">
            <text:p>6.701728</text:p>
          </table:table-cell>
          <table:table-cell office:value-type="float" office:value="6.664850445" calcext:value-type="float">
            <text:p>6.66485044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14534" calcext:value-type="float">
            <text:p>6.714534</text:p>
          </table:table-cell>
          <table:table-cell office:value-type="float" office:value="6.665478665" calcext:value-type="float">
            <text:p>6.66547866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27431" calcext:value-type="float">
            <text:p>6.727431</text:p>
          </table:table-cell>
          <table:table-cell office:value-type="float" office:value="6.666057095" calcext:value-type="float">
            <text:p>6.66605709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40178" calcext:value-type="float">
            <text:p>6.740178</text:p>
          </table:table-cell>
          <table:table-cell office:value-type="float" office:value="6.666580525" calcext:value-type="float">
            <text:p>6.6665805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5253" calcext:value-type="float">
            <text:p>6.75253</text:p>
          </table:table-cell>
          <table:table-cell office:value-type="float" office:value="6.66704502" calcext:value-type="float">
            <text:p>6.6670450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64255" calcext:value-type="float">
            <text:p>6.764255</text:p>
          </table:table-cell>
          <table:table-cell office:value-type="float" office:value="6.66744804" calcext:value-type="float">
            <text:p>6.6674480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75153" calcext:value-type="float">
            <text:p>6.775153</text:p>
          </table:table-cell>
          <table:table-cell office:value-type="float" office:value="6.667788425" calcext:value-type="float">
            <text:p>6.6677884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85069" calcext:value-type="float">
            <text:p>6.785069</text:p>
          </table:table-cell>
          <table:table-cell office:value-type="float" office:value="6.66806625" calcext:value-type="float">
            <text:p>6.668066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93896" calcext:value-type="float">
            <text:p>6.793896</text:p>
          </table:table-cell>
          <table:table-cell office:value-type="float" office:value="6.66828257" calcext:value-type="float">
            <text:p>6.6682825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01584" calcext:value-type="float">
            <text:p>6.801584</text:p>
          </table:table-cell>
          <table:table-cell office:value-type="float" office:value="6.668439115" calcext:value-type="float">
            <text:p>6.66843911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08132" calcext:value-type="float">
            <text:p>6.808132</text:p>
          </table:table-cell>
          <table:table-cell office:value-type="float" office:value="6.66853794" calcext:value-type="float">
            <text:p>6.6685379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13586" calcext:value-type="float">
            <text:p>6.813586</text:p>
          </table:table-cell>
          <table:table-cell office:value-type="float" office:value="6.66858109" calcext:value-type="float">
            <text:p>6.6685810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18028" calcext:value-type="float">
            <text:p>6.818028</text:p>
          </table:table-cell>
          <table:table-cell office:value-type="float" office:value="6.668570315" calcext:value-type="float">
            <text:p>6.66857031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21568" calcext:value-type="float">
            <text:p>6.821568</text:p>
          </table:table-cell>
          <table:table-cell office:value-type="float" office:value="6.66850686" calcext:value-type="float">
            <text:p>6.6685068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2433" calcext:value-type="float">
            <text:p>6.82433</text:p>
          </table:table-cell>
          <table:table-cell office:value-type="float" office:value="6.668391345" calcext:value-type="float">
            <text:p>6.66839134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26435" calcext:value-type="float">
            <text:p>6.826435</text:p>
          </table:table-cell>
          <table:table-cell office:value-type="float" office:value="6.66822376" calcext:value-type="float">
            <text:p>6.6682237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2799" calcext:value-type="float">
            <text:p>6.82799</text:p>
          </table:table-cell>
          <table:table-cell office:value-type="float" office:value="6.668003585" calcext:value-type="float">
            <text:p>6.66800358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29065" calcext:value-type="float">
            <text:p>6.829065</text:p>
          </table:table-cell>
          <table:table-cell office:value-type="float" office:value="6.66773" calcext:value-type="float">
            <text:p>6.6677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29688" calcext:value-type="float">
            <text:p>6.829688</text:p>
          </table:table-cell>
          <table:table-cell office:value-type="float" office:value="6.66740218" calcext:value-type="float">
            <text:p>6.6674021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29835" calcext:value-type="float">
            <text:p>6.829835</text:p>
          </table:table-cell>
          <table:table-cell office:value-type="float" office:value="6.66701964" calcext:value-type="float">
            <text:p>6.6670196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29429" calcext:value-type="float">
            <text:p>6.829429</text:p>
          </table:table-cell>
          <table:table-cell office:value-type="float" office:value="6.666582535" calcext:value-type="float">
            <text:p>6.66658253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28346" calcext:value-type="float">
            <text:p>6.828346</text:p>
          </table:table-cell>
          <table:table-cell office:value-type="float" office:value="6.666091945" calcext:value-type="float">
            <text:p>6.66609194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26435" calcext:value-type="float">
            <text:p>6.826435</text:p>
          </table:table-cell>
          <table:table-cell office:value-type="float" office:value="6.665550035" calcext:value-type="float">
            <text:p>6.66555003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23536" calcext:value-type="float">
            <text:p>6.823536</text:p>
          </table:table-cell>
          <table:table-cell office:value-type="float" office:value="6.664960075" calcext:value-type="float">
            <text:p>6.6649600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19504" calcext:value-type="float">
            <text:p>6.819504</text:p>
          </table:table-cell>
          <table:table-cell office:value-type="float" office:value="6.664326325" calcext:value-type="float">
            <text:p>6.6643263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14239" calcext:value-type="float">
            <text:p>6.814239</text:p>
          </table:table-cell>
          <table:table-cell office:value-type="float" office:value="6.66365381" calcext:value-type="float">
            <text:p>6.6636538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07699" calcext:value-type="float">
            <text:p>6.807699</text:p>
          </table:table-cell>
          <table:table-cell office:value-type="float" office:value="6.66294797" calcext:value-type="float">
            <text:p>6.6629479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99916" calcext:value-type="float">
            <text:p>6.799916</text:p>
          </table:table-cell>
          <table:table-cell office:value-type="float" office:value="6.662214345" calcext:value-type="float">
            <text:p>6.66221434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90992" calcext:value-type="float">
            <text:p>6.790992</text:p>
          </table:table-cell>
          <table:table-cell office:value-type="float" office:value="6.66145824" calcext:value-type="float">
            <text:p>6.6614582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81088" calcext:value-type="float">
            <text:p>6.781088</text:p>
          </table:table-cell>
          <table:table-cell office:value-type="float" office:value="6.66068457" calcext:value-type="float">
            <text:p>6.6606845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70406" calcext:value-type="float">
            <text:p>6.770406</text:p>
          </table:table-cell>
          <table:table-cell office:value-type="float" office:value="6.659897835" calcext:value-type="float">
            <text:p>6.65989783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59156" calcext:value-type="float">
            <text:p>6.759156</text:p>
          </table:table-cell>
          <table:table-cell office:value-type="float" office:value="6.6591023" calcext:value-type="float">
            <text:p>6.659102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47529" calcext:value-type="float">
            <text:p>6.747529</text:p>
          </table:table-cell>
          <table:table-cell office:value-type="float" office:value="6.658302365" calcext:value-type="float">
            <text:p>6.65830236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35674" calcext:value-type="float">
            <text:p>6.735674</text:p>
          </table:table-cell>
          <table:table-cell office:value-type="float" office:value="6.65750311" calcext:value-type="float">
            <text:p>6.6575031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23678" calcext:value-type="float">
            <text:p>6.723678</text:p>
          </table:table-cell>
          <table:table-cell office:value-type="float" office:value="6.65671093" calcext:value-type="float">
            <text:p>6.6567109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11568" calcext:value-type="float">
            <text:p>6.711568</text:p>
          </table:table-cell>
          <table:table-cell office:value-type="float" office:value="6.655934235" calcext:value-type="float">
            <text:p>6.65593423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99319" calcext:value-type="float">
            <text:p>6.699319</text:p>
          </table:table-cell>
          <table:table-cell office:value-type="float" office:value="6.65518413" calcext:value-type="float">
            <text:p>6.6551841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86877" calcext:value-type="float">
            <text:p>6.686877</text:p>
          </table:table-cell>
          <table:table-cell office:value-type="float" office:value="6.65447506" calcext:value-type="float">
            <text:p>6.6544750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74189" calcext:value-type="float">
            <text:p>6.674189</text:p>
          </table:table-cell>
          <table:table-cell office:value-type="float" office:value="6.6538254" calcext:value-type="float">
            <text:p>6.653825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61234" calcext:value-type="float">
            <text:p>6.661234</text:p>
          </table:table-cell>
          <table:table-cell office:value-type="float" office:value="6.65325805" calcext:value-type="float">
            <text:p>6.6532580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48052" calcext:value-type="float">
            <text:p>6.648052</text:p>
          </table:table-cell>
          <table:table-cell office:value-type="float" office:value="6.65280103" calcext:value-type="float">
            <text:p>6.6528010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34753" calcext:value-type="float">
            <text:p>6.634753</text:p>
          </table:table-cell>
          <table:table-cell office:value-type="float" office:value="6.652488175" calcext:value-type="float">
            <text:p>6.6524881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21522" calcext:value-type="float">
            <text:p>6.621522</text:p>
          </table:table-cell>
          <table:table-cell office:value-type="float" office:value="6.652360075" calcext:value-type="float">
            <text:p>6.65236007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08597" calcext:value-type="float">
            <text:p>6.608597</text:p>
          </table:table-cell>
          <table:table-cell office:value-type="float" office:value="6.65246535" calcext:value-type="float">
            <text:p>6.6524653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96239" calcext:value-type="float">
            <text:p>6.596239</text:p>
          </table:table-cell>
          <table:table-cell office:value-type="float" office:value="6.65286261" calcext:value-type="float">
            <text:p>6.6528626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84686" calcext:value-type="float">
            <text:p>6.584686</text:p>
          </table:table-cell>
          <table:table-cell office:value-type="float" office:value="6.65362374" calcext:value-type="float">
            <text:p>6.6536237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74113" calcext:value-type="float">
            <text:p>6.574113</text:p>
          </table:table-cell>
          <table:table-cell office:value-type="float" office:value="6.65484005" calcext:value-type="float">
            <text:p>6.6548400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564593" calcext:value-type="float">
            <text:p>6.564593</text:p>
          </table:table-cell>
          <table:table-cell office:value-type="float" office:value="6.65663507" calcext:value-type="float">
            <text:p>6.6566350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56066" calcext:value-type="float">
            <text:p>6.556066</text:p>
          </table:table-cell>
          <table:table-cell office:value-type="float" office:value="6.65919449" calcext:value-type="float">
            <text:p>6.6591944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48337" calcext:value-type="float">
            <text:p>6.548337</text:p>
          </table:table-cell>
          <table:table-cell office:value-type="float" office:value="6.662847755" calcext:value-type="float">
            <text:p>6.66284775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41087" calcext:value-type="float">
            <text:p>6.541087</text:p>
          </table:table-cell>
          <table:table-cell office:value-type="float" office:value="6.66835253" calcext:value-type="float">
            <text:p>6.6683525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33902" calcext:value-type="float">
            <text:p>6.533902</text:p>
          </table:table-cell>
          <table:table-cell office:value-type="float" office:value="6.67853909" calcext:value-type="float">
            <text:p>6.6785390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26315" calcext:value-type="float">
            <text:p>6.526315</text:p>
          </table:table-cell>
          <table:table-cell office:value-type="float" office:value="6.688761575" calcext:value-type="float">
            <text:p>6.6887615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17842" calcext:value-type="float">
            <text:p>6.517842</text:p>
          </table:table-cell>
          <table:table-cell office:value-type="float" office:value="6.67984404" calcext:value-type="float">
            <text:p>6.6798440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08025" calcext:value-type="float">
            <text:p>6.508025</text:p>
          </table:table-cell>
          <table:table-cell office:value-type="float" office:value="6.6770978" calcext:value-type="float">
            <text:p>6.677097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496434" calcext:value-type="float">
            <text:p>6.496434</text:p>
          </table:table-cell>
          <table:table-cell office:value-type="float" office:value="6.67640663" calcext:value-type="float">
            <text:p>6.6764066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482656" calcext:value-type="float">
            <text:p>6.482656</text:p>
          </table:table-cell>
          <table:table-cell office:value-type="float" office:value="6.676823945" calcext:value-type="float">
            <text:p>6.67682394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66224" calcext:value-type="float">
            <text:p>6.466224</text:p>
          </table:table-cell>
          <table:table-cell office:value-type="float" office:value="6.67795235" calcext:value-type="float">
            <text:p>6.6779523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446471" calcext:value-type="float">
            <text:p>6.446471</text:p>
          </table:table-cell>
          <table:table-cell office:value-type="float" office:value="6.67956944" calcext:value-type="float">
            <text:p>6.6795694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22235" calcext:value-type="float">
            <text:p>6.422235</text:p>
          </table:table-cell>
          <table:table-cell office:value-type="float" office:value="6.68152994" calcext:value-type="float">
            <text:p>6.6815299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391205" calcext:value-type="float">
            <text:p>6.391205</text:p>
          </table:table-cell>
          <table:table-cell office:value-type="float" office:value="6.683734615" calcext:value-type="float">
            <text:p>6.68373461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34826" calcext:value-type="float">
            <text:p>6.34826</text:p>
          </table:table-cell>
          <table:table-cell office:value-type="float" office:value="6.686123235" calcext:value-type="float">
            <text:p>6.68612323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280108" calcext:value-type="float">
            <text:p>6.280108</text:p>
          </table:table-cell>
          <table:table-cell office:value-type="float" office:value="6.68868345" calcext:value-type="float">
            <text:p>6.6886834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14056" calcext:value-type="float">
            <text:p>6.14056</text:p>
          </table:table-cell>
          <table:table-cell office:value-type="float" office:value="6.69148925" calcext:value-type="float">
            <text:p>6.691489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596412" calcext:value-type="float">
            <text:p>5.596412</text:p>
          </table:table-cell>
          <table:table-cell office:value-type="float" office:value="6.694863865" calcext:value-type="float">
            <text:p>6.69486386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160874" calcext:value-type="float">
            <text:p>8.160874</text:p>
          </table:table-cell>
          <table:table-cell office:value-type="float" office:value="6.700813115" calcext:value-type="float">
            <text:p>6.70081311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97258" calcext:value-type="float">
            <text:p>6.897258</text:p>
          </table:table-cell>
          <table:table-cell office:value-type="float" office:value="6.6937912" calcext:value-type="float">
            <text:p>6.693791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10331" calcext:value-type="float">
            <text:p>6.710331</text:p>
          </table:table-cell>
          <table:table-cell office:value-type="float" office:value="6.692947575" calcext:value-type="float">
            <text:p>6.6929475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33763" calcext:value-type="float">
            <text:p>6.633763</text:p>
          </table:table-cell>
          <table:table-cell office:value-type="float" office:value="6.692916765" calcext:value-type="float">
            <text:p>6.69291676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92218" calcext:value-type="float">
            <text:p>6.592218</text:p>
          </table:table-cell>
          <table:table-cell office:value-type="float" office:value="6.69317082" calcext:value-type="float">
            <text:p>6.6931708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56681" calcext:value-type="float">
            <text:p>6.56681</text:p>
          </table:table-cell>
          <table:table-cell office:value-type="float" office:value="6.69356148" calcext:value-type="float">
            <text:p>6.6935614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50598" calcext:value-type="float">
            <text:p>6.550598</text:p>
          </table:table-cell>
          <table:table-cell office:value-type="float" office:value="6.694035435" calcext:value-type="float">
            <text:p>6.69403543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40443" calcext:value-type="float">
            <text:p>6.540443</text:p>
          </table:table-cell>
          <table:table-cell office:value-type="float" office:value="6.69457262" calcext:value-type="float">
            <text:p>6.6945726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34714" calcext:value-type="float">
            <text:p>6.534714</text:p>
          </table:table-cell>
          <table:table-cell office:value-type="float" office:value="6.69516579" calcext:value-type="float">
            <text:p>6.6951657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32465" calcext:value-type="float">
            <text:p>6.532465</text:p>
          </table:table-cell>
          <table:table-cell office:value-type="float" office:value="6.695812135" calcext:value-type="float">
            <text:p>6.69581213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33085" calcext:value-type="float">
            <text:p>6.533085</text:p>
          </table:table-cell>
          <table:table-cell office:value-type="float" office:value="6.696509525" calcext:value-type="float">
            <text:p>6.6965095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36134" calcext:value-type="float">
            <text:p>6.536134</text:p>
          </table:table-cell>
          <table:table-cell office:value-type="float" office:value="6.697254865" calcext:value-type="float">
            <text:p>6.69725486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41261" calcext:value-type="float">
            <text:p>6.541261</text:p>
          </table:table-cell>
          <table:table-cell office:value-type="float" office:value="6.698043585" calcext:value-type="float">
            <text:p>6.69804358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48167" calcext:value-type="float">
            <text:p>6.548167</text:p>
          </table:table-cell>
          <table:table-cell office:value-type="float" office:value="6.698869685" calcext:value-type="float">
            <text:p>6.69886968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56586" calcext:value-type="float">
            <text:p>6.556586</text:p>
          </table:table-cell>
          <table:table-cell office:value-type="float" office:value="6.69972605" calcext:value-type="float">
            <text:p>6.6997260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66277" calcext:value-type="float">
            <text:p>6.566277</text:p>
          </table:table-cell>
          <table:table-cell office:value-type="float" office:value="6.70060486" calcext:value-type="float">
            <text:p>6.7006048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77025" calcext:value-type="float">
            <text:p>6.577025</text:p>
          </table:table-cell>
          <table:table-cell office:value-type="float" office:value="6.701498005" calcext:value-type="float">
            <text:p>6.70149800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88639" calcext:value-type="float">
            <text:p>6.588639</text:p>
          </table:table-cell>
          <table:table-cell office:value-type="float" office:value="6.7023974" calcext:value-type="float">
            <text:p>6.702397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00952" calcext:value-type="float">
            <text:p>6.600952</text:p>
          </table:table-cell>
          <table:table-cell office:value-type="float" office:value="6.70329525" calcext:value-type="float">
            <text:p>6.7032952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13814" calcext:value-type="float">
            <text:p>6.613814</text:p>
          </table:table-cell>
          <table:table-cell office:value-type="float" office:value="6.704184195" calcext:value-type="float">
            <text:p>6.70418419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27092" calcext:value-type="float">
            <text:p>6.627092</text:p>
          </table:table-cell>
          <table:table-cell office:value-type="float" office:value="6.70505742" calcext:value-type="float">
            <text:p>6.7050574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40658" calcext:value-type="float">
            <text:p>6.640658</text:p>
          </table:table-cell>
          <table:table-cell office:value-type="float" office:value="6.70590869" calcext:value-type="float">
            <text:p>6.7059086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54382" calcext:value-type="float">
            <text:p>6.654382</text:p>
          </table:table-cell>
          <table:table-cell office:value-type="float" office:value="6.706732385" calcext:value-type="float">
            <text:p>6.70673238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68126" calcext:value-type="float">
            <text:p>6.668126</text:p>
          </table:table-cell>
          <table:table-cell office:value-type="float" office:value="6.70752354" calcext:value-type="float">
            <text:p>6.7075235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81743" calcext:value-type="float">
            <text:p>6.681743</text:p>
          </table:table-cell>
          <table:table-cell office:value-type="float" office:value="6.708277885" calcext:value-type="float">
            <text:p>6.70827788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95076" calcext:value-type="float">
            <text:p>6.695076</text:p>
          </table:table-cell>
          <table:table-cell office:value-type="float" office:value="6.70899189" calcext:value-type="float">
            <text:p>6.7089918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07965" calcext:value-type="float">
            <text:p>6.707965</text:p>
          </table:table-cell>
          <table:table-cell office:value-type="float" office:value="6.70966283" calcext:value-type="float">
            <text:p>6.7096628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20259" calcext:value-type="float">
            <text:p>6.720259</text:p>
          </table:table-cell>
          <table:table-cell office:value-type="float" office:value="6.710288805" calcext:value-type="float">
            <text:p>6.71028880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31825" calcext:value-type="float">
            <text:p>6.731825</text:p>
          </table:table-cell>
          <table:table-cell office:value-type="float" office:value="6.710868725" calcext:value-type="float">
            <text:p>6.71086872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42566" calcext:value-type="float">
            <text:p>6.742566</text:p>
          </table:table-cell>
          <table:table-cell office:value-type="float" office:value="6.71140226" calcext:value-type="float">
            <text:p>6.7114022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52432" calcext:value-type="float">
            <text:p>6.752432</text:p>
          </table:table-cell>
          <table:table-cell office:value-type="float" office:value="6.71188968" calcext:value-type="float">
            <text:p>6.7118896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61424" calcext:value-type="float">
            <text:p>6.761424</text:p>
          </table:table-cell>
          <table:table-cell office:value-type="float" office:value="6.712331645" calcext:value-type="float">
            <text:p>6.71233164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69601" calcext:value-type="float">
            <text:p>6.769601</text:p>
          </table:table-cell>
          <table:table-cell office:value-type="float" office:value="6.71272896" calcext:value-type="float">
            <text:p>6.7127289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77069" calcext:value-type="float">
            <text:p>6.777069</text:p>
          </table:table-cell>
          <table:table-cell office:value-type="float" office:value="6.713082265" calcext:value-type="float">
            <text:p>6.71308226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8397" calcext:value-type="float">
            <text:p>6.78397</text:p>
          </table:table-cell>
          <table:table-cell office:value-type="float" office:value="6.713391785" calcext:value-type="float">
            <text:p>6.71339178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90462" calcext:value-type="float">
            <text:p>6.790462</text:p>
          </table:table-cell>
          <table:table-cell office:value-type="float" office:value="6.71365712" calcext:value-type="float">
            <text:p>6.7136571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96696" calcext:value-type="float">
            <text:p>6.796696</text:p>
          </table:table-cell>
          <table:table-cell office:value-type="float" office:value="6.713877145" calcext:value-type="float">
            <text:p>6.71387714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02791" calcext:value-type="float">
            <text:p>6.802791</text:p>
          </table:table-cell>
          <table:table-cell office:value-type="float" office:value="6.714050035" calcext:value-type="float">
            <text:p>6.71405003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08816" calcext:value-type="float">
            <text:p>6.808816</text:p>
          </table:table-cell>
          <table:table-cell office:value-type="float" office:value="6.714173435" calcext:value-type="float">
            <text:p>6.71417343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14775" calcext:value-type="float">
            <text:p>6.814775</text:p>
          </table:table-cell>
          <table:table-cell office:value-type="float" office:value="6.714244705" calcext:value-type="float">
            <text:p>6.71424470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20607" calcext:value-type="float">
            <text:p>6.820607</text:p>
          </table:table-cell>
          <table:table-cell office:value-type="float" office:value="6.71426128" calcext:value-type="float">
            <text:p>6.7142612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26187" calcext:value-type="float">
            <text:p>6.826187</text:p>
          </table:table-cell>
          <table:table-cell office:value-type="float" office:value="6.71422098" calcext:value-type="float">
            <text:p>6.7142209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31343" calcext:value-type="float">
            <text:p>6.831343</text:p>
          </table:table-cell>
          <table:table-cell office:value-type="float" office:value="6.71412231" calcext:value-type="float">
            <text:p>6.7141223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35878" calcext:value-type="float">
            <text:p>6.835878</text:p>
          </table:table-cell>
          <table:table-cell office:value-type="float" office:value="6.713964655" calcext:value-type="float">
            <text:p>6.71396465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39592" calcext:value-type="float">
            <text:p>6.839592</text:p>
          </table:table-cell>
          <table:table-cell office:value-type="float" office:value="6.71374831" calcext:value-type="float">
            <text:p>6.7137483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42311" calcext:value-type="float">
            <text:p>6.842311</text:p>
          </table:table-cell>
          <table:table-cell office:value-type="float" office:value="6.713474425" calcext:value-type="float">
            <text:p>6.71347442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43901" calcext:value-type="float">
            <text:p>6.843901</text:p>
          </table:table-cell>
          <table:table-cell office:value-type="float" office:value="6.71314478" calcext:value-type="float">
            <text:p>6.7131447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4429" calcext:value-type="float">
            <text:p>6.84429</text:p>
          </table:table-cell>
          <table:table-cell office:value-type="float" office:value="6.71276154" calcext:value-type="float">
            <text:p>6.7127615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43465" calcext:value-type="float">
            <text:p>6.843465</text:p>
          </table:table-cell>
          <table:table-cell office:value-type="float" office:value="6.712326985" calcext:value-type="float">
            <text:p>6.71232698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41477" calcext:value-type="float">
            <text:p>6.841477</text:p>
          </table:table-cell>
          <table:table-cell office:value-type="float" office:value="6.7118433" calcext:value-type="float">
            <text:p>6.711843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38425" calcext:value-type="float">
            <text:p>6.838425</text:p>
          </table:table-cell>
          <table:table-cell office:value-type="float" office:value="6.711312475" calcext:value-type="float">
            <text:p>6.7113124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34441" calcext:value-type="float">
            <text:p>6.834441</text:p>
          </table:table-cell>
          <table:table-cell office:value-type="float" office:value="6.71073632" calcext:value-type="float">
            <text:p>6.7107363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29669" calcext:value-type="float">
            <text:p>6.829669</text:p>
          </table:table-cell>
          <table:table-cell office:value-type="float" office:value="6.710116605" calcext:value-type="float">
            <text:p>6.71011660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824243" calcext:value-type="float">
            <text:p>6.824243</text:p>
          </table:table-cell>
          <table:table-cell office:value-type="float" office:value="6.709455315" calcext:value-type="float">
            <text:p>6.70945531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18269" calcext:value-type="float">
            <text:p>6.818269</text:p>
          </table:table-cell>
          <table:table-cell office:value-type="float" office:value="6.708754925" calcext:value-type="float">
            <text:p>6.7087549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11814" calcext:value-type="float">
            <text:p>6.811814</text:p>
          </table:table-cell>
          <table:table-cell office:value-type="float" office:value="6.70801869" calcext:value-type="float">
            <text:p>6.7080186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04895" calcext:value-type="float">
            <text:p>6.804895</text:p>
          </table:table-cell>
          <table:table-cell office:value-type="float" office:value="6.707250805" calcext:value-type="float">
            <text:p>6.70725080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97485" calcext:value-type="float">
            <text:p>6.797485</text:p>
          </table:table-cell>
          <table:table-cell office:value-type="float" office:value="6.706456485" calcext:value-type="float">
            <text:p>6.70645648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89519" calcext:value-type="float">
            <text:p>6.789519</text:p>
          </table:table-cell>
          <table:table-cell office:value-type="float" office:value="6.70564186" calcext:value-type="float">
            <text:p>6.7056418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80913" calcext:value-type="float">
            <text:p>6.780913</text:p>
          </table:table-cell>
          <table:table-cell office:value-type="float" office:value="6.70481374" calcext:value-type="float">
            <text:p>6.7048137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71578" calcext:value-type="float">
            <text:p>6.771578</text:p>
          </table:table-cell>
          <table:table-cell office:value-type="float" office:value="6.703979205" calcext:value-type="float">
            <text:p>6.70397920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61446" calcext:value-type="float">
            <text:p>6.761446</text:p>
          </table:table-cell>
          <table:table-cell office:value-type="float" office:value="6.703145175" calcext:value-type="float">
            <text:p>6.7031451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50479" calcext:value-type="float">
            <text:p>6.750479</text:p>
          </table:table-cell>
          <table:table-cell office:value-type="float" office:value="6.70231791" calcext:value-type="float">
            <text:p>6.7023179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38687" calcext:value-type="float">
            <text:p>6.738687</text:p>
          </table:table-cell>
          <table:table-cell office:value-type="float" office:value="6.701502585" calcext:value-type="float">
            <text:p>6.70150258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26131" calcext:value-type="float">
            <text:p>6.726131</text:p>
          </table:table-cell>
          <table:table-cell office:value-type="float" office:value="6.70070298" calcext:value-type="float">
            <text:p>6.7007029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12917" calcext:value-type="float">
            <text:p>6.712917</text:p>
          </table:table-cell>
          <table:table-cell office:value-type="float" office:value="6.699921275" calcext:value-type="float">
            <text:p>6.69992127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9195" calcext:value-type="float">
            <text:p>6.699195</text:p>
          </table:table-cell>
          <table:table-cell office:value-type="float" office:value="6.699158075" calcext:value-type="float">
            <text:p>6.6991580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8514" calcext:value-type="float">
            <text:p>6.68514</text:p>
          </table:table-cell>
          <table:table-cell office:value-type="float" office:value="6.698412565" calcext:value-type="float">
            <text:p>6.69841256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70936" calcext:value-type="float">
            <text:p>6.670936</text:p>
          </table:table-cell>
          <table:table-cell office:value-type="float" office:value="6.697682815" calcext:value-type="float">
            <text:p>6.69768281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56765" calcext:value-type="float">
            <text:p>6.656765</text:p>
          </table:table-cell>
          <table:table-cell office:value-type="float" office:value="6.69696627" calcext:value-type="float">
            <text:p>6.6969662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42787" calcext:value-type="float">
            <text:p>6.642787</text:p>
          </table:table-cell>
          <table:table-cell office:value-type="float" office:value="6.69626026" calcext:value-type="float">
            <text:p>6.69626026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29134" calcext:value-type="float">
            <text:p>6.629134</text:p>
          </table:table-cell>
          <table:table-cell office:value-type="float" office:value="6.69556264" calcext:value-type="float">
            <text:p>6.6955626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15901" calcext:value-type="float">
            <text:p>6.615901</text:p>
          </table:table-cell>
          <table:table-cell office:value-type="float" office:value="6.694872455" calcext:value-type="float">
            <text:p>6.69487245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03146" calcext:value-type="float">
            <text:p>6.603146</text:p>
          </table:table-cell>
          <table:table-cell office:value-type="float" office:value="6.69419069" calcext:value-type="float">
            <text:p>6.6941906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9089" calcext:value-type="float">
            <text:p>6.59089</text:p>
          </table:table-cell>
          <table:table-cell office:value-type="float" office:value="6.69352113" calcext:value-type="float">
            <text:p>6.6935211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79127" calcext:value-type="float">
            <text:p>6.579127</text:p>
          </table:table-cell>
          <table:table-cell office:value-type="float" office:value="6.692871625" calcext:value-type="float">
            <text:p>6.6928716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67825" calcext:value-type="float">
            <text:p>6.567825</text:p>
          </table:table-cell>
          <table:table-cell office:value-type="float" office:value="6.69225633" calcext:value-type="float">
            <text:p>6.692256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56945" calcext:value-type="float">
            <text:p>6.556945</text:p>
          </table:table-cell>
          <table:table-cell office:value-type="float" office:value="6.6917014" calcext:value-type="float">
            <text:p>6.691701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46448" calcext:value-type="float">
            <text:p>6.546448</text:p>
          </table:table-cell>
          <table:table-cell office:value-type="float" office:value="6.691265615" calcext:value-type="float">
            <text:p>6.69126561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36313" calcext:value-type="float">
            <text:p>6.536313</text:p>
          </table:table-cell>
          <table:table-cell office:value-type="float" office:value="6.691182505" calcext:value-type="float">
            <text:p>6.69118250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26547" calcext:value-type="float">
            <text:p>6.526547</text:p>
          </table:table-cell>
          <table:table-cell office:value-type="float" office:value="6.68718339" calcext:value-type="float">
            <text:p>6.6871833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172" calcext:value-type="float">
            <text:p>6.5172</text:p>
          </table:table-cell>
          <table:table-cell office:value-type="float" office:value="6.68619297" calcext:value-type="float">
            <text:p>6.6861929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08374" calcext:value-type="float">
            <text:p>6.508374</text:p>
          </table:table-cell>
          <table:table-cell office:value-type="float" office:value="6.68548205" calcext:value-type="float">
            <text:p>6.6854820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00227" calcext:value-type="float">
            <text:p>6.500227</text:p>
          </table:table-cell>
          <table:table-cell office:value-type="float" office:value="6.684934555" calcext:value-type="float">
            <text:p>6.68493455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9297" calcext:value-type="float">
            <text:p>6.49297</text:p>
          </table:table-cell>
          <table:table-cell office:value-type="float" office:value="6.68452509" calcext:value-type="float">
            <text:p>6.6845250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86862" calcext:value-type="float">
            <text:p>6.486862</text:p>
          </table:table-cell>
          <table:table-cell office:value-type="float" office:value="6.68424571" calcext:value-type="float">
            <text:p>6.6842457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82196" calcext:value-type="float">
            <text:p>6.482196</text:p>
          </table:table-cell>
          <table:table-cell office:value-type="float" office:value="6.684091575" calcext:value-type="float">
            <text:p>6.68409157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79296" calcext:value-type="float">
            <text:p>6.479296</text:p>
          </table:table-cell>
          <table:table-cell office:value-type="float" office:value="6.68405634" calcext:value-type="float">
            <text:p>6.6840563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78529" calcext:value-type="float">
            <text:p>6.478529</text:p>
          </table:table-cell>
          <table:table-cell office:value-type="float" office:value="6.68413024" calcext:value-type="float">
            <text:p>6.6841302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4804" calcext:value-type="float">
            <text:p>6.4804</text:p>
          </table:table-cell>
          <table:table-cell office:value-type="float" office:value="6.68429924" calcext:value-type="float">
            <text:p>6.68429924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485894" calcext:value-type="float">
            <text:p>6.485894</text:p>
          </table:table-cell>
          <table:table-cell office:value-type="float" office:value="6.68454433" calcext:value-type="float">
            <text:p>6.684544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498128" calcext:value-type="float">
            <text:p>6.498128</text:p>
          </table:table-cell>
          <table:table-cell office:value-type="float" office:value="6.68483946" calcext:value-type="float">
            <text:p>6.6848394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37146" calcext:value-type="float">
            <text:p>6.537146</text:p>
          </table:table-cell>
          <table:table-cell office:value-type="float" office:value="6.685141495" calcext:value-type="float">
            <text:p>6.68514149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292206" calcext:value-type="float">
            <text:p>6.292206</text:p>
          </table:table-cell>
          <table:table-cell office:value-type="float" office:value="6.68530635" calcext:value-type="float">
            <text:p>6.6853063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4984" calcext:value-type="float">
            <text:p>6.44984</text:p>
          </table:table-cell>
          <table:table-cell office:value-type="float" office:value="6.686743725" calcext:value-type="float">
            <text:p>6.6867437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472652" calcext:value-type="float">
            <text:p>6.472652</text:p>
          </table:table-cell>
          <table:table-cell office:value-type="float" office:value="6.687431525" calcext:value-type="float">
            <text:p>6.68743152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485158" calcext:value-type="float">
            <text:p>6.485158</text:p>
          </table:table-cell>
          <table:table-cell office:value-type="float" office:value="6.688036205" calcext:value-type="float">
            <text:p>6.68803620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94196" calcext:value-type="float">
            <text:p>6.494196</text:p>
          </table:table-cell>
          <table:table-cell office:value-type="float" office:value="6.688603715" calcext:value-type="float">
            <text:p>6.68860371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01192" calcext:value-type="float">
            <text:p>6.501192</text:p>
          </table:table-cell>
          <table:table-cell office:value-type="float" office:value="6.68914824" calcext:value-type="float">
            <text:p>6.6891482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06591" calcext:value-type="float">
            <text:p>6.506591</text:p>
          </table:table-cell>
          <table:table-cell office:value-type="float" office:value="6.68967935" calcext:value-type="float">
            <text:p>6.6896793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10634" calcext:value-type="float">
            <text:p>6.510634</text:p>
          </table:table-cell>
          <table:table-cell office:value-type="float" office:value="6.69020681" calcext:value-type="float">
            <text:p>6.6902068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13567" calcext:value-type="float">
            <text:p>6.513567</text:p>
          </table:table-cell>
          <table:table-cell office:value-type="float" office:value="6.6907413" calcext:value-type="float">
            <text:p>6.690741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15706" calcext:value-type="float">
            <text:p>6.515706</text:p>
          </table:table-cell>
          <table:table-cell office:value-type="float" office:value="6.691293945" calcext:value-type="float">
            <text:p>6.69129394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17443" calcext:value-type="float">
            <text:p>6.517443</text:p>
          </table:table-cell>
          <table:table-cell office:value-type="float" office:value="6.691875395" calcext:value-type="float">
            <text:p>6.69187539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19223" calcext:value-type="float">
            <text:p>6.519223</text:p>
          </table:table-cell>
          <table:table-cell office:value-type="float" office:value="6.69249485" calcext:value-type="float">
            <text:p>6.6924948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2151" calcext:value-type="float">
            <text:p>6.52151</text:p>
          </table:table-cell>
          <table:table-cell office:value-type="float" office:value="6.693159175" calcext:value-type="float">
            <text:p>6.6931591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24748" calcext:value-type="float">
            <text:p>6.524748</text:p>
          </table:table-cell>
          <table:table-cell office:value-type="float" office:value="6.69387224" calcext:value-type="float">
            <text:p>6.6938722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29315" calcext:value-type="float">
            <text:p>6.529315</text:p>
          </table:table-cell>
          <table:table-cell office:value-type="float" office:value="6.69463456" calcext:value-type="float">
            <text:p>6.6946345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35493" calcext:value-type="float">
            <text:p>6.535493</text:p>
          </table:table-cell>
          <table:table-cell office:value-type="float" office:value="6.69544326" calcext:value-type="float">
            <text:p>6.6954432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4344" calcext:value-type="float">
            <text:p>6.54344</text:p>
          </table:table-cell>
          <table:table-cell office:value-type="float" office:value="6.69629235" calcext:value-type="float">
            <text:p>6.6962923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53186" calcext:value-type="float">
            <text:p>6.553186</text:p>
          </table:table-cell>
          <table:table-cell office:value-type="float" office:value="6.697173265" calcext:value-type="float">
            <text:p>6.69717326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64632" calcext:value-type="float">
            <text:p>6.564632</text:p>
          </table:table-cell>
          <table:table-cell office:value-type="float" office:value="6.69807558" calcext:value-type="float">
            <text:p>6.6980755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7757" calcext:value-type="float">
            <text:p>6.57757</text:p>
          </table:table-cell>
          <table:table-cell office:value-type="float" office:value="6.69898785" calcext:value-type="float">
            <text:p>6.6989878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9171" calcext:value-type="float">
            <text:p>6.59171</text:p>
          </table:table-cell>
          <table:table-cell office:value-type="float" office:value="6.69989844" calcext:value-type="float">
            <text:p>6.69989844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0671" calcext:value-type="float">
            <text:p>6.60671</text:p>
          </table:table-cell>
          <table:table-cell office:value-type="float" office:value="6.700796285" calcext:value-type="float">
            <text:p>6.70079628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22213" calcext:value-type="float">
            <text:p>6.622213</text:p>
          </table:table-cell>
          <table:table-cell office:value-type="float" office:value="6.70167153" calcext:value-type="float">
            <text:p>6.7016715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37878" calcext:value-type="float">
            <text:p>6.637878</text:p>
          </table:table-cell>
          <table:table-cell office:value-type="float" office:value="6.702515945" calcext:value-type="float">
            <text:p>6.70251594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53402" calcext:value-type="float">
            <text:p>6.653402</text:p>
          </table:table-cell>
          <table:table-cell office:value-type="float" office:value="6.703323145" calcext:value-type="float">
            <text:p>6.70332314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6854" calcext:value-type="float">
            <text:p>6.66854</text:p>
          </table:table-cell>
          <table:table-cell office:value-type="float" office:value="6.7040886" calcext:value-type="float">
            <text:p>6.704088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83111" calcext:value-type="float">
            <text:p>6.683111</text:p>
          </table:table-cell>
          <table:table-cell office:value-type="float" office:value="6.70480947" calcext:value-type="float">
            <text:p>6.7048094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97001" calcext:value-type="float">
            <text:p>6.697001</text:p>
          </table:table-cell>
          <table:table-cell office:value-type="float" office:value="6.70548427" calcext:value-type="float">
            <text:p>6.7054842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10156" calcext:value-type="float">
            <text:p>6.710156</text:p>
          </table:table-cell>
          <table:table-cell office:value-type="float" office:value="6.70611248" calcext:value-type="float">
            <text:p>6.7061124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2257" calcext:value-type="float">
            <text:p>6.72257</text:p>
          </table:table-cell>
          <table:table-cell office:value-type="float" office:value="6.706694085" calcext:value-type="float">
            <text:p>6.70669408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34275" calcext:value-type="float">
            <text:p>6.734275</text:p>
          </table:table-cell>
          <table:table-cell office:value-type="float" office:value="6.70722919" calcext:value-type="float">
            <text:p>6.7072291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45319" calcext:value-type="float">
            <text:p>6.745319</text:p>
          </table:table-cell>
          <table:table-cell office:value-type="float" office:value="6.707717665" calcext:value-type="float">
            <text:p>6.70771766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55758" calcext:value-type="float">
            <text:p>6.755758</text:p>
          </table:table-cell>
          <table:table-cell office:value-type="float" office:value="6.70815895" calcext:value-type="float">
            <text:p>6.7081589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65642" calcext:value-type="float">
            <text:p>6.765642</text:p>
          </table:table-cell>
          <table:table-cell office:value-type="float" office:value="6.70855197" calcext:value-type="float">
            <text:p>6.7085519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75" calcext:value-type="float">
            <text:p>6.775</text:p>
          </table:table-cell>
          <table:table-cell office:value-type="float" office:value="6.708895165" calcext:value-type="float">
            <text:p>6.70889516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8384" calcext:value-type="float">
            <text:p>6.78384</text:p>
          </table:table-cell>
          <table:table-cell office:value-type="float" office:value="6.709186665" calcext:value-type="float">
            <text:p>6.70918666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92143" calcext:value-type="float">
            <text:p>6.792143</text:p>
          </table:table-cell>
          <table:table-cell office:value-type="float" office:value="6.70942451" calcext:value-type="float">
            <text:p>6.7094245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99866" calcext:value-type="float">
            <text:p>6.799866</text:p>
          </table:table-cell>
          <table:table-cell office:value-type="float" office:value="6.709606885" calcext:value-type="float">
            <text:p>6.70960688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06945" calcext:value-type="float">
            <text:p>6.806945</text:p>
          </table:table-cell>
          <table:table-cell office:value-type="float" office:value="6.70973233" calcext:value-type="float">
            <text:p>6.7097323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13306" calcext:value-type="float">
            <text:p>6.813306</text:p>
          </table:table-cell>
          <table:table-cell office:value-type="float" office:value="6.709799895" calcext:value-type="float">
            <text:p>6.70979989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18874" calcext:value-type="float">
            <text:p>6.818874</text:p>
          </table:table-cell>
          <table:table-cell office:value-type="float" office:value="6.709809195" calcext:value-type="float">
            <text:p>6.70980919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2358" calcext:value-type="float">
            <text:p>6.82358</text:p>
          </table:table-cell>
          <table:table-cell office:value-type="float" office:value="6.70976036" calcext:value-type="float">
            <text:p>6.7097603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27372" calcext:value-type="float">
            <text:p>6.827372</text:p>
          </table:table-cell>
          <table:table-cell office:value-type="float" office:value="6.709653915" calcext:value-type="float">
            <text:p>6.70965391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3022" calcext:value-type="float">
            <text:p>6.83022</text:p>
          </table:table-cell>
          <table:table-cell office:value-type="float" office:value="6.709490605" calcext:value-type="float">
            <text:p>6.70949060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32117" calcext:value-type="float">
            <text:p>6.832117</text:p>
          </table:table-cell>
          <table:table-cell office:value-type="float" office:value="6.70927121" calcext:value-type="float">
            <text:p>6.7092712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33077" calcext:value-type="float">
            <text:p>6.833077</text:p>
          </table:table-cell>
          <table:table-cell office:value-type="float" office:value="6.7089964" calcext:value-type="float">
            <text:p>6.708996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33134" calcext:value-type="float">
            <text:p>6.833134</text:p>
          </table:table-cell>
          <table:table-cell office:value-type="float" office:value="6.708666655" calcext:value-type="float">
            <text:p>6.70866665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32332" calcext:value-type="float">
            <text:p>6.832332</text:p>
          </table:table-cell>
          <table:table-cell office:value-type="float" office:value="6.70828226" calcext:value-type="float">
            <text:p>6.7082822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30718" calcext:value-type="float">
            <text:p>6.830718</text:p>
          </table:table-cell>
          <table:table-cell office:value-type="float" office:value="6.707843415" calcext:value-type="float">
            <text:p>6.70784341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28333" calcext:value-type="float">
            <text:p>6.828333</text:p>
          </table:table-cell>
          <table:table-cell office:value-type="float" office:value="6.70735043" calcext:value-type="float">
            <text:p>6.7073504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25205" calcext:value-type="float">
            <text:p>6.825205</text:p>
          </table:table-cell>
          <table:table-cell office:value-type="float" office:value="6.70680397" calcext:value-type="float">
            <text:p>6.7068039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21349" calcext:value-type="float">
            <text:p>6.821349</text:p>
          </table:table-cell>
          <table:table-cell office:value-type="float" office:value="6.706205355" calcext:value-type="float">
            <text:p>6.70620535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16762" calcext:value-type="float">
            <text:p>6.816762</text:p>
          </table:table-cell>
          <table:table-cell office:value-type="float" office:value="6.705556805" calcext:value-type="float">
            <text:p>6.70555680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11431" calcext:value-type="float">
            <text:p>6.811431</text:p>
          </table:table-cell>
          <table:table-cell office:value-type="float" office:value="6.70486167" calcext:value-type="float">
            <text:p>6.7048616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05337" calcext:value-type="float">
            <text:p>6.805337</text:p>
          </table:table-cell>
          <table:table-cell office:value-type="float" office:value="6.704124555" calcext:value-type="float">
            <text:p>6.70412455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98465" calcext:value-type="float">
            <text:p>6.798465</text:p>
          </table:table-cell>
          <table:table-cell office:value-type="float" office:value="6.703351335" calcext:value-type="float">
            <text:p>6.70335133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90813" calcext:value-type="float">
            <text:p>6.790813</text:p>
          </table:table-cell>
          <table:table-cell office:value-type="float" office:value="6.70254902" calcext:value-type="float">
            <text:p>6.7025490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824" calcext:value-type="float">
            <text:p>6.7824</text:p>
          </table:table-cell>
          <table:table-cell office:value-type="float" office:value="6.701725525" calcext:value-type="float">
            <text:p>6.7017255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73273" calcext:value-type="float">
            <text:p>6.773273</text:p>
          </table:table-cell>
          <table:table-cell office:value-type="float" office:value="6.700889285" calcext:value-type="float">
            <text:p>6.70088928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63501" calcext:value-type="float">
            <text:p>6.763501</text:p>
          </table:table-cell>
          <table:table-cell office:value-type="float" office:value="6.700048785" calcext:value-type="float">
            <text:p>6.70004878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5318" calcext:value-type="float">
            <text:p>6.75318</text:p>
          </table:table-cell>
          <table:table-cell office:value-type="float" office:value="6.69921205" calcext:value-type="float">
            <text:p>6.6992120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42414" calcext:value-type="float">
            <text:p>6.742414</text:p>
          </table:table-cell>
          <table:table-cell office:value-type="float" office:value="6.698386115" calcext:value-type="float">
            <text:p>6.69838611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31311" calcext:value-type="float">
            <text:p>6.731311</text:p>
          </table:table-cell>
          <table:table-cell office:value-type="float" office:value="6.69757656" calcext:value-type="float">
            <text:p>6.6975765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19964" calcext:value-type="float">
            <text:p>6.719964</text:p>
          </table:table-cell>
          <table:table-cell office:value-type="float" office:value="6.69678713" calcext:value-type="float">
            <text:p>6.6967871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08443" calcext:value-type="float">
            <text:p>6.708443</text:p>
          </table:table-cell>
          <table:table-cell office:value-type="float" office:value="6.696019515" calcext:value-type="float">
            <text:p>6.69601951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96786" calcext:value-type="float">
            <text:p>6.696786</text:p>
          </table:table-cell>
          <table:table-cell office:value-type="float" office:value="6.69527325" calcext:value-type="float">
            <text:p>6.695273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85001" calcext:value-type="float">
            <text:p>6.685001</text:p>
          </table:table-cell>
          <table:table-cell office:value-type="float" office:value="6.694545825" calcext:value-type="float">
            <text:p>6.6945458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73071" calcext:value-type="float">
            <text:p>6.673071</text:p>
          </table:table-cell>
          <table:table-cell office:value-type="float" office:value="6.693832835" calcext:value-type="float">
            <text:p>6.69383283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60974" calcext:value-type="float">
            <text:p>6.660974</text:p>
          </table:table-cell>
          <table:table-cell office:value-type="float" office:value="6.693128255" calcext:value-type="float">
            <text:p>6.69312825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48695" calcext:value-type="float">
            <text:p>6.648695</text:p>
          </table:table-cell>
          <table:table-cell office:value-type="float" office:value="6.692424625" calcext:value-type="float">
            <text:p>6.6924246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36258" calcext:value-type="float">
            <text:p>6.636258</text:p>
          </table:table-cell>
          <table:table-cell office:value-type="float" office:value="6.69171315" calcext:value-type="float">
            <text:p>6.6917131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23741" calcext:value-type="float">
            <text:p>6.623741</text:p>
          </table:table-cell>
          <table:table-cell office:value-type="float" office:value="6.690983495" calcext:value-type="float">
            <text:p>6.69098349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11299" calcext:value-type="float">
            <text:p>6.611299</text:p>
          </table:table-cell>
          <table:table-cell office:value-type="float" office:value="6.690223185" calcext:value-type="float">
            <text:p>6.69022318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99169" calcext:value-type="float">
            <text:p>6.599169</text:p>
          </table:table-cell>
          <table:table-cell office:value-type="float" office:value="6.689416295" calcext:value-type="float">
            <text:p>6.68941629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87678" calcext:value-type="float">
            <text:p>6.587678</text:p>
          </table:table-cell>
          <table:table-cell office:value-type="float" office:value="6.688540915" calcext:value-type="float">
            <text:p>6.68854091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77238" calcext:value-type="float">
            <text:p>6.577238</text:p>
          </table:table-cell>
          <table:table-cell office:value-type="float" office:value="6.687564095" calcext:value-type="float">
            <text:p>6.68756409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568339" calcext:value-type="float">
            <text:p>6.568339</text:p>
          </table:table-cell>
          <table:table-cell office:value-type="float" office:value="6.68643076" calcext:value-type="float">
            <text:p>6.6864307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61547" calcext:value-type="float">
            <text:p>6.561547</text:p>
          </table:table-cell>
          <table:table-cell office:value-type="float" office:value="6.685034935" calcext:value-type="float">
            <text:p>6.68503493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57505" calcext:value-type="float">
            <text:p>6.557505</text:p>
          </table:table-cell>
          <table:table-cell office:value-type="float" office:value="6.68312117" calcext:value-type="float">
            <text:p>6.6831211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56945" calcext:value-type="float">
            <text:p>6.556945</text:p>
          </table:table-cell>
          <table:table-cell office:value-type="float" office:value="6.67971114" calcext:value-type="float">
            <text:p>6.6797111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60719" calcext:value-type="float">
            <text:p>6.560719</text:p>
          </table:table-cell>
          <table:table-cell office:value-type="float" office:value="6.67630391" calcext:value-type="float">
            <text:p>6.67630391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6983" calcext:value-type="float">
            <text:p>6.56983</text:p>
          </table:table-cell>
          <table:table-cell office:value-type="float" office:value="6.67903232" calcext:value-type="float">
            <text:p>6.6790323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85481" calcext:value-type="float">
            <text:p>6.585481</text:p>
          </table:table-cell>
          <table:table-cell office:value-type="float" office:value="6.68003623" calcext:value-type="float">
            <text:p>6.6800362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09133" calcext:value-type="float">
            <text:p>6.609133</text:p>
          </table:table-cell>
          <table:table-cell office:value-type="float" office:value="6.680408265" calcext:value-type="float">
            <text:p>6.68040826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42577" calcext:value-type="float">
            <text:p>6.642577</text:p>
          </table:table-cell>
          <table:table-cell office:value-type="float" office:value="6.68038664" calcext:value-type="float">
            <text:p>6.6803866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88049" calcext:value-type="float">
            <text:p>6.688049</text:p>
          </table:table-cell>
          <table:table-cell office:value-type="float" office:value="6.68003729" calcext:value-type="float">
            <text:p>6.6800372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48465" calcext:value-type="float">
            <text:p>6.748465</text:p>
          </table:table-cell>
          <table:table-cell office:value-type="float" office:value="6.67936127" calcext:value-type="float">
            <text:p>6.6793612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27948" calcext:value-type="float">
            <text:p>6.827948</text:p>
          </table:table-cell>
          <table:table-cell office:value-type="float" office:value="6.678322095" calcext:value-type="float">
            <text:p>6.67832209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933117" calcext:value-type="float">
            <text:p>6.933117</text:p>
          </table:table-cell>
          <table:table-cell office:value-type="float" office:value="6.67685106" calcext:value-type="float">
            <text:p>6.67685106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076477" calcext:value-type="float">
            <text:p>7.076477</text:p>
          </table:table-cell>
          <table:table-cell office:value-type="float" office:value="6.67483974" calcext:value-type="float">
            <text:p>6.6748397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286719" calcext:value-type="float">
            <text:p>7.286719</text:p>
          </table:table-cell>
          <table:table-cell office:value-type="float" office:value="6.67211298" calcext:value-type="float">
            <text:p>6.6721129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49292" calcext:value-type="float">
            <text:p>7.649292</text:p>
          </table:table-cell>
          <table:table-cell office:value-type="float" office:value="6.668349305" calcext:value-type="float">
            <text:p>6.66834930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578399" calcext:value-type="float">
            <text:p>8.578399</text:p>
          </table:table-cell>
          <table:table-cell office:value-type="float" office:value="6.662797895" calcext:value-type="float">
            <text:p>6.66279789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578399" calcext:value-type="float">
            <text:p>8.578399</text:p>
          </table:table-cell>
          <table:table-cell office:value-type="float" office:value="6.652635295" calcext:value-type="float">
            <text:p>6.65263529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742808" calcext:value-type="float">
            <text:p>4.742808</text:p>
          </table:table-cell>
          <table:table-cell office:value-type="float" office:value="6.642514925" calcext:value-type="float">
            <text:p>6.6425149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968594" calcext:value-type="float">
            <text:p>5.968594</text:p>
          </table:table-cell>
          <table:table-cell office:value-type="float" office:value="6.651621495" calcext:value-type="float">
            <text:p>6.65162149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69791" calcext:value-type="float">
            <text:p>6.369791</text:p>
          </table:table-cell>
          <table:table-cell office:value-type="float" office:value="6.65465383" calcext:value-type="float">
            <text:p>6.6546538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79897" calcext:value-type="float">
            <text:p>6.579897</text:p>
          </table:table-cell>
          <table:table-cell office:value-type="float" office:value="6.65573958" calcext:value-type="float">
            <text:p>6.6557395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08337" calcext:value-type="float">
            <text:p>6.708337</text:p>
          </table:table-cell>
          <table:table-cell office:value-type="float" office:value="6.655837905" calcext:value-type="float">
            <text:p>6.65583790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89642" calcext:value-type="float">
            <text:p>6.789642</text:p>
          </table:table-cell>
          <table:table-cell office:value-type="float" office:value="6.6553598" calcext:value-type="float">
            <text:p>6.6553598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38571" calcext:value-type="float">
            <text:p>6.838571</text:p>
          </table:table-cell>
          <table:table-cell office:value-type="float" office:value="6.65454256" calcext:value-type="float">
            <text:p>6.6545425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6317" calcext:value-type="float">
            <text:p>6.86317</text:p>
          </table:table-cell>
          <table:table-cell office:value-type="float" office:value="6.653548665" calcext:value-type="float">
            <text:p>6.65354866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68929" calcext:value-type="float">
            <text:p>6.868929</text:p>
          </table:table-cell>
          <table:table-cell office:value-type="float" office:value="6.65249941" calcext:value-type="float">
            <text:p>6.6524994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60303" calcext:value-type="float">
            <text:p>6.860303</text:p>
          </table:table-cell>
          <table:table-cell office:value-type="float" office:value="6.651487795" calcext:value-type="float">
            <text:p>6.65148779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41268" calcext:value-type="float">
            <text:p>6.841268</text:p>
          </table:table-cell>
          <table:table-cell office:value-type="float" office:value="6.65058388" calcext:value-type="float">
            <text:p>6.6505838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15483" calcext:value-type="float">
            <text:p>6.815483</text:p>
          </table:table-cell>
          <table:table-cell office:value-type="float" office:value="6.649837385" calcext:value-type="float">
            <text:p>6.64983738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86262" calcext:value-type="float">
            <text:p>6.786262</text:p>
          </table:table-cell>
          <table:table-cell office:value-type="float" office:value="6.649279475" calcext:value-type="float">
            <text:p>6.6492794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56491" calcext:value-type="float">
            <text:p>6.756491</text:p>
          </table:table-cell>
          <table:table-cell office:value-type="float" office:value="6.648924705" calcext:value-type="float">
            <text:p>6.64892470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28533" calcext:value-type="float">
            <text:p>6.728533</text:p>
          </table:table-cell>
          <table:table-cell office:value-type="float" office:value="6.64877332" calcext:value-type="float">
            <text:p>6.6487733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04169" calcext:value-type="float">
            <text:p>6.704169</text:p>
          </table:table-cell>
          <table:table-cell office:value-type="float" office:value="6.64881398" calcext:value-type="float">
            <text:p>6.6488139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84574" calcext:value-type="float">
            <text:p>6.684574</text:p>
          </table:table-cell>
          <table:table-cell office:value-type="float" office:value="6.64902674" calcext:value-type="float">
            <text:p>6.6490267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7035" calcext:value-type="float">
            <text:p>6.67035</text:p>
          </table:table-cell>
          <table:table-cell office:value-type="float" office:value="6.64938606" calcext:value-type="float">
            <text:p>6.6493860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61601" calcext:value-type="float">
            <text:p>6.661601</text:p>
          </table:table-cell>
          <table:table-cell office:value-type="float" office:value="6.649863635" calcext:value-type="float">
            <text:p>6.64986363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58035" calcext:value-type="float">
            <text:p>6.658035</text:p>
          </table:table-cell>
          <table:table-cell office:value-type="float" office:value="6.65043079" calcext:value-type="float">
            <text:p>6.6504307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59077" calcext:value-type="float">
            <text:p>6.659077</text:p>
          </table:table-cell>
          <table:table-cell office:value-type="float" office:value="6.65106035" calcext:value-type="float">
            <text:p>6.6510603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63983" calcext:value-type="float">
            <text:p>6.663983</text:p>
          </table:table-cell>
          <table:table-cell office:value-type="float" office:value="6.651727945" calcext:value-type="float">
            <text:p>6.65172794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1943" calcext:value-type="float">
            <text:p>6.671943</text:p>
          </table:table-cell>
          <table:table-cell office:value-type="float" office:value="6.65241274" calcext:value-type="float">
            <text:p>6.6524127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82153" calcext:value-type="float">
            <text:p>6.682153</text:p>
          </table:table-cell>
          <table:table-cell office:value-type="float" office:value="6.65309766" calcext:value-type="float">
            <text:p>6.6530976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93878" calcext:value-type="float">
            <text:p>6.693878</text:p>
          </table:table-cell>
          <table:table-cell office:value-type="float" office:value="6.65376929" calcext:value-type="float">
            <text:p>6.6537692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06481" calcext:value-type="float">
            <text:p>6.706481</text:p>
          </table:table-cell>
          <table:table-cell office:value-type="float" office:value="6.654417455" calcext:value-type="float">
            <text:p>6.65441745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1944" calcext:value-type="float">
            <text:p>6.71944</text:p>
          </table:table-cell>
          <table:table-cell office:value-type="float" office:value="6.655034705" calcext:value-type="float">
            <text:p>6.65503470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32348" calcext:value-type="float">
            <text:p>6.732348</text:p>
          </table:table-cell>
          <table:table-cell office:value-type="float" office:value="6.65561569" calcext:value-type="float">
            <text:p>6.65561569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44906" calcext:value-type="float">
            <text:p>6.744906</text:p>
          </table:table-cell>
          <table:table-cell office:value-type="float" office:value="6.656156595" calcext:value-type="float">
            <text:p>6.65615659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6904" calcext:value-type="float">
            <text:p>6.756904</text:p>
          </table:table-cell>
          <table:table-cell office:value-type="float" office:value="6.65665463" calcext:value-type="float">
            <text:p>6.65665463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68209" calcext:value-type="float">
            <text:p>6.768209</text:p>
          </table:table-cell>
          <table:table-cell office:value-type="float" office:value="6.65710763" calcext:value-type="float">
            <text:p>6.6571076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78741" calcext:value-type="float">
            <text:p>6.778741</text:p>
          </table:table-cell>
          <table:table-cell office:value-type="float" office:value="6.65751376" calcext:value-type="float">
            <text:p>6.6575137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88459" calcext:value-type="float">
            <text:p>6.788459</text:p>
          </table:table-cell>
          <table:table-cell office:value-type="float" office:value="6.65787135" calcext:value-type="float">
            <text:p>6.6578713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97346" calcext:value-type="float">
            <text:p>6.797346</text:p>
          </table:table-cell>
          <table:table-cell office:value-type="float" office:value="6.65817885" calcext:value-type="float">
            <text:p>6.6581788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05397" calcext:value-type="float">
            <text:p>6.805397</text:p>
          </table:table-cell>
          <table:table-cell office:value-type="float" office:value="6.65843483" calcext:value-type="float">
            <text:p>6.6584348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12613" calcext:value-type="float">
            <text:p>6.812613</text:p>
          </table:table-cell>
          <table:table-cell office:value-type="float" office:value="6.65863806" calcext:value-type="float">
            <text:p>6.6586380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18995" calcext:value-type="float">
            <text:p>6.818995</text:p>
          </table:table-cell>
          <table:table-cell office:value-type="float" office:value="6.658787585" calcext:value-type="float">
            <text:p>6.65878758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24544" calcext:value-type="float">
            <text:p>6.824544</text:p>
          </table:table-cell>
          <table:table-cell office:value-type="float" office:value="6.65888278" calcext:value-type="float">
            <text:p>6.6588827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29264" calcext:value-type="float">
            <text:p>6.829264</text:p>
          </table:table-cell>
          <table:table-cell office:value-type="float" office:value="6.65892338" calcext:value-type="float">
            <text:p>6.6589233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3316" calcext:value-type="float">
            <text:p>6.83316</text:p>
          </table:table-cell>
          <table:table-cell office:value-type="float" office:value="6.65890943" calcext:value-type="float">
            <text:p>6.6589094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36243" calcext:value-type="float">
            <text:p>6.836243</text:p>
          </table:table-cell>
          <table:table-cell office:value-type="float" office:value="6.65884123" calcext:value-type="float">
            <text:p>6.6588412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38532" calcext:value-type="float">
            <text:p>6.838532</text:p>
          </table:table-cell>
          <table:table-cell office:value-type="float" office:value="6.658719235" calcext:value-type="float">
            <text:p>6.65871923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4005" calcext:value-type="float">
            <text:p>6.84005</text:p>
          </table:table-cell>
          <table:table-cell office:value-type="float" office:value="6.658543945" calcext:value-type="float">
            <text:p>6.65854394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40825" calcext:value-type="float">
            <text:p>6.840825</text:p>
          </table:table-cell>
          <table:table-cell office:value-type="float" office:value="6.658315865" calcext:value-type="float">
            <text:p>6.65831586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40887" calcext:value-type="float">
            <text:p>6.840887</text:p>
          </table:table-cell>
          <table:table-cell office:value-type="float" office:value="6.65803548" calcext:value-type="float">
            <text:p>6.6580354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40262" calcext:value-type="float">
            <text:p>6.840262</text:p>
          </table:table-cell>
          <table:table-cell office:value-type="float" office:value="6.65770334" calcext:value-type="float">
            <text:p>6.6577033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38973" calcext:value-type="float">
            <text:p>6.838973</text:p>
          </table:table-cell>
          <table:table-cell office:value-type="float" office:value="6.657320165" calcext:value-type="float">
            <text:p>6.65732016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37037" calcext:value-type="float">
            <text:p>6.837037</text:p>
          </table:table-cell>
          <table:table-cell office:value-type="float" office:value="6.65688703" calcext:value-type="float">
            <text:p>6.6568870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34467" calcext:value-type="float">
            <text:p>6.834467</text:p>
          </table:table-cell>
          <table:table-cell office:value-type="float" office:value="6.6559817538" calcext:value-type="float">
            <text:p>6.655981753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31274" calcext:value-type="float">
            <text:p>6.831274</text:p>
          </table:table-cell>
          <table:table-cell office:value-type="float" office:value="6.6550803131" calcext:value-type="float">
            <text:p>6.655080313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27471" calcext:value-type="float">
            <text:p>6.827471</text:p>
          </table:table-cell>
          <table:table-cell office:value-type="float" office:value="6.6541859289" calcext:value-type="float">
            <text:p>6.654185928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2307" calcext:value-type="float">
            <text:p>6.82307</text:p>
          </table:table-cell>
          <table:table-cell office:value-type="float" office:value="6.6533018214" calcext:value-type="float">
            <text:p>6.6533018214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1809" calcext:value-type="float">
            <text:p>6.81809</text:p>
          </table:table-cell>
          <table:table-cell office:value-type="float" office:value="6.6524312154" calcext:value-type="float">
            <text:p>6.652431215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12547" calcext:value-type="float">
            <text:p>6.812547</text:p>
          </table:table-cell>
          <table:table-cell office:value-type="float" office:value="6.6515773041" calcext:value-type="float">
            <text:p>6.6515773041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06453" calcext:value-type="float">
            <text:p>6.806453</text:p>
          </table:table-cell>
          <table:table-cell office:value-type="float" office:value="6.6507432642" calcext:value-type="float">
            <text:p>6.650743264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99812" calcext:value-type="float">
            <text:p>6.799812</text:p>
          </table:table-cell>
          <table:table-cell office:value-type="float" office:value="6.649932276" calcext:value-type="float">
            <text:p>6.64993227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92609" calcext:value-type="float">
            <text:p>6.792609</text:p>
          </table:table-cell>
          <table:table-cell office:value-type="float" office:value="6.6491475654" calcext:value-type="float">
            <text:p>6.6491475654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84815" calcext:value-type="float">
            <text:p>6.784815</text:p>
          </table:table-cell>
          <table:table-cell office:value-type="float" office:value="6.6483925053" calcext:value-type="float">
            <text:p>6.648392505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76382" calcext:value-type="float">
            <text:p>6.776382</text:p>
          </table:table-cell>
          <table:table-cell office:value-type="float" office:value="6.6476706931" calcext:value-type="float">
            <text:p>6.647670693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67253" calcext:value-type="float">
            <text:p>6.767253</text:p>
          </table:table-cell>
          <table:table-cell office:value-type="float" office:value="6.6469860585" calcext:value-type="float">
            <text:p>6.646986058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57379" calcext:value-type="float">
            <text:p>6.757379</text:p>
          </table:table-cell>
          <table:table-cell office:value-type="float" office:value="6.6463429198" calcext:value-type="float">
            <text:p>6.646342919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46728" calcext:value-type="float">
            <text:p>6.746728</text:p>
          </table:table-cell>
          <table:table-cell office:value-type="float" office:value="6.6457459516" calcext:value-type="float">
            <text:p>6.645745951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35312" calcext:value-type="float">
            <text:p>6.735312</text:p>
          </table:table-cell>
          <table:table-cell office:value-type="float" office:value="6.6452001027" calcext:value-type="float">
            <text:p>6.645200102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23194" calcext:value-type="float">
            <text:p>6.723194</text:p>
          </table:table-cell>
          <table:table-cell office:value-type="float" office:value="6.6447103641" calcext:value-type="float">
            <text:p>6.644710364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10498" calcext:value-type="float">
            <text:p>6.710498</text:p>
          </table:table-cell>
          <table:table-cell office:value-type="float" office:value="6.6442814918" calcext:value-type="float">
            <text:p>6.6442814918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97411" calcext:value-type="float">
            <text:p>6.697411</text:p>
          </table:table-cell>
          <table:table-cell office:value-type="float" office:value="6.6439176648" calcext:value-type="float">
            <text:p>6.643917664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84165" calcext:value-type="float">
            <text:p>6.684165</text:p>
          </table:table-cell>
          <table:table-cell office:value-type="float" office:value="6.6436221215" calcext:value-type="float">
            <text:p>6.643622121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71022" calcext:value-type="float">
            <text:p>6.671022</text:p>
          </table:table-cell>
          <table:table-cell office:value-type="float" office:value="6.6433968833" calcext:value-type="float">
            <text:p>6.643396883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58237" calcext:value-type="float">
            <text:p>6.658237</text:p>
          </table:table-cell>
          <table:table-cell office:value-type="float" office:value="6.6432425531" calcext:value-type="float">
            <text:p>6.643242553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46031" calcext:value-type="float">
            <text:p>6.646031</text:p>
          </table:table-cell>
          <table:table-cell office:value-type="float" office:value="6.6431583146" calcext:value-type="float">
            <text:p>6.6431583146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3456" calcext:value-type="float">
            <text:p>6.63456</text:p>
          </table:table-cell>
          <table:table-cell office:value-type="float" office:value="6.6431420847" calcext:value-type="float">
            <text:p>6.643142084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23895" calcext:value-type="float">
            <text:p>6.623895</text:p>
          </table:table-cell>
          <table:table-cell office:value-type="float" office:value="6.6431908466" calcext:value-type="float">
            <text:p>6.643190846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14006" calcext:value-type="float">
            <text:p>6.614006</text:p>
          </table:table-cell>
          <table:table-cell office:value-type="float" office:value="6.6433011086" calcext:value-type="float">
            <text:p>6.6433011086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04772" calcext:value-type="float">
            <text:p>6.604772</text:p>
          </table:table-cell>
          <table:table-cell office:value-type="float" office:value="6.6434694713" calcext:value-type="float">
            <text:p>6.643469471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95993" calcext:value-type="float">
            <text:p>6.595993</text:p>
          </table:table-cell>
          <table:table-cell office:value-type="float" office:value="6.6436931561" calcext:value-type="float">
            <text:p>6.643693156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87414" calcext:value-type="float">
            <text:p>6.587414</text:p>
          </table:table-cell>
          <table:table-cell office:value-type="float" office:value="6.6439704826" calcext:value-type="float">
            <text:p>6.643970482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78766" calcext:value-type="float">
            <text:p>6.578766</text:p>
          </table:table-cell>
          <table:table-cell office:value-type="float" office:value="6.6443012222" calcext:value-type="float">
            <text:p>6.6443012222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6979" calcext:value-type="float">
            <text:p>6.56979</text:p>
          </table:table-cell>
          <table:table-cell office:value-type="float" office:value="6.6446867235" calcext:value-type="float">
            <text:p>6.644686723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60277" calcext:value-type="float">
            <text:p>6.560277</text:p>
          </table:table-cell>
          <table:table-cell office:value-type="float" office:value="6.6451298994" calcext:value-type="float">
            <text:p>6.6451298994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50093" calcext:value-type="float">
            <text:p>6.550093</text:p>
          </table:table-cell>
          <table:table-cell office:value-type="float" office:value="6.6456349762" calcext:value-type="float">
            <text:p>6.645634976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3919" calcext:value-type="float">
            <text:p>6.53919</text:p>
          </table:table-cell>
          <table:table-cell office:value-type="float" office:value="6.6462070838" calcext:value-type="float">
            <text:p>6.646207083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27627" calcext:value-type="float">
            <text:p>6.527627</text:p>
          </table:table-cell>
          <table:table-cell office:value-type="float" office:value="6.6468517651" calcext:value-type="float">
            <text:p>6.646851765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15563" calcext:value-type="float">
            <text:p>6.515563</text:p>
          </table:table-cell>
          <table:table-cell office:value-type="float" office:value="6.6475743394" calcext:value-type="float">
            <text:p>6.647574339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03263" calcext:value-type="float">
            <text:p>6.503263</text:p>
          </table:table-cell>
          <table:table-cell office:value-type="float" office:value="6.6483792866" calcext:value-type="float">
            <text:p>6.648379286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491097" calcext:value-type="float">
            <text:p>6.491097</text:p>
          </table:table-cell>
          <table:table-cell office:value-type="float" office:value="6.6492695706" calcext:value-type="float">
            <text:p>6.649269570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79548" calcext:value-type="float">
            <text:p>6.479548</text:p>
          </table:table-cell>
          <table:table-cell office:value-type="float" office:value="6.6502459444" calcext:value-type="float">
            <text:p>6.6502459444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469234" calcext:value-type="float">
            <text:p>6.469234</text:p>
          </table:table-cell>
          <table:table-cell office:value-type="float" office:value="6.6513061801" calcext:value-type="float">
            <text:p>6.651306180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60989" calcext:value-type="float">
            <text:p>6.460989</text:p>
          </table:table-cell>
          <table:table-cell office:value-type="float" office:value="6.6524441313" calcext:value-type="float">
            <text:p>6.652444131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56068" calcext:value-type="float">
            <text:p>6.456068</text:p>
          </table:table-cell>
          <table:table-cell office:value-type="float" office:value="6.6536482516" calcext:value-type="float">
            <text:p>6.653648251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56839" calcext:value-type="float">
            <text:p>6.456839</text:p>
          </table:table-cell>
          <table:table-cell office:value-type="float" office:value="6.6548987595" calcext:value-type="float">
            <text:p>6.654898759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69788" calcext:value-type="float">
            <text:p>6.469788</text:p>
          </table:table-cell>
          <table:table-cell office:value-type="float" office:value="6.6561602866" calcext:value-type="float">
            <text:p>6.6561602866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29826" calcext:value-type="float">
            <text:p>6.529826</text:p>
          </table:table-cell>
          <table:table-cell office:value-type="float" office:value="6.6573549808" calcext:value-type="float">
            <text:p>6.657354980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73649" calcext:value-type="float">
            <text:p>5.73649</text:p>
          </table:table-cell>
          <table:table-cell office:value-type="float" office:value="6.6581777484" calcext:value-type="float">
            <text:p>6.658177748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28463" calcext:value-type="float">
            <text:p>6.328463</text:p>
          </table:table-cell>
          <table:table-cell office:value-type="float" office:value="6.6641627338" calcext:value-type="float">
            <text:p>6.664162733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75016" calcext:value-type="float">
            <text:p>6.375016</text:p>
          </table:table-cell>
          <table:table-cell office:value-type="float" office:value="6.6663568497" calcext:value-type="float">
            <text:p>6.666356849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398875" calcext:value-type="float">
            <text:p>6.398875</text:p>
          </table:table-cell>
          <table:table-cell office:value-type="float" office:value="6.6682735658" calcext:value-type="float">
            <text:p>6.668273565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18334" calcext:value-type="float">
            <text:p>6.418334</text:p>
          </table:table-cell>
          <table:table-cell office:value-type="float" office:value="6.6700576623" calcext:value-type="float">
            <text:p>6.670057662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37094" calcext:value-type="float">
            <text:p>6.437094</text:p>
          </table:table-cell>
          <table:table-cell office:value-type="float" office:value="6.67173582" calcext:value-type="float">
            <text:p>6.67173582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456035" calcext:value-type="float">
            <text:p>6.456035</text:p>
          </table:table-cell>
          <table:table-cell office:value-type="float" office:value="6.6733105973" calcext:value-type="float">
            <text:p>6.673310597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475149" calcext:value-type="float">
            <text:p>6.475149</text:p>
          </table:table-cell>
          <table:table-cell office:value-type="float" office:value="6.6747786757" calcext:value-type="float">
            <text:p>6.674778675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494076" calcext:value-type="float">
            <text:p>6.494076</text:p>
          </table:table-cell>
          <table:table-cell office:value-type="float" office:value="6.6761367007" calcext:value-type="float">
            <text:p>6.676136700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12329" calcext:value-type="float">
            <text:p>6.512329</text:p>
          </table:table-cell>
          <table:table-cell office:value-type="float" office:value="6.6773836918" calcext:value-type="float">
            <text:p>6.677383691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29418" calcext:value-type="float">
            <text:p>6.529418</text:p>
          </table:table-cell>
          <table:table-cell office:value-type="float" office:value="6.678522" calcext:value-type="float">
            <text:p>6.678522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4492" calcext:value-type="float">
            <text:p>6.54492</text:p>
          </table:table-cell>
          <table:table-cell office:value-type="float" office:value="6.6795574444" calcext:value-type="float">
            <text:p>6.6795574444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58535" calcext:value-type="float">
            <text:p>6.558535</text:p>
          </table:table-cell>
          <table:table-cell office:value-type="float" office:value="6.680498965" calcext:value-type="float">
            <text:p>6.68049896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70117" calcext:value-type="float">
            <text:p>6.570117</text:p>
          </table:table-cell>
          <table:table-cell office:value-type="float" office:value="6.6813578662" calcext:value-type="float">
            <text:p>6.681357866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79681" calcext:value-type="float">
            <text:p>6.579681</text:p>
          </table:table-cell>
          <table:table-cell office:value-type="float" office:value="6.6821468085" calcext:value-type="float">
            <text:p>6.682146808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874" calcext:value-type="float">
            <text:p>6.5874</text:p>
          </table:table-cell>
          <table:table-cell office:value-type="float" office:value="6.6828787071" calcext:value-type="float">
            <text:p>6.682878707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93588" calcext:value-type="float">
            <text:p>6.593588</text:p>
          </table:table-cell>
          <table:table-cell office:value-type="float" office:value="6.6835656043" calcext:value-type="float">
            <text:p>6.683565604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9866" calcext:value-type="float">
            <text:p>6.59866</text:p>
          </table:table-cell>
          <table:table-cell office:value-type="float" office:value="6.6842176159" calcext:value-type="float">
            <text:p>6.6842176159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03101" calcext:value-type="float">
            <text:p>6.603101</text:p>
          </table:table-cell>
          <table:table-cell office:value-type="float" office:value="6.6848421241" calcext:value-type="float">
            <text:p>6.684842124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07414" calcext:value-type="float">
            <text:p>6.607414</text:p>
          </table:table-cell>
          <table:table-cell office:value-type="float" office:value="6.6854431618" calcext:value-type="float">
            <text:p>6.685443161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12083" calcext:value-type="float">
            <text:p>6.612083</text:p>
          </table:table-cell>
          <table:table-cell office:value-type="float" office:value="6.6860211556" calcext:value-type="float">
            <text:p>6.686021155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17532" calcext:value-type="float">
            <text:p>6.617532</text:p>
          </table:table-cell>
          <table:table-cell office:value-type="float" office:value="6.6865729328" calcext:value-type="float">
            <text:p>6.686572932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24096" calcext:value-type="float">
            <text:p>6.624096</text:p>
          </table:table-cell>
          <table:table-cell office:value-type="float" office:value="6.6870920376" calcext:value-type="float">
            <text:p>6.687092037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31996" calcext:value-type="float">
            <text:p>6.631996</text:p>
          </table:table-cell>
          <table:table-cell office:value-type="float" office:value="6.6875692803" calcext:value-type="float">
            <text:p>6.687569280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41334" calcext:value-type="float">
            <text:p>6.641334</text:p>
          </table:table-cell>
          <table:table-cell office:value-type="float" office:value="6.6879935038" calcext:value-type="float">
            <text:p>6.6879935038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52088" calcext:value-type="float">
            <text:p>6.652088</text:p>
          </table:table-cell>
          <table:table-cell office:value-type="float" office:value="6.6883524231" calcext:value-type="float">
            <text:p>6.688352423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64123" calcext:value-type="float">
            <text:p>6.664123</text:p>
          </table:table-cell>
          <table:table-cell office:value-type="float" office:value="6.6886335426" calcext:value-type="float">
            <text:p>6.688633542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77212" calcext:value-type="float">
            <text:p>6.677212</text:p>
          </table:table-cell>
          <table:table-cell office:value-type="float" office:value="6.6888250313" calcext:value-type="float">
            <text:p>6.688825031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91055" calcext:value-type="float">
            <text:p>6.691055</text:p>
          </table:table-cell>
          <table:table-cell office:value-type="float" office:value="6.6889164724" calcext:value-type="float">
            <text:p>6.688916472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05311" calcext:value-type="float">
            <text:p>6.705311</text:p>
          </table:table-cell>
          <table:table-cell office:value-type="float" office:value="6.6888995" calcext:value-type="float">
            <text:p>6.688899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19623" calcext:value-type="float">
            <text:p>6.719623</text:p>
          </table:table-cell>
          <table:table-cell office:value-type="float" office:value="6.688768208" calcext:value-type="float">
            <text:p>6.68876820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33649" calcext:value-type="float">
            <text:p>6.733649</text:p>
          </table:table-cell>
          <table:table-cell office:value-type="float" office:value="6.688519379" calcext:value-type="float">
            <text:p>6.688519379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47086" calcext:value-type="float">
            <text:p>6.747086</text:p>
          </table:table-cell>
          <table:table-cell office:value-type="float" office:value="6.6881524715" calcext:value-type="float">
            <text:p>6.688152471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59688" calcext:value-type="float">
            <text:p>6.759688</text:p>
          </table:table-cell>
          <table:table-cell office:value-type="float" office:value="6.6876694098" calcext:value-type="float">
            <text:p>6.687669409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71279" calcext:value-type="float">
            <text:p>6.771279</text:p>
          </table:table-cell>
          <table:table-cell office:value-type="float" office:value="6.6870742149" calcext:value-type="float">
            <text:p>6.6870742149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81759" calcext:value-type="float">
            <text:p>6.781759</text:p>
          </table:table-cell>
          <table:table-cell office:value-type="float" office:value="6.6863725083" calcext:value-type="float">
            <text:p>6.686372508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91096" calcext:value-type="float">
            <text:p>6.791096</text:p>
          </table:table-cell>
          <table:table-cell office:value-type="float" office:value="6.6855709412" calcext:value-type="float">
            <text:p>6.685570941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99318" calcext:value-type="float">
            <text:p>6.799318</text:p>
          </table:table-cell>
          <table:table-cell office:value-type="float" office:value="6.684676661" calcext:value-type="float">
            <text:p>6.68467666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6493" calcext:value-type="float">
            <text:p>6.806493</text:p>
          </table:table-cell>
          <table:table-cell office:value-type="float" office:value="6.6836968205" calcext:value-type="float">
            <text:p>6.683696820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12714" calcext:value-type="float">
            <text:p>6.812714</text:p>
          </table:table-cell>
          <table:table-cell office:value-type="float" office:value="6.6826382328" calcext:value-type="float">
            <text:p>6.682638232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18071" calcext:value-type="float">
            <text:p>6.818071</text:p>
          </table:table-cell>
          <table:table-cell office:value-type="float" office:value="6.6815071391" calcext:value-type="float">
            <text:p>6.681507139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22643" calcext:value-type="float">
            <text:p>6.822643</text:p>
          </table:table-cell>
          <table:table-cell office:value-type="float" office:value="6.6803092105" calcext:value-type="float">
            <text:p>6.680309210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26477" calcext:value-type="float">
            <text:p>6.826477</text:p>
          </table:table-cell>
          <table:table-cell office:value-type="float" office:value="6.6790496195" calcext:value-type="float">
            <text:p>6.679049619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29591" calcext:value-type="float">
            <text:p>6.829591</text:p>
          </table:table-cell>
          <table:table-cell office:value-type="float" office:value="6.6777333036" calcext:value-type="float">
            <text:p>6.6777333036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3197" calcext:value-type="float">
            <text:p>6.83197</text:p>
          </table:table-cell>
          <table:table-cell office:value-type="float" office:value="6.6763652162" calcext:value-type="float">
            <text:p>6.676365216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33576" calcext:value-type="float">
            <text:p>6.833576</text:p>
          </table:table-cell>
          <table:table-cell office:value-type="float" office:value="6.6749506273" calcext:value-type="float">
            <text:p>6.674950627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34362" calcext:value-type="float">
            <text:p>6.834362</text:p>
          </table:table-cell>
          <table:table-cell office:value-type="float" office:value="6.6734953486" calcext:value-type="float">
            <text:p>6.6734953486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34281" calcext:value-type="float">
            <text:p>6.834281</text:p>
          </table:table-cell>
          <table:table-cell office:value-type="float" office:value="6.6720058426" calcext:value-type="float">
            <text:p>6.672005842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333" calcext:value-type="float">
            <text:p>6.8333</text:p>
          </table:table-cell>
          <table:table-cell office:value-type="float" office:value="6.6704892523" calcext:value-type="float">
            <text:p>6.670489252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31409" calcext:value-type="float">
            <text:p>6.831409</text:p>
          </table:table-cell>
          <table:table-cell office:value-type="float" office:value="6.6689533019" calcext:value-type="float">
            <text:p>6.6689533019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28618" calcext:value-type="float">
            <text:p>6.828618</text:p>
          </table:table-cell>
          <table:table-cell office:value-type="float" office:value="6.6674061048" calcext:value-type="float">
            <text:p>6.667406104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24955" calcext:value-type="float">
            <text:p>6.824955</text:p>
          </table:table-cell>
          <table:table-cell office:value-type="float" office:value="6.6658559904" calcext:value-type="float">
            <text:p>6.6658559904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20458" calcext:value-type="float">
            <text:p>6.820458</text:p>
          </table:table-cell>
          <table:table-cell office:value-type="float" office:value="6.6643113398" calcext:value-type="float">
            <text:p>6.664311339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15166" calcext:value-type="float">
            <text:p>6.815166</text:p>
          </table:table-cell>
          <table:table-cell office:value-type="float" office:value="6.6627804902" calcext:value-type="float">
            <text:p>6.662780490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09107" calcext:value-type="float">
            <text:p>6.809107</text:p>
          </table:table-cell>
          <table:table-cell office:value-type="float" office:value="6.6612717228" calcext:value-type="float">
            <text:p>6.661271722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02291" calcext:value-type="float">
            <text:p>6.802291</text:p>
          </table:table-cell>
          <table:table-cell office:value-type="float" office:value="6.65979337" calcext:value-type="float">
            <text:p>6.6597933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9471" calcext:value-type="float">
            <text:p>6.79471</text:p>
          </table:table-cell>
          <table:table-cell office:value-type="float" office:value="6.658354" calcext:value-type="float">
            <text:p>6.658354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86341" calcext:value-type="float">
            <text:p>6.786341</text:p>
          </table:table-cell>
          <table:table-cell office:value-type="float" office:value="6.6569626122" calcext:value-type="float">
            <text:p>6.656962612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77155" calcext:value-type="float">
            <text:p>6.777155</text:p>
          </table:table-cell>
          <table:table-cell office:value-type="float" office:value="6.6556288144" calcext:value-type="float">
            <text:p>6.655628814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67128" calcext:value-type="float">
            <text:p>6.767128</text:p>
          </table:table-cell>
          <table:table-cell office:value-type="float" office:value="6.6543629167" calcext:value-type="float">
            <text:p>6.654362916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56255" calcext:value-type="float">
            <text:p>6.756255</text:p>
          </table:table-cell>
          <table:table-cell office:value-type="float" office:value="6.6531759158" calcext:value-type="float">
            <text:p>6.653175915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44563" calcext:value-type="float">
            <text:p>6.744563</text:p>
          </table:table-cell>
          <table:table-cell office:value-type="float" office:value="6.6520793298" calcext:value-type="float">
            <text:p>6.6520793298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32121" calcext:value-type="float">
            <text:p>6.732121</text:p>
          </table:table-cell>
          <table:table-cell office:value-type="float" office:value="6.6510848817" calcext:value-type="float">
            <text:p>6.651084881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19041" calcext:value-type="float">
            <text:p>6.719041</text:p>
          </table:table-cell>
          <table:table-cell office:value-type="float" office:value="6.6502040543" calcext:value-type="float">
            <text:p>6.650204054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05482" calcext:value-type="float">
            <text:p>6.705482</text:p>
          </table:table-cell>
          <table:table-cell office:value-type="float" office:value="6.6494476044" calcext:value-type="float">
            <text:p>6.649447604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91639" calcext:value-type="float">
            <text:p>6.691639</text:p>
          </table:table-cell>
          <table:table-cell office:value-type="float" office:value="6.648825" calcext:value-type="float">
            <text:p>6.6488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77735" calcext:value-type="float">
            <text:p>6.677735</text:p>
          </table:table-cell>
          <table:table-cell office:value-type="float" office:value="6.6483439438" calcext:value-type="float">
            <text:p>6.648343943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64008" calcext:value-type="float">
            <text:p>6.664008</text:p>
          </table:table-cell>
          <table:table-cell office:value-type="float" office:value="6.6480099545" calcext:value-type="float">
            <text:p>6.648009954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50693" calcext:value-type="float">
            <text:p>6.650693</text:p>
          </table:table-cell>
          <table:table-cell office:value-type="float" office:value="6.647826069" calcext:value-type="float">
            <text:p>6.64782606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38002" calcext:value-type="float">
            <text:p>6.638002</text:p>
          </table:table-cell>
          <table:table-cell office:value-type="float" office:value="6.6477927326" calcext:value-type="float">
            <text:p>6.647792732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26114" calcext:value-type="float">
            <text:p>6.626114</text:p>
          </table:table-cell>
          <table:table-cell office:value-type="float" office:value="6.6479079176" calcext:value-type="float">
            <text:p>6.6479079176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15152" calcext:value-type="float">
            <text:p>6.615152</text:p>
          </table:table-cell>
          <table:table-cell office:value-type="float" office:value="6.648167369" calcext:value-type="float">
            <text:p>6.64816736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05173" calcext:value-type="float">
            <text:p>6.605173</text:p>
          </table:table-cell>
          <table:table-cell office:value-type="float" office:value="6.6485651446" calcext:value-type="float">
            <text:p>6.648565144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96154" calcext:value-type="float">
            <text:p>6.596154</text:p>
          </table:table-cell>
          <table:table-cell office:value-type="float" office:value="6.6490943171" calcext:value-type="float">
            <text:p>6.649094317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87993" calcext:value-type="float">
            <text:p>6.587993</text:p>
          </table:table-cell>
          <table:table-cell office:value-type="float" office:value="6.6497479012" calcext:value-type="float">
            <text:p>6.649747901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80503" calcext:value-type="float">
            <text:p>6.580503</text:p>
          </table:table-cell>
          <table:table-cell office:value-type="float" office:value="6.6505198375" calcext:value-type="float">
            <text:p>6.65051983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73425" calcext:value-type="float">
            <text:p>6.573425</text:p>
          </table:table-cell>
          <table:table-cell office:value-type="float" office:value="6.6514061266" calcext:value-type="float">
            <text:p>6.651406126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66441" calcext:value-type="float">
            <text:p>6.566441</text:p>
          </table:table-cell>
          <table:table-cell office:value-type="float" office:value="6.6524058846" calcext:value-type="float">
            <text:p>6.652405884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5919" calcext:value-type="float">
            <text:p>6.55919</text:p>
          </table:table-cell>
          <table:table-cell office:value-type="float" office:value="6.6535223117" calcext:value-type="float">
            <text:p>6.653522311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51301" calcext:value-type="float">
            <text:p>6.551301</text:p>
          </table:table-cell>
          <table:table-cell office:value-type="float" office:value="6.6547635263" calcext:value-type="float">
            <text:p>6.654763526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42403" calcext:value-type="float">
            <text:p>6.542403</text:p>
          </table:table-cell>
          <table:table-cell office:value-type="float" office:value="6.6561430267" calcext:value-type="float">
            <text:p>6.65614302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32155" calcext:value-type="float">
            <text:p>6.532155</text:p>
          </table:table-cell>
          <table:table-cell office:value-type="float" office:value="6.6576800541" calcext:value-type="float">
            <text:p>6.657680054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20248" calcext:value-type="float">
            <text:p>6.520248</text:p>
          </table:table-cell>
          <table:table-cell office:value-type="float" office:value="6.6593995753" calcext:value-type="float">
            <text:p>6.659399575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064" calcext:value-type="float">
            <text:p>6.5064</text:p>
          </table:table-cell>
          <table:table-cell office:value-type="float" office:value="6.6613322361" calcext:value-type="float">
            <text:p>6.661332236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490327" calcext:value-type="float">
            <text:p>6.490327</text:p>
          </table:table-cell>
          <table:table-cell office:value-type="float" office:value="6.6635143803" calcext:value-type="float">
            <text:p>6.6635143803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471679" calcext:value-type="float">
            <text:p>6.471679</text:p>
          </table:table-cell>
          <table:table-cell office:value-type="float" office:value="6.6659884857" calcext:value-type="float">
            <text:p>6.665988485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49921" calcext:value-type="float">
            <text:p>6.449921</text:p>
          </table:table-cell>
          <table:table-cell office:value-type="float" office:value="6.6688045652" calcext:value-type="float">
            <text:p>6.668804565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424093" calcext:value-type="float">
            <text:p>6.424093</text:p>
          </table:table-cell>
          <table:table-cell office:value-type="float" office:value="6.6720234412" calcext:value-type="float">
            <text:p>6.6720234412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392314" calcext:value-type="float">
            <text:p>6.392314</text:p>
          </table:table-cell>
          <table:table-cell office:value-type="float" office:value="6.6757238955" calcext:value-type="float">
            <text:p>6.675723895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350571" calcext:value-type="float">
            <text:p>6.350571</text:p>
          </table:table-cell>
          <table:table-cell office:value-type="float" office:value="6.6800179848" calcext:value-type="float">
            <text:p>6.680017984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289174" calcext:value-type="float">
            <text:p>6.289174</text:p>
          </table:table-cell>
          <table:table-cell office:value-type="float" office:value="6.6850864" calcext:value-type="float">
            <text:p>6.685086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178794" calcext:value-type="float">
            <text:p>6.178794</text:p>
          </table:table-cell>
          <table:table-cell office:value-type="float" office:value="6.6912725313" calcext:value-type="float">
            <text:p>6.691272531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875499" calcext:value-type="float">
            <text:p>5.875499</text:p>
          </table:table-cell>
          <table:table-cell office:value-type="float" office:value="6.6994071111" calcext:value-type="float">
            <text:p>6.699407111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875499" calcext:value-type="float">
            <text:p>5.875499</text:p>
          </table:table-cell>
          <table:table-cell office:value-type="float" office:value="6.7126959516" calcext:value-type="float">
            <text:p>6.712695951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106401" calcext:value-type="float">
            <text:p>7.106401</text:p>
          </table:table-cell>
          <table:table-cell office:value-type="float" office:value="6.7264204918" calcext:value-type="float">
            <text:p>6.726420491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70612" calcext:value-type="float">
            <text:p>6.770612</text:p>
          </table:table-cell>
          <table:table-cell office:value-type="float" office:value="6.7200874833" calcext:value-type="float">
            <text:p>6.72008748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59888" calcext:value-type="float">
            <text:p>6.659888</text:p>
          </table:table-cell>
          <table:table-cell office:value-type="float" office:value="6.7192311356" calcext:value-type="float">
            <text:p>6.719231135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04808" calcext:value-type="float">
            <text:p>6.604808</text:p>
          </table:table-cell>
          <table:table-cell office:value-type="float" office:value="6.7202542931" calcext:value-type="float">
            <text:p>6.720254293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72707" calcext:value-type="float">
            <text:p>6.572707</text:p>
          </table:table-cell>
          <table:table-cell office:value-type="float" office:value="6.7222796667" calcext:value-type="float">
            <text:p>6.7222796667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52845" calcext:value-type="float">
            <text:p>6.552845</text:p>
          </table:table-cell>
          <table:table-cell office:value-type="float" office:value="6.7249506071" calcext:value-type="float">
            <text:p>6.724950607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4063" calcext:value-type="float">
            <text:p>6.54063</text:p>
          </table:table-cell>
          <table:table-cell office:value-type="float" office:value="6.7280798" calcext:value-type="float">
            <text:p>6.7280798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33741" calcext:value-type="float">
            <text:p>6.533741</text:p>
          </table:table-cell>
          <table:table-cell office:value-type="float" office:value="6.7315510926" calcext:value-type="float">
            <text:p>6.7315510926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30853" calcext:value-type="float">
            <text:p>6.530853</text:p>
          </table:table-cell>
          <table:table-cell office:value-type="float" office:value="6.7352833585" calcext:value-type="float">
            <text:p>6.735283358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31125" calcext:value-type="float">
            <text:p>6.531125</text:p>
          </table:table-cell>
          <table:table-cell office:value-type="float" office:value="6.7392147115" calcext:value-type="float">
            <text:p>6.73921471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33984" calcext:value-type="float">
            <text:p>6.533984</text:p>
          </table:table-cell>
          <table:table-cell office:value-type="float" office:value="6.743294902" calcext:value-type="float">
            <text:p>6.74329490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3901" calcext:value-type="float">
            <text:p>6.53901</text:p>
          </table:table-cell>
          <table:table-cell office:value-type="float" office:value="6.74748112" calcext:value-type="float">
            <text:p>6.7474811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45879" calcext:value-type="float">
            <text:p>6.545879</text:p>
          </table:table-cell>
          <table:table-cell office:value-type="float" office:value="6.7517356327" calcext:value-type="float">
            <text:p>6.751735632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54325" calcext:value-type="float">
            <text:p>6.554325</text:p>
          </table:table-cell>
          <table:table-cell office:value-type="float" office:value="6.7560243125" calcext:value-type="float">
            <text:p>6.756024312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64122" calcext:value-type="float">
            <text:p>6.564122</text:p>
          </table:table-cell>
          <table:table-cell office:value-type="float" office:value="6.7603157872" calcext:value-type="float">
            <text:p>6.760315787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75061" calcext:value-type="float">
            <text:p>6.575061</text:p>
          </table:table-cell>
          <table:table-cell office:value-type="float" office:value="6.7645808696" calcext:value-type="float">
            <text:p>6.764580869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86941" calcext:value-type="float">
            <text:p>6.586941</text:p>
          </table:table-cell>
          <table:table-cell office:value-type="float" office:value="6.7687924222" calcext:value-type="float">
            <text:p>6.7687924222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99562" calcext:value-type="float">
            <text:p>6.599562</text:p>
          </table:table-cell>
          <table:table-cell office:value-type="float" office:value="6.7729254091" calcext:value-type="float">
            <text:p>6.7729254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12716" calcext:value-type="float">
            <text:p>6.612716</text:p>
          </table:table-cell>
          <table:table-cell office:value-type="float" office:value="6.7769571163" calcext:value-type="float">
            <text:p>6.776957116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26194" calcext:value-type="float">
            <text:p>6.626194</text:p>
          </table:table-cell>
          <table:table-cell office:value-type="float" office:value="6.780867619" calcext:value-type="float">
            <text:p>6.78086761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39792" calcext:value-type="float">
            <text:p>6.639792</text:p>
          </table:table-cell>
          <table:table-cell office:value-type="float" office:value="6.7846401463" calcext:value-type="float">
            <text:p>6.784640146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53319" calcext:value-type="float">
            <text:p>6.653319</text:p>
          </table:table-cell>
          <table:table-cell office:value-type="float" office:value="6.78826135" calcext:value-type="float">
            <text:p>6.7882613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66606" calcext:value-type="float">
            <text:p>6.666606</text:p>
          </table:table-cell>
          <table:table-cell office:value-type="float" office:value="6.7917214103" calcext:value-type="float">
            <text:p>6.791721410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7952" calcext:value-type="float">
            <text:p>6.67952</text:p>
          </table:table-cell>
          <table:table-cell office:value-type="float" office:value="6.7950139211" calcext:value-type="float">
            <text:p>6.795013921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91969" calcext:value-type="float">
            <text:p>6.691969</text:p>
          </table:table-cell>
          <table:table-cell office:value-type="float" office:value="6.7981353784" calcext:value-type="float">
            <text:p>6.7981353784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3901" calcext:value-type="float">
            <text:p>6.703901</text:p>
          </table:table-cell>
          <table:table-cell office:value-type="float" office:value="6.8010844444" calcext:value-type="float">
            <text:p>6.80108444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15308" calcext:value-type="float">
            <text:p>6.715308</text:p>
          </table:table-cell>
          <table:table-cell office:value-type="float" office:value="6.8038611143" calcext:value-type="float">
            <text:p>6.803861114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26214" calcext:value-type="float">
            <text:p>6.726214</text:p>
          </table:table-cell>
          <table:table-cell office:value-type="float" office:value="6.8064656176" calcext:value-type="float">
            <text:p>6.806465617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36665" calcext:value-type="float">
            <text:p>6.736665</text:p>
          </table:table-cell>
          <table:table-cell office:value-type="float" office:value="6.8088974848" calcext:value-type="float">
            <text:p>6.808897484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46721" calcext:value-type="float">
            <text:p>6.746721</text:p>
          </table:table-cell>
          <table:table-cell office:value-type="float" office:value="6.81115475" calcext:value-type="float">
            <text:p>6.811154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56438" calcext:value-type="float">
            <text:p>6.756438</text:p>
          </table:table-cell>
          <table:table-cell office:value-type="float" office:value="6.8132332581" calcext:value-type="float">
            <text:p>6.813233258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65865" calcext:value-type="float">
            <text:p>6.765865</text:p>
          </table:table-cell>
          <table:table-cell office:value-type="float" office:value="6.8151264333" calcext:value-type="float">
            <text:p>6.8151264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75032" calcext:value-type="float">
            <text:p>6.775032</text:p>
          </table:table-cell>
          <table:table-cell office:value-type="float" office:value="6.8168251034" calcext:value-type="float">
            <text:p>6.816825103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83947" calcext:value-type="float">
            <text:p>6.783947</text:p>
          </table:table-cell>
          <table:table-cell office:value-type="float" office:value="6.8183177143" calcext:value-type="float">
            <text:p>6.81831771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92596" calcext:value-type="float">
            <text:p>6.792596</text:p>
          </table:table-cell>
          <table:table-cell office:value-type="float" office:value="6.8195907037" calcext:value-type="float">
            <text:p>6.819590703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00942" calcext:value-type="float">
            <text:p>6.800942</text:p>
          </table:table-cell>
          <table:table-cell office:value-type="float" office:value="6.8206289615" calcext:value-type="float">
            <text:p>6.820628961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08927" calcext:value-type="float">
            <text:p>6.808927</text:p>
          </table:table-cell>
          <table:table-cell office:value-type="float" office:value="6.82141644" calcext:value-type="float">
            <text:p>6.8214164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16479" calcext:value-type="float">
            <text:p>6.816479</text:p>
          </table:table-cell>
          <table:table-cell office:value-type="float" office:value="6.8219368333" calcext:value-type="float">
            <text:p>6.82193683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23511" calcext:value-type="float">
            <text:p>6.823511</text:p>
          </table:table-cell>
          <table:table-cell office:value-type="float" office:value="6.8221741304" calcext:value-type="float">
            <text:p>6.8221741304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29931" calcext:value-type="float">
            <text:p>6.829931</text:p>
          </table:table-cell>
          <table:table-cell office:value-type="float" office:value="6.8221133636" calcext:value-type="float">
            <text:p>6.8221133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35637" calcext:value-type="float">
            <text:p>6.835637</text:p>
          </table:table-cell>
          <table:table-cell office:value-type="float" office:value="6.8217410952" calcext:value-type="float">
            <text:p>6.821741095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40529" calcext:value-type="float">
            <text:p>6.840529</text:p>
          </table:table-cell>
          <table:table-cell office:value-type="float" office:value="6.8210463" calcext:value-type="float">
            <text:p>6.8210463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44513" calcext:value-type="float">
            <text:p>6.844513</text:p>
          </table:table-cell>
          <table:table-cell office:value-type="float" office:value="6.8200208947" calcext:value-type="float">
            <text:p>6.820020894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47504" calcext:value-type="float">
            <text:p>6.847504</text:p>
          </table:table-cell>
          <table:table-cell office:value-type="float" office:value="6.8186602222" calcext:value-type="float">
            <text:p>6.8186602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49435" calcext:value-type="float">
            <text:p>6.849435</text:p>
          </table:table-cell>
          <table:table-cell office:value-type="float" office:value="6.8169635294" calcext:value-type="float">
            <text:p>6.816963529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50259" calcext:value-type="float">
            <text:p>6.850259</text:p>
          </table:table-cell>
          <table:table-cell office:value-type="float" office:value="6.8149340625" calcext:value-type="float">
            <text:p>6.8149340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49959" calcext:value-type="float">
            <text:p>6.849959</text:p>
          </table:table-cell>
          <table:table-cell office:value-type="float" office:value="6.8125790667" calcext:value-type="float">
            <text:p>6.8125790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48542" calcext:value-type="float">
            <text:p>6.848542</text:p>
          </table:table-cell>
          <table:table-cell office:value-type="float" office:value="6.8099090714" calcext:value-type="float">
            <text:p>6.8099090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46043" calcext:value-type="float">
            <text:p>6.846043</text:p>
          </table:table-cell>
          <table:table-cell office:value-type="float" office:value="6.8069373077" calcext:value-type="float">
            <text:p>6.8069373077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42518" calcext:value-type="float">
            <text:p>6.842518</text:p>
          </table:table-cell>
          <table:table-cell office:value-type="float" office:value="6.8036785" calcext:value-type="float">
            <text:p>6.803678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38034" calcext:value-type="float">
            <text:p>6.838034</text:p>
          </table:table-cell>
          <table:table-cell office:value-type="float" office:value="6.8001476364" calcext:value-type="float">
            <text:p>6.800147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32664" calcext:value-type="float">
            <text:p>6.832664</text:p>
          </table:table-cell>
          <table:table-cell office:value-type="float" office:value="6.796359" calcext:value-type="float">
            <text:p>6.79635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26474" calcext:value-type="float">
            <text:p>6.826474</text:p>
          </table:table-cell>
          <table:table-cell office:value-type="float" office:value="6.7923251111" calcext:value-type="float">
            <text:p>6.792325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1952" calcext:value-type="float">
            <text:p>6.81952</text:p>
          </table:table-cell>
          <table:table-cell office:value-type="float" office:value="6.7880565" calcext:value-type="float">
            <text:p>6.788056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11844" calcext:value-type="float">
            <text:p>6.811844</text:p>
          </table:table-cell>
          <table:table-cell office:value-type="float" office:value="6.7835617143" calcext:value-type="float">
            <text:p>6.783561714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03474" calcext:value-type="float">
            <text:p>6.803474</text:p>
          </table:table-cell>
          <table:table-cell office:value-type="float" office:value="6.778848" calcext:value-type="float">
            <text:p>6.778848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94434" calcext:value-type="float">
            <text:p>6.794434</text:p>
          </table:table-cell>
          <table:table-cell office:value-type="float" office:value="6.7739228" calcext:value-type="float">
            <text:p>6.773922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4748" calcext:value-type="float">
            <text:p>6.784748</text:p>
          </table:table-cell>
          <table:table-cell office:value-type="float" office:value="6.768795" calcext:value-type="float">
            <text:p>6.76879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74459" calcext:value-type="float">
            <text:p>6.774459</text:p>
          </table:table-cell>
          <table:table-cell office:value-type="float" office:value="6.7634773333" calcext:value-type="float">
            <text:p>6.763477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63627" calcext:value-type="float">
            <text:p>6.763627</text:p>
          </table:table-cell>
          <table:table-cell office:value-type="float" office:value="6.7579865" calcext:value-type="float">
            <text:p>6.757986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52346" calcext:value-type="float">
            <text:p>6.7523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5:11.058282784</dc:date>
    <meta:document-statistic meta:table-count="1" meta:cell-count="3228" meta:object-count="0"/>
    <meta:generator>LibreOffice/4.2.7.2$Linux_X86_64 LibreOffice_project/420m0$Build-2</meta:generator>
  </office:meta>
</office:document-meta>
</file>